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9.3056in" table:align="left"/>
    </style:style>
    <style:style style:name="Table2.A" style:family="table-column">
      <style:table-column-properties style:column-width="2.2438in"/>
    </style:style>
    <style:style style:name="Table2.B" style:family="table-column">
      <style:table-column-properties style:column-width="7.0618in"/>
    </style:style>
    <style:style style:name="Table2.A1" style:family="table-cell">
      <style:table-cell-properties fo:background-color="#dee6e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ee6e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8" style:family="table-row">
      <style:table-row-properties style:min-row-height="0.2125in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4361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0.9299in"/>
    </style:style>
    <style:style style:name="Table3.C" style:family="table-column">
      <style:table-column-properties style:column-width="0.8174in"/>
    </style:style>
    <style:style style:name="Table3.1" style:family="table-row">
      <style:table-row-properties style:min-row-height="0.304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ffb66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ff6d6d" fo:padding="0.0382in" fo:border="0.05pt solid #000000">
        <style:background-image/>
      </style:table-cell-properties>
    </style:style>
    <style:style style:name="Table4" style:family="table">
      <style:table-properties style:width="6.9854in" table:align="margins"/>
    </style:style>
    <style:style style:name="Table4.A" style:family="table-column">
      <style:table-column-properties style:column-width="0.9979in" style:rel-column-width="9361*"/>
    </style:style>
    <style:style style:name="Table4.C" style:family="table-column">
      <style:table-column-properties style:column-width="0.9979in" style:rel-column-width="9362*"/>
    </style:style>
    <style:style style:name="Table4.G" style:family="table-column">
      <style:table-column-properties style:column-width="0.9986in" style:rel-column-width="9366*"/>
    </style:style>
    <style:style style:name="Table4.A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b3cac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ffff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8e86a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ff6d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fo:background-color="#afd09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G1" style:family="table-cell">
      <style:table-cell-properties fo:background-color="#dddddd" fo:padding="0.0382in" fo:border="0.05pt solid #000000">
        <style:background-image/>
      </style:table-cell-properties>
    </style:style>
    <style:style style:name="Table3" style:family="table">
      <style:table-properties style:width="2.4361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0.9299in"/>
    </style:style>
    <style:style style:name="Table3.C" style:family="table-column">
      <style:table-column-properties style:column-width="0.8174in"/>
    </style:style>
    <style:style style:name="Table3.1" style:family="table-row">
      <style:table-row-properties style:min-row-height="0.304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ffb66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ff6d6d" fo:padding="0.0382in" fo:border="0.05pt solid #000000">
        <style:background-image/>
      </style:table-cell-properties>
    </style:style>
    <style:style style:name="Table4" style:family="table">
      <style:table-properties style:width="6.9854in" table:align="margins"/>
    </style:style>
    <style:style style:name="Table4.A" style:family="table-column">
      <style:table-column-properties style:column-width="0.9979in" style:rel-column-width="9361*"/>
    </style:style>
    <style:style style:name="Table4.C" style:family="table-column">
      <style:table-column-properties style:column-width="0.9979in" style:rel-column-width="9362*"/>
    </style:style>
    <style:style style:name="Table4.G" style:family="table-column">
      <style:table-column-properties style:column-width="0.9986in" style:rel-column-width="9366*"/>
    </style:style>
    <style:style style:name="Table4.A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b3cac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ffff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8e86a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ff6d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fo:background-color="#afd09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G1" style:family="table-cell">
      <style:table-cell-properties fo:background-color="#dddddd" fo:padding="0.0382in" fo:border="0.05pt solid #000000">
        <style:background-image/>
      </style:table-cell-properties>
    </style:style>
    <style:style style:name="Table1" style:family="table">
      <style:table-properties style:width="11.1215in" fo:margin-left="-0.566in" table:align="left"/>
    </style:style>
    <style:style style:name="Table1.A" style:family="table-column">
      <style:table-column-properties style:column-width="0.5611in"/>
    </style:style>
    <style:style style:name="Table1.B" style:family="table-column">
      <style:table-column-properties style:column-width="0.6889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1806in"/>
    </style:style>
    <style:style style:name="Table1.E" style:family="table-column">
      <style:table-column-properties style:column-width="2.3264in"/>
    </style:style>
    <style:style style:name="Table1.F" style:family="table-column">
      <style:table-column-properties style:column-width="1.9271in"/>
    </style:style>
    <style:style style:name="Table1.G" style:family="table-column">
      <style:table-column-properties style:column-width="0.6875in"/>
    </style:style>
    <style:style style:name="Table1.H" style:family="table-column">
      <style:table-column-properties style:column-width="1.1875in"/>
    </style:style>
    <style:style style:name="Table1.I" style:family="table-column">
      <style:table-column-properties style:column-width="1.625in"/>
    </style:style>
    <style:style style:name="Table1.A1" style:family="table-cell">
      <style:table-cell-properties fo:background-color="#dedce6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fo:background-color="#dedce6" fo:padding="0.0382in" fo:border="0.5pt solid #000000" style:writing-mode="pag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" style:family="table-cell">
      <style:table-cell-properties fo:background-color="#729fcf" fo:padding="0.0382in" fo:border-left="0.5pt solid #2a6099" fo:border-right="none" fo:border-top="none" fo:border-bottom="0.5pt solid #2a6099" style:writing-mode="page">
        <style:background-image/>
      </style:table-cell-properties>
    </style:style>
    <style:style style:name="Table1.H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5" style:family="table-cell">
      <style:table-cell-properties fo:background-color="#729fc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6" style:family="table-row">
      <style:table-row-properties style:min-row-height="0.2333in"/>
    </style:style>
    <style:style style:name="Table1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7" style:family="table-cell">
      <style:table-cell-properties fo:background-color="#ffb66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7" style:family="table-cell">
      <style:table-cell-properties fo:background-color="#b3cac7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9" style:family="table-row">
      <style:table-row-properties style:min-row-height="0.2833in"/>
    </style:style>
    <style:style style:name="Table1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9" style:family="table-cell">
      <style:table-cell-properties fo:background-color="#afd09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12" style:family="table-row">
      <style:table-row-properties style:min-row-height="0.6868in"/>
    </style:style>
    <style:style style:name="Table1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13" style:family="table-cell">
      <style:table-cell-properties fo:background-color="#dddddd" fo:padding="0.0382in" fo:border-left="0.5pt solid #2a6099" fo:border-right="none" fo:border-top="none" fo:border-bottom="0.5pt solid #2a6099" style:writing-mode="page">
        <style:background-image/>
      </style:table-cell-properties>
    </style:style>
    <style:style style:name="Table1.H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4" style:family="table-cell" style:data-style-name="N0">
      <style:table-cell-properties style:vertical-align="" fo:padding="0.0382in" fo:border-left="0.5pt solid #000000" fo:border-right="none" fo:border-top="none" fo:border-bottom="0.5pt solid #000000" style:writing-mode="page"/>
    </style:style>
    <style:style style:name="Table1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8" style:family="table-cell">
      <style:table-cell-properties fo:background-color="#b3cac7" fo:padding="0.0382in" fo:border-left="0.5pt solid #2a6099" fo:border-right="none" fo:border-top="none" fo:border-bottom="0.5pt solid #2a6099" style:writing-mode="page">
        <style:background-image/>
      </style:table-cell-properties>
    </style:style>
    <style:style style:name="Table1.H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D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43" style:family="table-row">
      <style:table-row-properties style:min-row-height="0.6056in"/>
    </style:style>
    <style:style style:name="Table1.B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54" style:family="table-row">
      <style:table-row-properties style:min-row-height="0.625in"/>
    </style:style>
    <style:style style:name="Table1.B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C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0" style:family="table-cell">
      <style:table-cell-properties fo:background-color="#ff6d6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5" style:family="table-cell">
      <style:table-cell-properties fo:background-color="#ff6d6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6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6" style:family="table-cell">
      <style:table-cell-properties fo:background-color="#ff6d6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7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8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9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70" style:family="table-row">
      <style:table-row-properties style:min-row-height="0.6597in"/>
    </style:style>
    <style:style style:name="Table1.A70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1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2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72" style:family="table-cell">
      <style:table-cell-properties fo:background-color="#cccc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3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4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officeooo:rsid="001f48b5" officeooo:paragraph-rsid="0097009d"/>
    </style:style>
    <style:style style:name="P3" style:family="paragraph" style:parent-style-name="Table_20_Contents">
      <style:text-properties officeooo:paragraph-rsid="00219243"/>
    </style:style>
    <style:style style:name="P4" style:family="paragraph" style:parent-style-name="Table_20_Contents">
      <style:text-properties officeooo:paragraph-rsid="0039078e"/>
    </style:style>
    <style:style style:name="P5" style:family="paragraph" style:parent-style-name="Table_20_Contents">
      <style:text-properties officeooo:rsid="006acdf8" officeooo:paragraph-rsid="006acdf8"/>
    </style:style>
    <style:style style:name="P6" style:family="paragraph" style:parent-style-name="Table_20_Contents">
      <style:text-properties officeooo:paragraph-rsid="0087102d"/>
    </style:style>
    <style:style style:name="P7" style:family="paragraph" style:parent-style-name="Table_20_Contents">
      <style:text-properties officeooo:paragraph-rsid="009ff431"/>
    </style:style>
    <style:style style:name="P8" style:family="paragraph" style:parent-style-name="Table_20_Contents">
      <style:text-properties officeooo:paragraph-rsid="00a31c9c"/>
    </style:style>
    <style:style style:name="P9" style:family="paragraph" style:parent-style-name="Table_20_Contents">
      <style:text-properties officeooo:paragraph-rsid="00aadc81"/>
    </style:style>
    <style:style style:name="P10" style:family="paragraph" style:parent-style-name="Table_20_Contents">
      <style:text-properties style:font-name="Arial"/>
    </style:style>
    <style:style style:name="P11" style:family="paragraph" style:parent-style-name="Table_20_Contents">
      <style:text-properties style:font-name="Arial" officeooo:rsid="0083e142" officeooo:paragraph-rsid="0083e142"/>
    </style:style>
    <style:style style:name="P12" style:family="paragraph" style:parent-style-name="Table_20_Contents">
      <style:text-properties style:font-name="Arial" officeooo:rsid="007acbf0" officeooo:paragraph-rsid="007acbf0"/>
    </style:style>
    <style:style style:name="P13" style:family="paragraph" style:parent-style-name="Table_20_Contents">
      <style:text-properties style:font-name="Arial" officeooo:rsid="00324d4a" officeooo:paragraph-rsid="00324d4a"/>
    </style:style>
    <style:style style:name="P14" style:family="paragraph" style:parent-style-name="Table_20_Contents">
      <style:text-properties style:font-name="Arial" officeooo:rsid="00324d4a" officeooo:paragraph-rsid="00783d25"/>
    </style:style>
    <style:style style:name="P15" style:family="paragraph" style:parent-style-name="Table_20_Contents">
      <style:text-properties style:font-name="Arial" officeooo:rsid="00324d4a" officeooo:paragraph-rsid="0127573f"/>
    </style:style>
    <style:style style:name="P16" style:family="paragraph" style:parent-style-name="Table_20_Contents">
      <style:text-properties style:font-name="Arial" officeooo:rsid="007ee78e" officeooo:paragraph-rsid="007ee78e"/>
    </style:style>
    <style:style style:name="P17" style:family="paragraph" style:parent-style-name="Table_20_Contents">
      <style:text-properties style:font-name="Arial" officeooo:rsid="00783d25" officeooo:paragraph-rsid="00783d25"/>
    </style:style>
    <style:style style:name="P18" style:family="paragraph" style:parent-style-name="Table_20_Contents">
      <style:text-properties style:font-name="Arial" officeooo:paragraph-rsid="00324d4a"/>
    </style:style>
    <style:style style:name="P19" style:family="paragraph" style:parent-style-name="Table_20_Contents">
      <style:text-properties style:font-name="Arial" officeooo:rsid="0076cbc3" officeooo:paragraph-rsid="0076cbc3"/>
    </style:style>
    <style:style style:name="P20" style:family="paragraph" style:parent-style-name="Table_20_Contents">
      <style:text-properties style:font-name="Arial" officeooo:rsid="001f48b5" officeooo:paragraph-rsid="00324d4a"/>
    </style:style>
    <style:style style:name="P21" style:family="paragraph" style:parent-style-name="Table_20_Contents">
      <style:text-properties style:font-name="Arial" officeooo:rsid="001f48b5" officeooo:paragraph-rsid="001f48b5"/>
    </style:style>
    <style:style style:name="P22" style:family="paragraph" style:parent-style-name="Table_20_Contents">
      <style:paragraph-properties fo:text-align="start" style:justify-single-word="false"/>
      <style:text-properties style:font-name="Arial" officeooo:rsid="001f48b5" officeooo:paragraph-rsid="001f48b5"/>
    </style:style>
    <style:style style:name="P23" style:family="paragraph" style:parent-style-name="Table_20_Contents">
      <style:text-properties style:font-name="Arial" officeooo:rsid="001f48b5" officeooo:paragraph-rsid="006cbef9"/>
    </style:style>
    <style:style style:name="P24" style:family="paragraph" style:parent-style-name="Table_20_Contents">
      <style:text-properties style:font-name="Arial" officeooo:rsid="001f48b5" officeooo:paragraph-rsid="006f41c1"/>
    </style:style>
    <style:style style:name="P25" style:family="paragraph" style:parent-style-name="Table_20_Contents">
      <style:text-properties style:font-name="Arial" officeooo:rsid="001f48b5" officeooo:paragraph-rsid="002911d6"/>
    </style:style>
    <style:style style:name="P26" style:family="paragraph" style:parent-style-name="Table_20_Contents">
      <style:text-properties style:font-name="Arial" officeooo:rsid="001f48b5" officeooo:paragraph-rsid="00293d6b"/>
    </style:style>
    <style:style style:name="P27" style:family="paragraph" style:parent-style-name="Table_20_Contents">
      <style:text-properties style:font-name="Arial" officeooo:rsid="001f48b5" officeooo:paragraph-rsid="00470c0e"/>
    </style:style>
    <style:style style:name="P28" style:family="paragraph" style:parent-style-name="Table_20_Contents">
      <style:text-properties style:font-name="Arial" officeooo:rsid="001f48b5" officeooo:paragraph-rsid="0092c8a4"/>
    </style:style>
    <style:style style:name="P29" style:family="paragraph" style:parent-style-name="Table_20_Contents">
      <style:text-properties style:font-name="Arial" officeooo:rsid="001f48b5" officeooo:paragraph-rsid="003cbebd"/>
    </style:style>
    <style:style style:name="P30" style:family="paragraph" style:parent-style-name="Table_20_Contents">
      <style:text-properties style:font-name="Arial" officeooo:rsid="001f48b5" officeooo:paragraph-rsid="003d2b69"/>
    </style:style>
    <style:style style:name="P31" style:family="paragraph" style:parent-style-name="Table_20_Contents">
      <style:text-properties style:font-name="Arial" officeooo:rsid="001f48b5" officeooo:paragraph-rsid="003d829a"/>
    </style:style>
    <style:style style:name="P32" style:family="paragraph" style:parent-style-name="Table_20_Contents">
      <style:text-properties style:font-name="Arial" officeooo:rsid="001f48b5" officeooo:paragraph-rsid="003ea774"/>
    </style:style>
    <style:style style:name="P33" style:family="paragraph" style:parent-style-name="Table_20_Contents">
      <style:text-properties style:font-name="Arial" officeooo:rsid="001f48b5" officeooo:paragraph-rsid="004ce834"/>
    </style:style>
    <style:style style:name="P34" style:family="paragraph" style:parent-style-name="Table_20_Contents">
      <style:text-properties style:font-name="Arial" officeooo:rsid="001f48b5" officeooo:paragraph-rsid="0050044a"/>
    </style:style>
    <style:style style:name="P35" style:family="paragraph" style:parent-style-name="Table_20_Contents">
      <style:text-properties style:font-name="Arial" officeooo:rsid="001f48b5" officeooo:paragraph-rsid="00b78ac9"/>
    </style:style>
    <style:style style:name="P36" style:family="paragraph" style:parent-style-name="Table_20_Contents">
      <style:text-properties style:font-name="Arial" officeooo:rsid="001f48b5" officeooo:paragraph-rsid="00b9e322"/>
    </style:style>
    <style:style style:name="P37" style:family="paragraph" style:parent-style-name="Table_20_Contents">
      <style:text-properties style:font-name="Arial" officeooo:rsid="001f48b5" officeooo:paragraph-rsid="00c4688d"/>
    </style:style>
    <style:style style:name="P38" style:family="paragraph" style:parent-style-name="Table_20_Contents">
      <style:text-properties style:font-name="Arial" officeooo:rsid="001f48b5" officeooo:paragraph-rsid="00e6aba5"/>
    </style:style>
    <style:style style:name="P39" style:family="paragraph" style:parent-style-name="Table_20_Contents">
      <style:text-properties style:font-name="Arial" officeooo:rsid="001f48b5" officeooo:paragraph-rsid="00eb894a"/>
    </style:style>
    <style:style style:name="P40" style:family="paragraph" style:parent-style-name="Table_20_Contents">
      <style:text-properties style:font-name="Arial" officeooo:rsid="001f48b5" officeooo:paragraph-rsid="014a873f"/>
    </style:style>
    <style:style style:name="P41" style:family="paragraph" style:parent-style-name="Text_20_body">
      <style:text-properties style:font-name="Arial" officeooo:rsid="001f48b5" officeooo:paragraph-rsid="00cdfc36"/>
    </style:style>
    <style:style style:name="P42" style:family="paragraph" style:parent-style-name="Text_20_body">
      <style:text-properties style:font-name="Arial" officeooo:rsid="001f48b5" officeooo:paragraph-rsid="00d1bc3d"/>
    </style:style>
    <style:style style:name="P43" style:family="paragraph" style:parent-style-name="Text_20_body">
      <style:text-properties style:font-name="Arial" officeooo:rsid="001f48b5" officeooo:paragraph-rsid="011084e5"/>
    </style:style>
    <style:style style:name="P44" style:family="paragraph" style:parent-style-name="Text_20_body">
      <style:text-properties style:font-name="Arial" officeooo:rsid="001f48b5" officeooo:paragraph-rsid="01181b8f"/>
    </style:style>
    <style:style style:name="P45" style:family="paragraph" style:parent-style-name="Text_20_body">
      <style:text-properties style:font-name="Arial" officeooo:rsid="001f48b5" officeooo:paragraph-rsid="0126cfc5"/>
    </style:style>
    <style:style style:name="P46" style:family="paragraph" style:parent-style-name="Table_20_Contents">
      <style:text-properties style:font-name="Arial" officeooo:rsid="0023a78a" officeooo:paragraph-rsid="0023a78a"/>
    </style:style>
    <style:style style:name="P47" style:family="paragraph" style:parent-style-name="Table_20_Contents">
      <style:text-properties style:font-name="Arial" officeooo:rsid="0023a78a" officeooo:paragraph-rsid="006f41c1"/>
    </style:style>
    <style:style style:name="P48" style:family="paragraph" style:parent-style-name="Table_20_Contents">
      <style:text-properties style:font-name="Arial" officeooo:rsid="0048a2e1" officeooo:paragraph-rsid="004a7380"/>
    </style:style>
    <style:style style:name="P49" style:family="paragraph" style:parent-style-name="Table_20_Contents">
      <style:text-properties style:font-name="Arial" officeooo:rsid="004a7380" officeooo:paragraph-rsid="00783d25"/>
    </style:style>
    <style:style style:name="P50" style:family="paragraph" style:parent-style-name="Table_20_Contents">
      <style:text-properties style:font-name="Arial" officeooo:rsid="003b5d77" officeooo:paragraph-rsid="003b5d77"/>
    </style:style>
    <style:style style:name="P51" style:family="paragraph" style:parent-style-name="Table_20_Contents">
      <style:text-properties style:font-name="Arial" officeooo:rsid="00219243" officeooo:paragraph-rsid="00219243"/>
    </style:style>
    <style:style style:name="P52" style:family="paragraph" style:parent-style-name="Table_20_Contents">
      <style:text-properties style:font-name="Arial" officeooo:rsid="006979d1" officeooo:paragraph-rsid="006979d1"/>
    </style:style>
    <style:style style:name="P53" style:family="paragraph" style:parent-style-name="Table_20_Contents">
      <style:text-properties style:font-name="Arial" officeooo:paragraph-rsid="006acdf8"/>
    </style:style>
    <style:style style:name="P54" style:family="paragraph" style:parent-style-name="Table_20_Contents">
      <style:text-properties style:font-name="Arial" officeooo:rsid="00200ee0" officeooo:paragraph-rsid="00200ee0"/>
    </style:style>
    <style:style style:name="P55" style:family="paragraph" style:parent-style-name="Table_20_Contents">
      <style:text-properties style:font-name="Arial" officeooo:rsid="00470c0e" officeooo:paragraph-rsid="00470c0e"/>
    </style:style>
    <style:style style:name="P56" style:family="paragraph" style:parent-style-name="Table_20_Contents">
      <style:text-properties style:font-name="Arial" officeooo:rsid="00470c0e" officeooo:paragraph-rsid="0127573f"/>
    </style:style>
    <style:style style:name="P57" style:family="paragraph" style:parent-style-name="Table_20_Contents">
      <style:text-properties style:font-name="Arial" officeooo:paragraph-rsid="00219243"/>
    </style:style>
    <style:style style:name="P58" style:family="paragraph" style:parent-style-name="Table_20_Contents">
      <style:text-properties style:font-name="Arial" officeooo:paragraph-rsid="001f48b5"/>
    </style:style>
    <style:style style:name="P59" style:family="paragraph" style:parent-style-name="Table_20_Contents">
      <style:text-properties style:font-name="Arial" officeooo:rsid="00a4e392" officeooo:paragraph-rsid="00a4e392"/>
    </style:style>
    <style:style style:name="P60" style:family="paragraph" style:parent-style-name="Table_20_Contents">
      <style:text-properties style:font-name="Arial" officeooo:rsid="002911d6" officeooo:paragraph-rsid="002911d6"/>
    </style:style>
    <style:style style:name="P61" style:family="paragraph" style:parent-style-name="Table_20_Contents">
      <style:text-properties style:font-name="Arial" officeooo:rsid="002911a9" officeooo:paragraph-rsid="002911a9"/>
    </style:style>
    <style:style style:name="P62" style:family="paragraph" style:parent-style-name="Table_20_Contents">
      <style:text-properties style:font-name="Arial" officeooo:rsid="002bc3f7" officeooo:paragraph-rsid="002bc3f7"/>
    </style:style>
    <style:style style:name="P63" style:family="paragraph" style:parent-style-name="Table_20_Contents">
      <style:text-properties style:font-name="Arial" officeooo:rsid="00438109" officeooo:paragraph-rsid="00438109"/>
    </style:style>
    <style:style style:name="P64" style:family="paragraph" style:parent-style-name="Table_20_Contents">
      <style:text-properties style:font-name="Arial" officeooo:rsid="009ff431" officeooo:paragraph-rsid="009ff431"/>
    </style:style>
    <style:style style:name="P65" style:family="paragraph" style:parent-style-name="Table_20_Contents">
      <style:text-properties style:font-name="Arial" officeooo:rsid="003e2c0a" officeooo:paragraph-rsid="003e2c0a"/>
    </style:style>
    <style:style style:name="P66" style:family="paragraph" style:parent-style-name="Table_20_Contents">
      <style:text-properties style:font-name="Arial" officeooo:rsid="0042eef9" officeooo:paragraph-rsid="0042eef9"/>
    </style:style>
    <style:style style:name="P67" style:family="paragraph" style:parent-style-name="Table_20_Contents">
      <style:text-properties style:font-name="Arial" officeooo:rsid="00404937" officeooo:paragraph-rsid="00404937"/>
    </style:style>
    <style:style style:name="P68" style:family="paragraph" style:parent-style-name="Table_20_Contents">
      <style:text-properties style:font-name="Arial" officeooo:rsid="004dc6f7" officeooo:paragraph-rsid="004dc6f7"/>
    </style:style>
    <style:style style:name="P69" style:family="paragraph" style:parent-style-name="Table_20_Contents">
      <style:text-properties style:font-name="Arial" officeooo:paragraph-rsid="00a9159b"/>
    </style:style>
    <style:style style:name="P70" style:family="paragraph" style:parent-style-name="Table_20_Contents">
      <style:text-properties style:font-name="Arial" officeooo:rsid="004f5dee" officeooo:paragraph-rsid="004f5dee"/>
    </style:style>
    <style:style style:name="P71" style:family="paragraph" style:parent-style-name="Table_20_Contents">
      <style:text-properties style:font-name="Arial" officeooo:rsid="0054cc4b" officeooo:paragraph-rsid="0054cc4b"/>
    </style:style>
    <style:style style:name="P72" style:family="paragraph" style:parent-style-name="Table_20_Contents">
      <style:text-properties style:font-name="Arial" officeooo:rsid="009c5d48" officeooo:paragraph-rsid="009c5d48"/>
    </style:style>
    <style:style style:name="P73" style:family="paragraph" style:parent-style-name="Table_20_Contents">
      <style:text-properties style:font-name="Arial" officeooo:rsid="005660fa" officeooo:paragraph-rsid="005660fa"/>
    </style:style>
    <style:style style:name="P74" style:family="paragraph" style:parent-style-name="Table_20_Contents">
      <style:text-properties style:font-name="Arial" officeooo:rsid="005194e7" officeooo:paragraph-rsid="005194e7"/>
    </style:style>
    <style:style style:name="P75" style:family="paragraph" style:parent-style-name="Table_20_Contents">
      <style:text-properties style:font-name="Arial" officeooo:rsid="0099e80e" officeooo:paragraph-rsid="0099e80e"/>
    </style:style>
    <style:style style:name="P76" style:family="paragraph" style:parent-style-name="Table_20_Contents">
      <style:paragraph-properties fo:text-align="start" style:justify-single-word="false"/>
      <style:text-properties style:font-name="Arial"/>
    </style:style>
    <style:style style:name="P77" style:family="paragraph" style:parent-style-name="Table_20_Contents">
      <loext:graphic-properties draw:fill="none"/>
      <style:paragraph-properties fo:margin-left="0in" fo:margin-right="0.1866in" fo:text-align="start" style:justify-single-word="false" fo:text-indent="0in" style:auto-text-indent="false" fo:background-color="transparent" text:number-lines="false" text:line-number="0"/>
      <style:text-properties style:font-name="Arial"/>
    </style:style>
    <style:style style:name="P78" style:family="paragraph" style:parent-style-name="Table_20_Contents">
      <style:text-properties style:font-name="Arial" officeooo:rsid="0055fe53" officeooo:paragraph-rsid="0055fe53"/>
    </style:style>
    <style:style style:name="P79" style:family="paragraph" style:parent-style-name="Table_20_Contents">
      <style:text-properties style:font-name="Arial" officeooo:rsid="005ee2d9" officeooo:paragraph-rsid="005ee2d9"/>
    </style:style>
    <style:style style:name="P80" style:family="paragraph" style:parent-style-name="Table_20_Contents">
      <style:text-properties style:font-name="Arial" officeooo:rsid="00620be9" officeooo:paragraph-rsid="00620be9"/>
    </style:style>
    <style:style style:name="P81" style:family="paragraph" style:parent-style-name="Table_20_Contents">
      <style:paragraph-properties fo:text-align="start" style:justify-single-word="false"/>
      <style:text-properties style:font-name="Arial" officeooo:rsid="00254d93" officeooo:paragraph-rsid="00254d93"/>
    </style:style>
    <style:style style:name="P82" style:family="paragraph" style:parent-style-name="Table_20_Contents">
      <style:text-properties style:font-name="Arial" officeooo:rsid="0097009d" officeooo:paragraph-rsid="0097009d"/>
    </style:style>
    <style:style style:name="P83" style:family="paragraph" style:parent-style-name="Table_20_Contents">
      <style:text-properties style:font-name="Arial" officeooo:rsid="00255b34" officeooo:paragraph-rsid="00255b34"/>
    </style:style>
    <style:style style:name="P84" style:family="paragraph" style:parent-style-name="Table_20_Contents">
      <style:text-properties style:font-name="Arial" officeooo:rsid="00b7ebce" officeooo:paragraph-rsid="00b7ebce"/>
    </style:style>
    <style:style style:name="P85" style:family="paragraph" style:parent-style-name="Table_20_Contents">
      <style:text-properties style:font-name="Arial" officeooo:rsid="00b8e2b8" officeooo:paragraph-rsid="00b8e2b8"/>
    </style:style>
    <style:style style:name="P86" style:family="paragraph" style:parent-style-name="Table_20_Contents">
      <style:text-properties style:font-name="Arial" officeooo:rsid="00c36f8a" officeooo:paragraph-rsid="00c36f8a"/>
    </style:style>
    <style:style style:name="P87" style:family="paragraph" style:parent-style-name="Table_20_Contents">
      <style:text-properties style:font-name="Arial" officeooo:rsid="00c4db19" officeooo:paragraph-rsid="00c4db19"/>
    </style:style>
    <style:style style:name="P88" style:family="paragraph" style:parent-style-name="Table_20_Contents">
      <style:text-properties style:font-name="Arial" officeooo:paragraph-rsid="006f41c1"/>
    </style:style>
    <style:style style:name="P89" style:family="paragraph" style:parent-style-name="Table_20_Contents">
      <style:text-properties style:font-name="Arial" officeooo:rsid="00d5415a" officeooo:paragraph-rsid="00d5415a"/>
    </style:style>
    <style:style style:name="P90" style:family="paragraph" style:parent-style-name="Table_20_Contents">
      <style:text-properties style:font-name="Arial" officeooo:rsid="00d75d56" officeooo:paragraph-rsid="00d75d56"/>
    </style:style>
    <style:style style:name="P91" style:family="paragraph" style:parent-style-name="Table_20_Contents">
      <style:text-properties style:font-name="Arial" officeooo:rsid="00d8b69f" officeooo:paragraph-rsid="00d8b69f"/>
    </style:style>
    <style:style style:name="P92" style:family="paragraph" style:parent-style-name="Table_20_Contents">
      <style:text-properties style:font-name="Arial" officeooo:rsid="00e27dee" officeooo:paragraph-rsid="00e27dee"/>
    </style:style>
    <style:style style:name="P93" style:family="paragraph" style:parent-style-name="Table_20_Contents">
      <style:text-properties style:font-name="Arial" officeooo:paragraph-rsid="00f2c156"/>
    </style:style>
    <style:style style:name="P94" style:family="paragraph" style:parent-style-name="Table_20_Contents">
      <style:text-properties style:font-name="Arial" officeooo:rsid="00f1738f" officeooo:paragraph-rsid="00f1738f"/>
    </style:style>
    <style:style style:name="P95" style:family="paragraph" style:parent-style-name="Table_20_Contents">
      <style:text-properties style:font-name="Arial" officeooo:rsid="00f1738f" officeooo:paragraph-rsid="00f2c156"/>
    </style:style>
    <style:style style:name="P96" style:family="paragraph" style:parent-style-name="Table_20_Contents">
      <style:text-properties style:font-name="Arial" officeooo:rsid="00e6aba5" officeooo:paragraph-rsid="00e6aba5"/>
    </style:style>
    <style:style style:name="P97" style:family="paragraph" style:parent-style-name="Table_20_Contents">
      <style:text-properties style:font-name="Arial" officeooo:rsid="00c73228"/>
    </style:style>
    <style:style style:name="P98" style:family="paragraph" style:parent-style-name="Table_20_Contents">
      <style:text-properties style:font-name="Arial" officeooo:rsid="00fe92b4" officeooo:paragraph-rsid="00fe92b4"/>
    </style:style>
    <style:style style:name="P99" style:family="paragraph" style:parent-style-name="Table_20_Contents">
      <style:text-properties style:font-name="Arial" officeooo:rsid="00fe92b4" officeooo:paragraph-rsid="00ffe105"/>
    </style:style>
    <style:style style:name="P100" style:family="paragraph" style:parent-style-name="Table_20_Contents">
      <style:text-properties style:font-name="Arial" officeooo:rsid="011b0ff6" officeooo:paragraph-rsid="011b0ff6"/>
    </style:style>
    <style:style style:name="P101" style:family="paragraph" style:parent-style-name="Text_20_body">
      <style:text-properties style:font-name="Arial" officeooo:rsid="011b0ff6" officeooo:paragraph-rsid="011b0ff6"/>
    </style:style>
    <style:style style:name="P102" style:family="paragraph" style:parent-style-name="Table_20_Contents">
      <style:text-properties style:font-name="Arial" officeooo:rsid="01181b8f" officeooo:paragraph-rsid="01181b8f"/>
    </style:style>
    <style:style style:name="P103" style:family="paragraph" style:parent-style-name="Table_20_Contents">
      <style:text-properties style:font-name="Arial" officeooo:rsid="0117d14c" officeooo:paragraph-rsid="0117d14c"/>
    </style:style>
    <style:style style:name="P104" style:family="paragraph" style:parent-style-name="Table_20_Contents">
      <style:text-properties style:font-name="Arial" officeooo:rsid="011ca558" officeooo:paragraph-rsid="011ca558"/>
    </style:style>
    <style:style style:name="P105" style:family="paragraph" style:parent-style-name="Table_20_Contents">
      <style:text-properties style:font-name="Arial" officeooo:rsid="0127573f" officeooo:paragraph-rsid="0127573f"/>
    </style:style>
    <style:style style:name="P106" style:family="paragraph" style:parent-style-name="Table_20_Contents">
      <style:text-properties style:font-name="Arial" officeooo:rsid="012d019c" officeooo:paragraph-rsid="012d019c"/>
    </style:style>
    <style:style style:name="P107" style:family="paragraph" style:parent-style-name="Table_20_Contents">
      <style:text-properties style:font-name="Arial" officeooo:paragraph-rsid="0076cbc3"/>
    </style:style>
    <style:style style:name="P108" style:family="paragraph" style:parent-style-name="Table_20_Contents">
      <style:text-properties style:font-name="Arial" officeooo:paragraph-rsid="013b8b39"/>
    </style:style>
    <style:style style:name="P109" style:family="paragraph" style:parent-style-name="Table_20_Contents">
      <style:text-properties style:font-name="Arial" officeooo:rsid="013dc6db" officeooo:paragraph-rsid="013dc6db"/>
    </style:style>
    <style:style style:name="P110" style:family="paragraph" style:parent-style-name="Table_20_Contents">
      <style:text-properties style:font-name="Arial" officeooo:rsid="013dc6db" officeooo:paragraph-rsid="0143ff1a"/>
    </style:style>
    <style:style style:name="P111" style:family="paragraph" style:parent-style-name="Table_20_Contents">
      <style:text-properties style:font-name="Arial" officeooo:rsid="013dc6db" officeooo:paragraph-rsid="0145f01c"/>
    </style:style>
    <style:style style:name="P112" style:family="paragraph" style:parent-style-name="Table_20_Contents">
      <style:text-properties style:font-name="Arial" officeooo:rsid="013dc6db" officeooo:paragraph-rsid="01460044"/>
    </style:style>
    <style:style style:name="P113" style:family="paragraph" style:parent-style-name="Table_20_Contents">
      <style:text-properties style:font-name="Arial" officeooo:rsid="013dc6db" officeooo:paragraph-rsid="0147d4e2"/>
    </style:style>
    <style:style style:name="P114" style:family="paragraph" style:parent-style-name="Table_20_Contents">
      <style:text-properties style:font-name="Arial" officeooo:paragraph-rsid="0149c3d1"/>
    </style:style>
    <style:style style:name="P115" style:family="paragraph" style:parent-style-name="Table_20_Contents">
      <style:text-properties style:font-name="Arial" officeooo:paragraph-rsid="0149e71e"/>
    </style:style>
    <style:style style:name="P116" style:family="paragraph" style:parent-style-name="Table_20_Contents">
      <style:text-properties style:font-name="Arial" officeooo:rsid="014bf036" officeooo:paragraph-rsid="014bf036"/>
    </style:style>
    <style:style style:name="P117" style:family="paragraph" style:parent-style-name="Text_20_body">
      <style:text-properties style:font-name="Arial"/>
    </style:style>
    <style:style style:name="P118" style:family="paragraph" style:parent-style-name="Preformatted_20_Text">
      <style:text-properties style:font-name="Arial" fo:font-size="12pt" fo:language="en" fo:country="US" officeooo:rsid="00c36f8a" officeooo:paragraph-rsid="00c36f8a" style:font-size-asian="12pt" style:font-size-complex="12pt"/>
    </style:style>
    <style:style style:name="P119" style:family="paragraph" style:parent-style-name="Preformatted_20_Text">
      <style:text-properties style:font-name="Arial" fo:language="en" fo:country="US" officeooo:rsid="0117656b" officeooo:paragraph-rsid="0117656b"/>
    </style:style>
    <style:style style:name="P120" style:family="paragraph" style:parent-style-name="Standard">
      <style:text-properties style:font-name="Arial"/>
    </style:style>
    <style:style style:name="P121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Arial" officeooo:rsid="0092c8a4" officeooo:paragraph-rsid="0092c8a4"/>
    </style:style>
    <style:style style:name="P122" style:family="paragraph" style:parent-style-name="Table_20_Contents">
      <style:text-properties style:font-name="Arial" officeooo:rsid="013310a3" officeooo:paragraph-rsid="013310a3"/>
    </style:style>
    <style:style style:name="P123" style:family="paragraph" style:parent-style-name="Table_20_Contents">
      <style:text-properties style:font-name="Arial" officeooo:paragraph-rsid="010ad6ee"/>
    </style:style>
    <style:style style:name="P124" style:family="paragraph" style:parent-style-name="Table_20_Contents">
      <style:text-properties fo:color="#000000" loext:opacity="100%" style:font-name="Arial" officeooo:rsid="00a4e392" officeooo:paragraph-rsid="00a4e392"/>
    </style:style>
    <style:style style:name="P125" style:family="paragraph" style:parent-style-name="Table_20_Contents">
      <style:text-properties fo:color="#000000" loext:opacity="100%" style:font-name="Arial" officeooo:rsid="003cbebd" officeooo:paragraph-rsid="003ea774"/>
    </style:style>
    <style:style style:name="P126" style:family="paragraph" style:parent-style-name="Table_20_Contents">
      <style:text-properties fo:color="#000000" loext:opacity="100%" style:font-name="Arial" officeooo:rsid="0083e142" officeooo:paragraph-rsid="0083e142"/>
    </style:style>
    <style:style style:name="P127" style:family="paragraph" style:parent-style-name="Table_20_Contents">
      <style:text-properties fo:color="#000000" loext:opacity="100%" style:font-name="Arial" officeooo:rsid="0083e142" officeooo:paragraph-rsid="014d4909"/>
    </style:style>
    <style:style style:name="P128" style:family="paragraph" style:parent-style-name="Table_20_Contents">
      <style:text-properties fo:color="#000000" loext:opacity="100%" style:font-name="Arial" officeooo:rsid="00c36f8a" officeooo:paragraph-rsid="00c36f8a"/>
    </style:style>
    <style:style style:name="P129" style:family="paragraph" style:parent-style-name="Table_20_Contents">
      <style:text-properties fo:color="#000000" loext:opacity="100%" style:font-name="Arial" officeooo:rsid="00acf253" officeooo:paragraph-rsid="00acf253"/>
    </style:style>
    <style:style style:name="P130" style:family="paragraph" style:parent-style-name="Table_20_Contents">
      <style:text-properties fo:color="#000000" loext:opacity="100%" style:font-name="Arial" officeooo:rsid="00acf253" officeooo:paragraph-rsid="0117d14c"/>
    </style:style>
    <style:style style:name="P131" style:family="paragraph" style:parent-style-name="Table_20_Contents">
      <style:text-properties fo:color="#000000" loext:opacity="100%" style:font-name="Arial" officeooo:rsid="00d75d56" officeooo:paragraph-rsid="00d75d56"/>
    </style:style>
    <style:style style:name="P132" style:family="paragraph" style:parent-style-name="Table_20_Contents">
      <style:text-properties fo:color="#000000" loext:opacity="100%" style:font-name="Arial" officeooo:rsid="00d75d56" officeooo:paragraph-rsid="00f1738f"/>
    </style:style>
    <style:style style:name="P133" style:family="paragraph" style:parent-style-name="Table_20_Contents">
      <style:text-properties fo:color="#000000" loext:opacity="100%" style:font-name="Arial" officeooo:rsid="00d75d56" officeooo:paragraph-rsid="011a80f3"/>
    </style:style>
    <style:style style:name="P134" style:family="paragraph" style:parent-style-name="Table_20_Contents">
      <style:text-properties fo:color="#000000" loext:opacity="100%" style:font-name="Arial" officeooo:rsid="00eef3e4" officeooo:paragraph-rsid="00eef3e4"/>
    </style:style>
    <style:style style:name="P135" style:family="paragraph" style:parent-style-name="Table_20_Contents">
      <style:text-properties fo:color="#000000" loext:opacity="100%" style:font-name="Arial" officeooo:rsid="00eef3e4" officeooo:paragraph-rsid="01181b8f"/>
    </style:style>
    <style:style style:name="P136" style:family="paragraph" style:parent-style-name="Table_20_Contents">
      <style:text-properties fo:color="#000000" loext:opacity="100%" style:font-name="Arial" officeooo:rsid="00f30a5d" officeooo:paragraph-rsid="00f30a5d"/>
    </style:style>
    <style:style style:name="P137" style:family="paragraph" style:parent-style-name="Table_20_Contents">
      <style:text-properties fo:color="#000000" loext:opacity="100%" style:font-name="Arial" officeooo:rsid="00f80c38" officeooo:paragraph-rsid="00f80c38"/>
    </style:style>
    <style:style style:name="P138" style:family="paragraph" style:parent-style-name="Table_20_Contents">
      <style:text-properties fo:color="#000000" loext:opacity="100%" style:font-name="Arial" officeooo:rsid="011ca558" officeooo:paragraph-rsid="011ca558"/>
    </style:style>
    <style:style style:name="P139" style:family="paragraph" style:parent-style-name="Table_20_Contents">
      <style:text-properties fo:color="#000000" loext:opacity="100%" style:font-name="Arial" officeooo:rsid="011fb20f" officeooo:paragraph-rsid="012256ab"/>
    </style:style>
    <style:style style:name="P140" style:family="paragraph" style:parent-style-name="Table_20_Contents">
      <style:text-properties fo:color="#000000" loext:opacity="100%" style:font-name="Arial" officeooo:rsid="0127573f" officeooo:paragraph-rsid="0127573f"/>
    </style:style>
    <style:style style:name="P141" style:family="paragraph" style:parent-style-name="Table_20_Contents">
      <style:text-properties fo:color="#000000" loext:opacity="100%" style:font-name="Arial" officeooo:rsid="0127573f" officeooo:paragraph-rsid="01302aef"/>
    </style:style>
    <style:style style:name="P142" style:family="paragraph" style:parent-style-name="Table_20_Contents">
      <style:text-properties fo:color="#000000" loext:opacity="100%" style:font-name="Arial" officeooo:rsid="0127573f" officeooo:paragraph-rsid="01291ef9"/>
    </style:style>
    <style:style style:name="P143" style:family="paragraph" style:parent-style-name="Table_20_Contents">
      <style:text-properties fo:color="#000000" loext:opacity="100%" style:font-name="Arial" officeooo:rsid="0127573f" officeooo:paragraph-rsid="012d019c"/>
    </style:style>
    <style:style style:name="P144" style:family="paragraph" style:parent-style-name="Table_20_Contents">
      <style:text-properties fo:color="#000000" loext:opacity="100%" style:font-name="Arial" officeooo:rsid="0127573f" officeooo:paragraph-rsid="0129d5b7"/>
    </style:style>
    <style:style style:name="P145" style:family="paragraph" style:parent-style-name="Table_20_Contents">
      <style:text-properties fo:color="#000000" loext:opacity="100%" style:font-name="Arial" officeooo:rsid="0127573f" officeooo:paragraph-rsid="012b9dca"/>
    </style:style>
    <style:style style:name="P146" style:family="paragraph" style:parent-style-name="Table_20_Contents">
      <style:text-properties fo:color="#000000" loext:opacity="100%" style:font-name="Arial" officeooo:rsid="01291ef9" officeooo:paragraph-rsid="01291ef9"/>
    </style:style>
    <style:style style:name="P147" style:family="paragraph" style:parent-style-name="Table_20_Contents">
      <style:text-properties fo:color="#000000" loext:opacity="100%" style:font-name="Arial" officeooo:rsid="012c81ec" officeooo:paragraph-rsid="012c81ec"/>
    </style:style>
    <style:style style:name="P148" style:family="paragraph" style:parent-style-name="Table_20_Contents">
      <style:text-properties fo:color="#000000" loext:opacity="100%" style:font-name="Arial" officeooo:rsid="012c81ec" officeooo:paragraph-rsid="012d019c"/>
    </style:style>
    <style:style style:name="P149" style:family="paragraph" style:parent-style-name="Table_20_Contents">
      <style:text-properties fo:color="#000000" loext:opacity="100%" style:font-name="Arial" officeooo:rsid="012e5c58" officeooo:paragraph-rsid="012e5c58"/>
    </style:style>
    <style:style style:name="P150" style:family="paragraph" style:parent-style-name="Table_20_Contents">
      <style:text-properties fo:color="#000000" loext:opacity="100%" style:font-name="Arial" style:text-underline-style="none" officeooo:rsid="0127573f" officeooo:paragraph-rsid="01291ef9"/>
    </style:style>
    <style:style style:name="P151" style:family="paragraph" style:parent-style-name="Preformatted_20_Text">
      <style:text-properties fo:color="#000000" loext:opacity="100%" style:font-name="Arial" fo:font-size="12pt" fo:language="en" fo:country="US" officeooo:rsid="00c36f8a" officeooo:paragraph-rsid="00c36f8a" style:font-size-asian="12pt" style:font-size-complex="12pt"/>
    </style:style>
    <style:style style:name="P152" style:family="paragraph" style:parent-style-name="Preformatted_20_Text">
      <style:text-properties fo:color="#000000" loext:opacity="100%" style:font-name="Arial" fo:font-size="12pt" fo:language="en" fo:country="US" officeooo:rsid="00c36f8a" officeooo:paragraph-rsid="00e27dee" style:font-size-asian="12pt" style:font-size-complex="12pt"/>
    </style:style>
    <style:style style:name="P153" style:family="paragraph" style:parent-style-name="Preformatted_20_Text">
      <style:text-properties fo:color="#000000" loext:opacity="100%" style:font-name="Arial" fo:font-size="12pt" fo:language="en" fo:country="US" officeooo:rsid="00c36f8a" officeooo:paragraph-rsid="00f5758b" style:font-size-asian="12pt" style:font-size-complex="12pt"/>
    </style:style>
    <style:style style:name="P154" style:family="paragraph" style:parent-style-name="Preformatted_20_Text">
      <style:text-properties fo:color="#000000" loext:opacity="100%" style:font-name="Arial" fo:font-size="12pt" fo:language="en" fo:country="US" officeooo:rsid="00c36f8a" officeooo:paragraph-rsid="012d019c" style:font-size-asian="12pt" style:font-size-complex="12pt"/>
    </style:style>
    <style:style style:name="P155" style:family="paragraph" style:parent-style-name="Preformatted_20_Text">
      <style:text-properties fo:color="#000000" loext:opacity="100%" style:font-name="Arial" fo:font-size="12pt" fo:language="en" fo:country="US" officeooo:rsid="00c36f8a" officeooo:paragraph-rsid="012e5c58" style:font-size-asian="12pt" style:font-size-complex="12pt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font-name="Arial" officeooo:rsid="014f4108" officeooo:paragraph-rsid="014f4108"/>
    </style:style>
    <style:style style:name="P157" style:family="paragraph" style:parent-style-name="Table_20_Contents">
      <style:text-properties style:text-line-through-style="solid" style:text-line-through-type="single" style:font-name="Arial" officeooo:rsid="004dc6f7" officeooo:paragraph-rsid="004dc6f7"/>
    </style:style>
    <style:style style:name="P158" style:family="paragraph" style:parent-style-name="Table_20_Contents">
      <style:text-properties officeooo:paragraph-rsid="001f48b5"/>
    </style:style>
    <style:style style:name="P159" style:family="paragraph" style:parent-style-name="Table_20_Contents">
      <style:text-properties officeooo:paragraph-rsid="0099e74b"/>
    </style:style>
    <style:style style:name="P160" style:family="paragraph" style:parent-style-name="Table_20_Contents">
      <style:text-properties officeooo:paragraph-rsid="00cb4113"/>
    </style:style>
    <style:style style:name="P161" style:family="paragraph" style:parent-style-name="Table_20_Contents">
      <style:text-properties officeooo:paragraph-rsid="00cdfc36"/>
    </style:style>
    <style:style style:name="P162" style:family="paragraph" style:parent-style-name="Table_20_Contents">
      <style:text-properties officeooo:paragraph-rsid="00c8deb2"/>
    </style:style>
    <style:style style:name="P163" style:family="paragraph" style:parent-style-name="Table_20_Contents">
      <style:text-properties officeooo:paragraph-rsid="00ddaf44"/>
    </style:style>
    <style:style style:name="P164" style:family="paragraph" style:parent-style-name="Table_20_Contents">
      <style:text-properties officeooo:paragraph-rsid="00de4571"/>
    </style:style>
    <style:style style:name="P165" style:family="paragraph" style:parent-style-name="Table_20_Contents">
      <style:text-properties officeooo:paragraph-rsid="00df1ad6"/>
    </style:style>
    <style:style style:name="P166" style:family="paragraph" style:parent-style-name="Table_20_Contents">
      <style:text-properties officeooo:paragraph-rsid="00e086f6"/>
    </style:style>
    <style:style style:name="P167" style:family="paragraph" style:parent-style-name="Table_20_Contents">
      <style:text-properties officeooo:paragraph-rsid="00e0fd50"/>
    </style:style>
    <style:style style:name="P168" style:family="paragraph" style:parent-style-name="Table_20_Contents">
      <style:text-properties officeooo:paragraph-rsid="00e1a824"/>
    </style:style>
    <style:style style:name="P169" style:family="paragraph" style:parent-style-name="Table_20_Contents">
      <style:text-properties officeooo:paragraph-rsid="00e52b05"/>
    </style:style>
    <style:style style:name="P170" style:family="paragraph" style:parent-style-name="Table_20_Contents">
      <style:text-properties officeooo:paragraph-rsid="00e6aba5"/>
    </style:style>
    <style:style style:name="P171" style:family="paragraph" style:parent-style-name="Table_20_Contents">
      <style:text-properties officeooo:rsid="00e6aba5" officeooo:paragraph-rsid="00e6aba5"/>
    </style:style>
    <style:style style:name="P172" style:family="paragraph" style:parent-style-name="Table_20_Contents">
      <style:text-properties officeooo:paragraph-rsid="00e7dd3f"/>
    </style:style>
    <style:style style:name="P173" style:family="paragraph" style:parent-style-name="Table_20_Contents">
      <style:text-properties officeooo:paragraph-rsid="00b9e322"/>
    </style:style>
    <style:style style:name="P174" style:family="paragraph" style:parent-style-name="Table_20_Contents">
      <style:text-properties officeooo:paragraph-rsid="00eba62b"/>
    </style:style>
    <style:style style:name="P175" style:family="paragraph" style:parent-style-name="Table_20_Contents">
      <style:text-properties officeooo:paragraph-rsid="00eca34a"/>
    </style:style>
    <style:style style:name="P176" style:family="paragraph" style:parent-style-name="Table_20_Contents">
      <style:text-properties officeooo:paragraph-rsid="003ea774"/>
    </style:style>
    <style:style style:name="P177" style:family="paragraph" style:parent-style-name="Table_20_Contents">
      <style:text-properties officeooo:paragraph-rsid="00f7526f"/>
    </style:style>
    <style:style style:name="P178" style:family="paragraph" style:parent-style-name="Table_20_Contents">
      <style:text-properties officeooo:paragraph-rsid="00faac7e"/>
    </style:style>
    <style:style style:name="P179" style:family="paragraph" style:parent-style-name="Table_20_Contents">
      <style:text-properties officeooo:paragraph-rsid="0076cbc3"/>
    </style:style>
    <style:style style:name="P180" style:family="paragraph" style:parent-style-name="Table_20_Contents">
      <style:text-properties officeooo:paragraph-rsid="011ca558"/>
    </style:style>
    <style:style style:name="P181" style:family="paragraph" style:parent-style-name="Table_20_Contents">
      <style:text-properties officeooo:paragraph-rsid="0117d14c"/>
    </style:style>
    <style:style style:name="P182" style:family="paragraph" style:parent-style-name="Table_20_Contents">
      <style:text-properties officeooo:paragraph-rsid="012d019c"/>
    </style:style>
    <style:style style:name="P183" style:family="paragraph" style:parent-style-name="Table_20_Contents">
      <style:text-properties officeooo:paragraph-rsid="0131f62a"/>
    </style:style>
    <style:style style:name="P184" style:family="paragraph" style:parent-style-name="Table_20_Contents">
      <style:text-properties officeooo:paragraph-rsid="013b8b39"/>
    </style:style>
    <style:style style:name="P185" style:family="paragraph" style:parent-style-name="Table_20_Contents">
      <style:text-properties officeooo:paragraph-rsid="012e5c58"/>
    </style:style>
    <style:style style:name="P186" style:family="paragraph" style:parent-style-name="Table_20_Contents">
      <style:text-properties officeooo:paragraph-rsid="014217e9"/>
    </style:style>
    <style:style style:name="P187" style:family="paragraph" style:parent-style-name="Table_20_Contents">
      <style:text-properties officeooo:paragraph-rsid="0143ff1a"/>
    </style:style>
    <style:style style:name="P188" style:family="paragraph" style:parent-style-name="Table_20_Contents">
      <style:text-properties officeooo:paragraph-rsid="0145f01c"/>
    </style:style>
    <style:style style:name="P189" style:family="paragraph" style:parent-style-name="Table_20_Contents">
      <style:text-properties officeooo:paragraph-rsid="01460044"/>
    </style:style>
    <style:style style:name="P190" style:family="paragraph" style:parent-style-name="Table_20_Contents">
      <style:text-properties officeooo:paragraph-rsid="0147d4e2"/>
    </style:style>
    <style:style style:name="P191" style:family="paragraph" style:parent-style-name="Table_20_Contents">
      <style:text-properties officeooo:paragraph-rsid="01263ff6"/>
    </style:style>
    <style:style style:name="P192" style:family="paragraph" style:parent-style-name="Table_20_Contents">
      <style:text-properties officeooo:paragraph-rsid="01181b8f"/>
    </style:style>
    <style:style style:name="P193" style:family="paragraph" style:parent-style-name="Text_20_body">
      <style:text-properties officeooo:rsid="0087d347" officeooo:paragraph-rsid="0087d347"/>
    </style:style>
    <style:style style:name="P194" style:family="paragraph" style:parent-style-name="Text_20_body">
      <style:text-properties officeooo:rsid="0087d347" officeooo:paragraph-rsid="00880bf6"/>
    </style:style>
    <style:style style:name="P195" style:family="paragraph" style:parent-style-name="Text_20_body">
      <style:text-properties officeooo:paragraph-rsid="00cfeb91"/>
    </style:style>
    <style:style style:name="P196" style:family="paragraph" style:parent-style-name="Text_20_body">
      <style:text-properties officeooo:paragraph-rsid="011b0ff6"/>
    </style:style>
    <style:style style:name="P197" style:family="paragraph" style:parent-style-name="Text_20_body">
      <style:text-properties style:font-name="Arial1" officeooo:rsid="0131f62a" officeooo:paragraph-rsid="0131f62a"/>
    </style:style>
    <style:style style:name="P198" style:family="paragraph" style:parent-style-name="Title">
      <style:text-properties officeooo:paragraph-rsid="008c4607"/>
    </style:style>
    <style:style style:name="P199" style:family="paragraph" style:parent-style-name="Table_20_Contents">
      <style:text-properties officeooo:paragraph-rsid="014f57b3"/>
    </style:style>
    <style:style style:name="P200" style:family="paragraph" style:parent-style-name="Heading_20_2">
      <style:text-properties style:font-name="Arial" officeooo:paragraph-rsid="008d57e6"/>
    </style:style>
    <style:style style:name="P201" style:family="paragraph" style:parent-style-name="Heading_20_2">
      <style:text-properties style:font-name="Arial"/>
    </style:style>
    <style:style style:name="P202" style:family="paragraph" style:parent-style-name="Table_20_Contents">
      <style:text-properties style:font-name="Arial" officeooo:rsid="014f4108" officeooo:paragraph-rsid="014f4108"/>
    </style:style>
    <style:style style:name="P203" style:family="paragraph" style:parent-style-name="Table_20_Contents">
      <style:text-properties style:font-name="Arial" officeooo:rsid="00219243" officeooo:paragraph-rsid="00aadc81"/>
    </style:style>
    <style:style style:name="P204" style:family="paragraph" style:parent-style-name="Table_20_Contents">
      <style:text-properties style:font-name="Arial" officeooo:rsid="0158bcbd" officeooo:paragraph-rsid="0158bcbd"/>
    </style:style>
    <style:style style:name="T1" style:family="text">
      <style:text-properties officeooo:rsid="001f48b5"/>
    </style:style>
    <style:style style:name="T2" style:family="text">
      <style:text-properties officeooo:rsid="00219243"/>
    </style:style>
    <style:style style:name="T3" style:family="text">
      <style:text-properties officeooo:rsid="0023a78a"/>
    </style:style>
    <style:style style:name="T4" style:family="text">
      <style:text-properties officeooo:rsid="002911a9"/>
    </style:style>
    <style:style style:name="T5" style:family="text">
      <style:text-properties officeooo:rsid="002e9005"/>
    </style:style>
    <style:style style:name="T6" style:family="text">
      <style:text-properties officeooo:rsid="002ea693"/>
    </style:style>
    <style:style style:name="T7" style:family="text">
      <style:text-properties officeooo:rsid="002fc8e8"/>
    </style:style>
    <style:style style:name="T8" style:family="text">
      <style:text-properties officeooo:rsid="003d2b69"/>
    </style:style>
    <style:style style:name="T9" style:family="text">
      <style:text-properties officeooo:rsid="003ea774"/>
    </style:style>
    <style:style style:name="T10" style:family="text">
      <style:text-properties officeooo:rsid="004cee0c"/>
    </style:style>
    <style:style style:name="T11" style:family="text">
      <style:text-properties officeooo:rsid="004dc6f7"/>
    </style:style>
    <style:style style:name="T12" style:family="text">
      <style:text-properties officeooo:rsid="004f194d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60a1a8"/>
    </style:style>
    <style:style style:name="T15" style:family="text">
      <style:text-properties fo:language="en" fo:country="US" officeooo:rsid="0076cbc3"/>
    </style:style>
    <style:style style:name="T16" style:family="text">
      <style:text-properties fo:language="en" fo:country="US" officeooo:rsid="007acbf0"/>
    </style:style>
    <style:style style:name="T17" style:family="text">
      <style:text-properties fo:language="en" fo:country="US" officeooo:rsid="012e5c58"/>
    </style:style>
    <style:style style:name="T18" style:family="text">
      <style:text-properties fo:language="en" fo:country="US" officeooo:rsid="00c4db19"/>
    </style:style>
    <style:style style:name="T19" style:family="text">
      <style:text-properties officeooo:rsid="005194e7"/>
    </style:style>
    <style:style style:name="T20" style:family="text">
      <style:text-properties officeooo:rsid="00698bc4"/>
    </style:style>
    <style:style style:name="T21" style:family="text">
      <style:text-properties officeooo:rsid="006e657c"/>
    </style:style>
    <style:style style:name="T22" style:family="text">
      <style:text-properties officeooo:rsid="006f41c1"/>
    </style:style>
    <style:style style:name="T23" style:family="text">
      <style:text-properties officeooo:rsid="00715c6d"/>
    </style:style>
    <style:style style:name="T24" style:family="text">
      <style:text-properties officeooo:rsid="007241a4"/>
    </style:style>
    <style:style style:name="T25" style:family="text">
      <style:text-properties officeooo:rsid="00739e05"/>
    </style:style>
    <style:style style:name="T26" style:family="text">
      <style:text-properties officeooo:rsid="0076cbc3"/>
    </style:style>
    <style:style style:name="T27" style:family="text">
      <style:text-properties officeooo:rsid="00324d4a"/>
    </style:style>
    <style:style style:name="T28" style:family="text">
      <style:text-properties officeooo:rsid="00783d25"/>
    </style:style>
    <style:style style:name="T29" style:family="text">
      <style:text-properties officeooo:rsid="004a7380"/>
    </style:style>
    <style:style style:name="T30" style:family="text">
      <style:text-properties officeooo:rsid="007d6274"/>
    </style:style>
    <style:style style:name="T31" style:family="text">
      <style:text-properties officeooo:rsid="00849347"/>
    </style:style>
    <style:style style:name="T32" style:family="text">
      <style:text-properties officeooo:rsid="008f0233"/>
    </style:style>
    <style:style style:name="T33" style:family="text">
      <style:text-properties officeooo:rsid="009c07e6"/>
    </style:style>
    <style:style style:name="T34" style:family="text">
      <style:text-properties officeooo:rsid="009c6183"/>
    </style:style>
    <style:style style:name="T35" style:family="text">
      <style:text-properties officeooo:rsid="00a9159b"/>
    </style:style>
    <style:style style:name="T36" style:family="text">
      <style:text-properties officeooo:rsid="00470c0e"/>
    </style:style>
    <style:style style:name="T37" style:family="text">
      <style:text-properties officeooo:rsid="00aadc81"/>
    </style:style>
    <style:style style:name="T38" style:family="text">
      <style:text-properties style:font-name="Arial"/>
    </style:style>
    <style:style style:name="T39" style:family="text">
      <style:text-properties style:font-name="Arial" fo:font-size="28pt" fo:font-weight="bold" officeooo:rsid="008c4607" style:font-name-asian="Noto Sans CJK SC" style:font-size-asian="28pt" style:font-weight-asian="bold" style:font-name-complex="Lohit Devanagari1" style:font-size-complex="28pt" style:font-weight-complex="bold"/>
    </style:style>
    <style:style style:name="T40" style:family="text">
      <style:text-properties style:font-name="Arial" fo:font-weight="normal" style:font-weight-asian="normal" style:font-weight-complex="normal"/>
    </style:style>
    <style:style style:name="T41" style:family="text">
      <style:text-properties style:font-name="Arial" fo:font-weight="normal" officeooo:rsid="00880bf6" style:font-weight-asian="normal" style:font-weight-complex="normal"/>
    </style:style>
    <style:style style:name="T42" style:family="text">
      <style:text-properties style:font-name="Arial" officeooo:rsid="00308ea1"/>
    </style:style>
    <style:style style:name="T43" style:family="text">
      <style:text-properties style:font-name="Arial" officeooo:rsid="009c5497"/>
    </style:style>
    <style:style style:name="T44" style:family="text">
      <style:text-properties style:font-name="Arial" officeooo:rsid="00aadc81"/>
    </style:style>
    <style:style style:name="T45" style:family="text">
      <style:text-properties style:font-name="Arial" officeooo:rsid="00a31c9c"/>
    </style:style>
    <style:style style:name="T46" style:family="text">
      <style:text-properties style:font-name="Arial" officeooo:rsid="00a3a981"/>
    </style:style>
    <style:style style:name="T47" style:family="text">
      <style:text-properties style:font-name="Arial" officeooo:rsid="002fc8e8"/>
    </style:style>
    <style:style style:name="T48" style:family="text">
      <style:text-properties style:font-name="Arial" officeooo:rsid="009e5071"/>
    </style:style>
    <style:style style:name="T49" style:family="text">
      <style:text-properties style:font-name="Arial" officeooo:rsid="009c5d48"/>
    </style:style>
    <style:style style:name="T50" style:family="text">
      <style:text-properties style:font-name="Arial" officeooo:rsid="0098f91a"/>
    </style:style>
    <style:style style:name="T51" style:family="text">
      <style:text-properties style:font-name="Arial" officeooo:rsid="0087102d"/>
    </style:style>
    <style:style style:name="T52" style:family="text">
      <style:text-properties style:font-name="Arial" officeooo:rsid="001f48b5"/>
    </style:style>
    <style:style style:name="T53" style:family="text">
      <style:text-properties style:font-name="Arial" officeooo:rsid="00b3cac5"/>
    </style:style>
    <style:style style:name="T54" style:family="text">
      <style:text-properties style:font-name="Arial" officeooo:rsid="00b67851"/>
    </style:style>
    <style:style style:name="T55" style:family="text">
      <style:text-properties style:font-name="Arial" officeooo:rsid="00b8e2b8"/>
    </style:style>
    <style:style style:name="T56" style:family="text">
      <style:text-properties style:font-name="Arial" officeooo:rsid="00bffcb7"/>
    </style:style>
    <style:style style:name="T57" style:family="text">
      <style:text-properties style:font-name="Arial" officeooo:rsid="00c73228"/>
    </style:style>
    <style:style style:name="T58" style:family="text">
      <style:text-properties style:font-name="Arial" officeooo:rsid="00c8deb2"/>
    </style:style>
    <style:style style:name="T59" style:family="text">
      <style:text-properties style:font-name="Arial" officeooo:rsid="00cdfc36"/>
    </style:style>
    <style:style style:name="T60" style:family="text">
      <style:text-properties style:font-name="Arial" officeooo:rsid="00cfeb91"/>
    </style:style>
    <style:style style:name="T61" style:family="text">
      <style:text-properties style:font-name="Arial" officeooo:rsid="00d34a49"/>
    </style:style>
    <style:style style:name="T62" style:family="text">
      <style:text-properties style:font-name="Arial" officeooo:rsid="00d75d56"/>
    </style:style>
    <style:style style:name="T63" style:family="text">
      <style:text-properties style:font-name="Arial" officeooo:rsid="00dcca9e"/>
    </style:style>
    <style:style style:name="T64" style:family="text">
      <style:text-properties style:font-name="Arial" officeooo:rsid="00e27dee"/>
    </style:style>
    <style:style style:name="T65" style:family="text">
      <style:text-properties style:font-name="Arial" officeooo:rsid="00e6aba5"/>
    </style:style>
    <style:style style:name="T66" style:family="text">
      <style:text-properties style:font-name="Arial" officeooo:rsid="00eb0a4c"/>
    </style:style>
    <style:style style:name="T67" style:family="text">
      <style:text-properties style:font-name="Arial" officeooo:rsid="00eef3e4"/>
    </style:style>
    <style:style style:name="T68" style:family="text">
      <style:text-properties style:font-name="Arial" officeooo:rsid="00f7526f"/>
    </style:style>
    <style:style style:name="T69" style:family="text">
      <style:text-properties style:font-name="Arial" officeooo:rsid="00bcdd26"/>
    </style:style>
    <style:style style:name="T70" style:family="text">
      <style:text-properties style:font-name="Arial" officeooo:rsid="00f909e4"/>
    </style:style>
    <style:style style:name="T71" style:family="text">
      <style:text-properties style:font-name="Arial" officeooo:rsid="00faac7e"/>
    </style:style>
    <style:style style:name="T72" style:family="text">
      <style:text-properties style:font-name="Arial" officeooo:rsid="0076cbc3"/>
    </style:style>
    <style:style style:name="T73" style:family="text">
      <style:text-properties style:font-name="Arial" officeooo:rsid="010cbd7d"/>
    </style:style>
    <style:style style:name="T74" style:family="text">
      <style:text-properties style:font-name="Arial" officeooo:rsid="0083e142"/>
    </style:style>
    <style:style style:name="T75" style:family="text">
      <style:text-properties style:font-name="Arial" officeooo:rsid="0115f154"/>
    </style:style>
    <style:style style:name="T76" style:family="text">
      <style:text-properties style:font-name="Arial" officeooo:rsid="0117656b"/>
    </style:style>
    <style:style style:name="T77" style:family="text">
      <style:text-properties style:font-name="Arial" officeooo:rsid="011ca558"/>
    </style:style>
    <style:style style:name="T78" style:family="text">
      <style:text-properties style:font-name="Arial" officeooo:rsid="012e5c58"/>
    </style:style>
    <style:style style:name="T79" style:family="text">
      <style:text-properties style:font-name="Arial" officeooo:rsid="00324d4a"/>
    </style:style>
    <style:style style:name="T80" style:family="text">
      <style:text-properties style:font-name="Arial" officeooo:rsid="00783d25"/>
    </style:style>
    <style:style style:name="T81" style:family="text">
      <style:text-properties style:font-name="Arial" officeooo:rsid="01359669"/>
    </style:style>
    <style:style style:name="T82" style:family="text">
      <style:text-properties style:font-name="Arial" officeooo:rsid="01390201"/>
    </style:style>
    <style:style style:name="T83" style:family="text">
      <style:text-properties style:font-name="Arial" officeooo:rsid="013b8b39"/>
    </style:style>
    <style:style style:name="T84" style:family="text">
      <style:text-properties style:font-name="Arial" officeooo:rsid="013bd42b"/>
    </style:style>
    <style:style style:name="T85" style:family="text">
      <style:text-properties style:font-name="Arial" officeooo:rsid="013d8966"/>
    </style:style>
    <style:style style:name="T86" style:family="text">
      <style:text-properties style:font-name="Arial" officeooo:rsid="013dc6db"/>
    </style:style>
    <style:style style:name="T87" style:family="text">
      <style:text-properties style:font-name="Arial" officeooo:rsid="014217e9"/>
    </style:style>
    <style:style style:name="T88" style:family="text">
      <style:text-properties style:font-name="Arial" officeooo:rsid="014920d4"/>
    </style:style>
    <style:style style:name="T89" style:family="text">
      <style:text-properties style:font-name="Arial" officeooo:rsid="0149c3d1"/>
    </style:style>
    <style:style style:name="T90" style:family="text">
      <style:text-properties style:font-name="Arial" officeooo:rsid="014ba4d1"/>
    </style:style>
    <style:style style:name="T91" style:family="text">
      <style:text-properties style:font-name="Arial" fo:language="en" fo:country="US" officeooo:rsid="0076cbc3"/>
    </style:style>
    <style:style style:name="T92" style:family="text">
      <style:text-properties style:font-name="Arial" fo:language="en" fo:country="US" officeooo:rsid="014f57b3"/>
    </style:style>
    <style:style style:name="T93" style:family="text">
      <style:text-properties style:font-name="Arial" fo:language="en" fo:country="US" officeooo:rsid="013310a3"/>
    </style:style>
    <style:style style:name="T94" style:family="text">
      <style:text-properties style:font-name="Arial" fo:language="en" fo:country="US" officeooo:rsid="0153cd4d"/>
    </style:style>
    <style:style style:name="T95" style:family="text">
      <style:text-properties style:font-name="Arial" fo:language="en" fo:country="US" officeooo:rsid="0155a9a7"/>
    </style:style>
    <style:style style:name="T96" style:family="text">
      <style:text-properties officeooo:rsid="00b67851"/>
    </style:style>
    <style:style style:name="T97" style:family="text">
      <style:text-properties officeooo:rsid="00b8e2b8"/>
    </style:style>
    <style:style style:name="T98" style:family="text">
      <style:text-properties officeooo:rsid="00c36f8a"/>
    </style:style>
    <style:style style:name="T99" style:family="text">
      <style:text-properties officeooo:rsid="00c4db19"/>
    </style:style>
    <style:style style:name="T100" style:family="text">
      <style:text-properties officeooo:rsid="00c6295e"/>
    </style:style>
    <style:style style:name="T101" style:family="text">
      <style:text-properties officeooo:rsid="00c73228"/>
    </style:style>
    <style:style style:name="T102" style:family="text">
      <style:text-properties officeooo:rsid="00cc86c0"/>
    </style:style>
    <style:style style:name="T103" style:family="text">
      <style:text-properties officeooo:rsid="00cfeb91"/>
    </style:style>
    <style:style style:name="T104" style:family="text">
      <style:text-properties fo:color="#000000" loext:opacity="100%" style:font-name="Arial" officeooo:rsid="00c73228"/>
    </style:style>
    <style:style style:name="T105" style:family="text">
      <style:text-properties fo:color="#000000" loext:opacity="100%" style:font-name="Arial" officeooo:rsid="003ea774"/>
    </style:style>
    <style:style style:name="T106" style:family="text">
      <style:text-properties fo:color="#000000" loext:opacity="100%" style:font-name="Arial" officeooo:rsid="00f5758b"/>
    </style:style>
    <style:style style:name="T107" style:family="text">
      <style:text-properties fo:color="#000000" loext:opacity="100%" style:font-name="Arial" officeooo:rsid="00f67277"/>
    </style:style>
    <style:style style:name="T108" style:family="text">
      <style:text-properties fo:color="#000000" loext:opacity="100%" style:font-name="Arial" officeooo:rsid="01291ef9"/>
    </style:style>
    <style:style style:name="T109" style:family="text">
      <style:text-properties fo:color="#000000" loext:opacity="100%" style:font-name="Arial" officeooo:rsid="00acf253"/>
    </style:style>
    <style:style style:name="T110" style:family="text">
      <style:text-properties fo:color="#000000" loext:opacity="100%" style:font-name="Arial" officeooo:rsid="012c81ec"/>
    </style:style>
    <style:style style:name="T111" style:family="text">
      <style:text-properties fo:color="#000000" loext:opacity="100%" style:font-name="Arial" officeooo:rsid="012d019c"/>
    </style:style>
    <style:style style:name="T112" style:family="text">
      <style:text-properties fo:color="#000000" loext:opacity="100%" style:font-name="Arial" officeooo:rsid="012e5c58"/>
    </style:style>
    <style:style style:name="T113" style:family="text">
      <style:text-properties fo:color="#000000" loext:opacity="100%" style:font-name="Arial" officeooo:rsid="01302aef"/>
    </style:style>
    <style:style style:name="T114" style:family="text">
      <style:text-properties fo:color="#000000" loext:opacity="100%" style:font-name="Arial" officeooo:rsid="0131f62a"/>
    </style:style>
    <style:style style:name="T115" style:family="text">
      <style:text-properties fo:color="#000000" loext:opacity="100%" style:font-name="Arial" officeooo:rsid="0145f01c"/>
    </style:style>
    <style:style style:name="T116" style:family="text">
      <style:text-properties fo:color="#000000" loext:opacity="100%" officeooo:rsid="0127573f"/>
    </style:style>
    <style:style style:name="T117" style:family="text">
      <style:text-properties officeooo:rsid="00d71e5a"/>
    </style:style>
    <style:style style:name="T118" style:family="text">
      <style:text-properties officeooo:rsid="00dae290"/>
    </style:style>
    <style:style style:name="T119" style:family="text">
      <style:text-properties officeooo:rsid="00dcca9e"/>
    </style:style>
    <style:style style:name="T120" style:family="text">
      <style:text-properties officeooo:rsid="00e27dee"/>
    </style:style>
    <style:style style:name="T121" style:family="text">
      <style:text-properties officeooo:rsid="00e6aba5"/>
    </style:style>
    <style:style style:name="T122" style:family="text">
      <style:text-properties officeooo:rsid="00eb0a4c"/>
    </style:style>
    <style:style style:name="T123" style:family="text">
      <style:text-properties officeooo:rsid="00eef3e4"/>
    </style:style>
    <style:style style:name="T124" style:family="text">
      <style:text-properties fo:color="#4183c4" loext:opacity="100%" style:font-name="Arial" officeooo:rsid="00fbc7eb"/>
    </style:style>
    <style:style style:name="T125" style:family="text">
      <style:text-properties fo:color="#4183c4" loext:opacity="100%" style:font-name="Arial" officeooo:rsid="00fdc5bc"/>
    </style:style>
    <style:style style:name="T126" style:family="text">
      <style:text-properties fo:color="#4183c4" loext:opacity="100%" style:font-name="Arial" officeooo:rsid="0105726e"/>
    </style:style>
    <style:style style:name="T127" style:family="text">
      <style:text-properties fo:color="#4183c4" loext:opacity="100%" style:font-name="Arial" officeooo:rsid="01099794"/>
    </style:style>
    <style:style style:name="T128" style:family="text">
      <style:text-properties fo:color="#4183c4" loext:opacity="100%" officeooo:rsid="0102bfdf"/>
    </style:style>
    <style:style style:name="T129" style:family="text">
      <style:text-properties fo:font-variant="normal" fo:text-transform="none" fo:color="#333333" loext:opacity="100%" style:font-name="Arial" fo:letter-spacing="normal" officeooo:rsid="001f48b5"/>
    </style:style>
    <style:style style:name="T130" style:family="text">
      <style:text-properties fo:font-variant="normal" fo:text-transform="none" fo:color="#333333" loext:opacity="100%" style:font-name="Arial" fo:font-size="12pt" fo:letter-spacing="normal" fo:font-style="normal" fo:font-weight="normal" officeooo:rsid="01070137"/>
    </style:style>
    <style:style style:name="T131" style:family="text">
      <style:text-properties fo:font-variant="normal" fo:text-transform="none" fo:color="#333333" loext:opacity="100%" style:font-name="Arial" fo:font-size="12pt" fo:letter-spacing="normal" fo:font-style="normal" fo:font-weight="normal" officeooo:rsid="001f48b5"/>
    </style:style>
    <style:style style:name="T132" style:family="text">
      <style:text-properties fo:font-variant="normal" fo:text-transform="none" fo:color="#333333" loext:opacity="100%" style:font-name="Arial" fo:font-size="12pt" fo:letter-spacing="normal" fo:font-style="normal" fo:font-weight="normal" officeooo:rsid="0108e11d"/>
    </style:style>
    <style:style style:name="T133" style:family="text">
      <style:text-properties officeooo:rsid="010f5674"/>
    </style:style>
    <style:style style:name="T134" style:family="text">
      <style:text-properties officeooo:rsid="011485d8"/>
    </style:style>
    <style:style style:name="T135" style:family="text">
      <style:text-properties officeooo:rsid="01181b8f"/>
    </style:style>
    <style:style style:name="T136" style:family="text">
      <style:text-properties style:font-name="Arial1" officeooo:rsid="01181b8f"/>
    </style:style>
    <style:style style:name="T137" style:family="text">
      <style:text-properties officeooo:rsid="011b0ff6"/>
    </style:style>
    <style:style style:name="T138" style:family="text">
      <style:text-properties officeooo:rsid="011ca558"/>
    </style:style>
    <style:style style:name="T139" style:family="text">
      <style:text-properties officeooo:rsid="01260c08"/>
    </style:style>
    <style:style style:name="T140" style:family="text">
      <style:text-properties officeooo:rsid="0127573f"/>
    </style:style>
    <style:style style:name="T141" style:family="text">
      <style:text-properties officeooo:rsid="01291ef9"/>
    </style:style>
    <style:style style:name="T142" style:family="text">
      <style:text-properties officeooo:rsid="012d019c"/>
    </style:style>
    <style:style style:name="T143" style:family="text">
      <style:text-properties officeooo:rsid="012e5c58"/>
    </style:style>
    <style:style style:name="T144" style:family="text">
      <style:text-properties officeooo:rsid="013310a3"/>
    </style:style>
    <style:style style:name="T145" style:family="text">
      <style:text-properties officeooo:rsid="01379318"/>
    </style:style>
    <style:style style:name="T146" style:family="text">
      <style:text-properties officeooo:rsid="013b8b39"/>
    </style:style>
    <style:style style:name="T147" style:family="text">
      <style:text-properties officeooo:rsid="013c5af6"/>
    </style:style>
    <style:style style:name="T148" style:family="text">
      <style:text-properties officeooo:rsid="014217e9"/>
    </style:style>
    <style:style style:name="T149" style:family="text">
      <style:text-properties officeooo:rsid="0149c3d1"/>
    </style:style>
    <style:style style:name="T150" style:family="text">
      <style:text-properties officeooo:rsid="010ad6ee"/>
    </style:style>
    <style:style style:name="T151" style:family="text">
      <style:text-properties officeooo:rsid="015a2b1b"/>
    </style:style>
    <style:style style:name="T152" style:family="text">
      <style:text-properties officeooo:rsid="015bf13f"/>
    </style:style>
    <style:style style:name="T153" style:family="text"/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0"/>
      <text:p text:style-name="P120"/>
      <text:p text:style-name="P198"><text:span text:style-name="T39">CMTAT - </text:span><text:span text:style-name="Strong_20_Emphasis"><text:span text:style-name="T39">A</text:span></text:span><text:span text:style-name="Strong_20_Emphasis"><text:span text:style-name="T38">udit-20210910</text:span></text:span></text:p>
      <text:h text:style-name="P200" text:outline-level="2">Introduction</text:h>
      <text:p text:style-name="P193"><text:span text:style-name="T38">This document concerned the audit report </text:span><text:a xlink:type="simple" xlink:href="https://github.com/CMTA/CMTAT/blob/master/doc/audits/ABDK-CMTAT-audit-20210910.pdf" text:style-name="Internet_20_link" text:visited-style-name="Visited_20_Internet_20_Link"><text:span text:style-name="Strong_20_Emphasis"><text:span text:style-name="T40">ABDK-CMTAT-audit-20210910.pdf</text:span></text:span></text:a><text:span text:style-name="Strong_20_Emphasis"><text:span text:style-name="T40"> which was made on the project </text:span></text:span><text:a xlink:type="simple" xlink:href="https://github.com/CMTA/CMTAT" text:style-name="Internet_20_link" text:visited-style-name="Visited_20_Internet_20_Link"><text:span text:style-name="Strong_20_Emphasis"><text:span text:style-name="T40">CMTAT</text:span></text:span></text:a><text:span text:style-name="Strong_20_Emphasis"><text:span text:style-name="T40">.</text:span></text:span></text:p>
      <text:p text:style-name="P194"><text:span text:style-name="Strong_20_Emphasis"><text:span text:style-name="T40">The audited version is </text:span></text:span><text:span text:style-name="Strong_20_Emphasis"><text:span text:style-name="T41">that of commit </text:span></text:span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41">c</text:span></text:span></text:a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41">d</text:span></text:span></text:a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41">3af7</text:span></text:span></text:a></text:p>
      <text:h text:style-name="P201" text:outline-level="2">Vocabulary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Header</text:p>
          </table:table-cell>
          <table:table-cell table:style-name="Table2.B1" office:value-type="string">
            <text:p text:style-name="P11">Description</text:p>
          </table:table-cell>
        </table:table-row>
        <table:table-row>
          <table:table-cell table:style-name="Table2.A2" office:value-type="string">
            <text:p text:style-name="P12">Id</text:p>
          </table:table-cell>
          <table:table-cell table:style-name="Table2.B2" office:value-type="string">
            <text:p text:style-name="P12"><text:span text:style-name="T30">Id</text:span> of the concerned CVF</text:p>
          </table:table-cell>
        </table:table-row>
        <table:table-row>
          <table:table-cell table:style-name="Table2.A3" office:value-type="string">
            <text:p text:style-name="P13">Severity</text:p>
          </table:table-cell>
          <table:table-cell table:style-name="Table2.B3" office:value-type="string">
            <text:p text:style-name="P13">Same notation <text:s/>that in the report</text:p>
            <text:p text:style-name="P16">Color : 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3.1">
                <table:table-cell table:style-name="Table3.A1" office:value-type="string">
                  <text:p text:style-name="P16">Minor</text:p>
                </table:table-cell>
                <table:table-cell table:style-name="Table3.B1" office:value-type="string">
                  <text:p text:style-name="P16">Moderate</text:p>
                </table:table-cell>
                <table:table-cell table:style-name="Table3.C1" office:value-type="string">
                  <text:p text:style-name="P16">Major</text:p>
                </table:table-cell>
              </table:table-row>
            </table:table>
            <text:p text:style-name="P16"/>
          </table:table-cell>
        </table:table-row>
        <table:table-row>
          <table:table-cell table:style-name="Table2.A4" office:value-type="string">
            <text:p text:style-name="P17">Object</text:p>
          </table:table-cell>
          <table:table-cell table:style-name="Table2.B4" office:value-type="string">
            <text:p text:style-name="P14">The concerned <text:span text:style-name="T28">object [</text:span><text:span text:style-name="T29">Functions, variables, </text:span><text:span text:style-name="T28">event name, etc..]</text:span></text:p>
          </table:table-cell>
        </table:table-row>
        <table:table-row>
          <table:table-cell table:style-name="Table2.A4" office:value-type="string">
            <text:p text:style-name="P18"><text:span text:style-name="T27">De</text:span><text:span text:style-name="T28">cision</text:span></text:p>
          </table:table-cell>
          <table:table-cell table:style-name="Table2.B5" office:value-type="string">
            <text:p text:style-name="P18"><text:span text:style-name="T27">Which de</text:span><text:span text:style-name="T28">cision</text:span><text:span text:style-name="T27"> </text:span><text:span text:style-name="T28">has been taken and why</text:span></text:p>
          </table:table-cell>
        </table:table-row>
        <table:table-row>
          <table:table-cell table:style-name="Table2.A4" office:value-type="string">
            <text:p text:style-name="P13">Status</text:p>
          </table:table-cell>
          <table:table-cell table:style-name="Table2.B6" office:value-type="string">
            <text:p text:style-name="P13">[<text:span text:style-name="T144">Full </text:span>Fixed] <text:span text:style-name="T26">=&gt; CVF has been fixed </text:span><text:span text:style-name="T144">as recommended by the audit</text:span></text:p>
            <text:p text:style-name="P15">[Fixed] <text:span text:style-name="T26">=&gt; CVF has been fixed, </text:span><text:span text:style-name="T144">but there are some modifications compared to the audit</text:span></text:p>
            <text:p text:style-name="P107"><text:span text:style-name="T26">[</text:span><text:bookmark text:name="tw-target-text1"/><text:span text:style-name="T13">In progress</text:span><text:span text:style-name="T15">] =&gt; CVF is being fixed (pull request / issue)</text:span></text:p>
            <text:p text:style-name="P122"><text:span text:style-name="T15">[</text:span><text:span text:style-name="T18">Partially fixed</text:span><text:span text:style-name="T13">] =&gt; CVF is fixed in part, but <text:s/>there are still issues to be resolved</text:span></text:p>
            <text:p text:style-name="P199"><text:span text:style-name="T91">[</text:span><text:span text:style-name="T92">No </text:span><text:span text:style-name="T94">better solution found</text:span><text:span text:style-name="T93">] =&gt; CVF </text:span><text:span text:style-name="T95">was resolved as best we could</text:span></text:p>
            <text:p text:style-name="Text_20_body"><text:span text:style-name="T79">[</text:span><text:span text:style-name="T72">Open</text:span><text:span text:style-name="T79">] </text:span><text:span text:style-name="T72">=&gt; CVF is NOT fixe</text:span><text:span text:style-name="T80">d, </text:span><text:bookmark text:name="tw-target-text8"/><text:span text:style-name="T13">not processed</text:span></text:p>
            <text:p text:style-name="P123"><text:soft-page-break/><text:span text:style-name="T150">[</text:span><text:span text:style-name="T133">N</text:span><text:span text:style-name="T150">o longer relevant] =&gt; CVF is no longer relevant, e.g., because the problematic functionality was removed.</text:span></text:p>
            <text:p text:style-name="P179"><text:span text:style-name="T72">[Closed] =&gt; </text:span><text:span text:style-name="T73">A</text:span><text:span text:style-name="T74"> decision to not fix the CVF has been taken</text:span></text:p>
            <table:table table:name="Table4" table:style-name="Table4">
              <table:table-column table:style-name="Table4.A" table:number-columns-repeated="2"/>
              <table:table-column table:style-name="Table4.C"/>
              <table:table-column table:style-name="Table4.A"/>
              <table:table-column table:style-name="Table4.C" table:number-columns-repeated="2"/>
              <table:table-column table:style-name="Table4.G"/>
              <table:table-row>
                <table:table-cell table:style-name="Table4.A1" office:value-type="string">
                  <text:p text:style-name="P16"><text:span text:style-name="T140">Full </text:span>Fixed</text:p>
                </table:table-cell>
                <table:table-cell table:style-name="Table4.B1" office:value-type="string">
                  <text:p text:style-name="P105">Fixed</text:p>
                </table:table-cell>
                <table:table-cell table:style-name="Table4.C1" office:value-type="string">
                  <text:p text:style-name="P87">Partially fixed</text:p>
                </table:table-cell>
                <table:table-cell table:style-name="Table4.D1" office:value-type="string">
                  <text:p text:style-name="Text_20_body"><text:bookmark text:name="tw-target-text6"/>No <text:s/><text:span text:style-name="T139">(better) </text:span>solution found</text:p>
                  <text:p text:style-name="P16"/>
                </table:table-cell>
                <table:table-cell table:style-name="Table4.E1" office:value-type="string">
                  <text:p text:style-name="P16">Open</text:p>
                </table:table-cell>
                <table:table-cell table:style-name="Table4.F1" office:value-type="string">
                  <text:p text:style-name="P118"><text:bookmark text:name="tw-target-text3"/>No longer relevant</text:p>
                  <text:p text:style-name="P86"/>
                </table:table-cell>
                <table:table-cell table:style-name="Table4.G1" office:value-type="string">
                  <text:p text:style-name="P16">Closed</text:p>
                </table:table-cell>
              </table:table-row>
            </table:table>
            <text:p text:style-name="P19"/>
          </table:table-cell>
        </table:table-row>
        <table:table-row>
          <table:table-cell table:style-name="Table2.A4" office:value-type="string">
            <text:p text:style-name="P20">Commit / <text:span text:style-name="T7">pull request</text:span> fix</text:p>
          </table:table-cell>
          <table:table-cell table:style-name="Table2.B7" office:value-type="string">
            <text:p text:style-name="P18"><text:span text:style-name="T28">The concerned commit </text:span><text:span text:style-name="T27">/ pull request </text:span><text:span text:style-name="T28">on </text:span><text:span text:style-name="T27">github </text:span><text:span text:style-name="T28">which fix the CVF</text:span></text:p>
          </table:table-cell>
        </table:table-row>
        <table:table-row table:style-name="Table2.8">
          <table:table-cell table:style-name="Table2.A8" office:value-type="string">
            <text:p text:style-name="P13">Remark</text:p>
          </table:table-cell>
          <table:table-cell table:style-name="Table2.B8" office:value-type="string">
            <text:p text:style-name="P18"><text:bookmark text:name="tw-target-text2"/><text:span text:style-name="T13">Any other relevant information, </text:span><text:span text:style-name="T16">by example suggestions to fix the CVF.</text:span></text:p>
          </table:table-cell>
        </table:table-row>
      </table:table>
      <text:h text:style-name="P201" text:outline-level="2">Summary</text:h>
      <text:p text:style-name="P1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12">ID</text:p>
          </table:table-cell>
          <table:table-cell table:style-name="Table1.A1" office:value-type="string">
            <text:p text:style-name="P46">Severi<text:span text:style-name="T5">t</text:span>y</text:p>
          </table:table-cell>
          <table:table-cell table:style-name="Table1.A1" office:value-type="string">
            <text:p text:style-name="P48">Module</text:p>
          </table:table-cell>
          <table:table-cell table:style-name="Table1.A1" office:value-type="string">
            <text:p text:style-name="P17">Object</text:p>
            <text:p text:style-name="P49"><text:span text:style-name="T28">[</text:span>Functions, variables, <text:span text:style-name="T28">event name, etc..]</text:span></text:p>
          </table:table-cell>
          <table:table-cell table:style-name="Table1.A1" office:value-type="string">
            <text:p text:style-name="P21">Description </text:p>
            <text:p text:style-name="P50">(evt recommendation)</text:p>
          </table:table-cell>
          <table:table-cell table:style-name="Table1.A1" office:value-type="string">
            <text:p text:style-name="P21">Decision</text:p>
          </table:table-cell>
          <table:table-cell table:style-name="Table1.A1" office:value-type="string">
            <text:p text:style-name="P13">Status</text:p>
          </table:table-cell>
          <table:table-cell table:style-name="Table1.A1" office:value-type="string">
            <text:p text:style-name="P21">Commit / <text:span text:style-name="T7">pull request</text:span> fix</text:p>
          </table:table-cell>
          <table:table-cell table:style-name="Table1.I1" office:value-type="string">
            <text:p text:style-name="P51">Remark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B2" office:value-type="string">
            <text:p text:style-name="P21">Minor</text:p>
          </table:table-cell>
          <table:table-cell table:style-name="Table1.C2" office:value-type="string">
            <text:p text:style-name="P52">SnapshotModule.sol </text:p>
            <text:p text:style-name="P52">All modules <text:span text:style-name="T20">are c</text:span>oncerned</text:p>
          </table:table-cell>
          <table:table-cell table:style-name="Table1.D2" office:value-type="string">
            <text:p text:style-name="P21">pragma solidity</text:p>
          </table:table-cell>
          <table:table-cell table:style-name="Table1.E2" office:value-type="string">
            <text:p text:style-name="P21">Solidity version</text:p>
          </table:table-cell>
          <table:table-cell table:style-name="Table1.F2" office:value-type="string">
            <text:p text:style-name="P202">To avoid to change all the files for each little upgrade of solidity, we keep a floating pragma with the last tested version</text:p>
          </table:table-cell>
          <table:table-cell table:style-name="Table1.G2" office:value-type="string">
            <text:p text:style-name="P156">Closed</text:p>
          </table:table-cell>
          <table:table-cell table:style-name="Table1.H2" office:value-type="string">
            <text:p text:style-name="P21"/>
          </table:table-cell>
          <table:table-cell table:style-name="Table1.I2" office:value-type="string">
            <text:p text:style-name="P5"><text:span text:style-name="T38">See </text:span><text:a xlink:type="simple" xlink:href="https://github.com/CMTA/CMTAT/issues/68" text:style-name="Internet_20_link" text:visited-style-name="Visited_20_Internet_20_Link"><text:span text:style-name="T38">issues/68</text:span></text:a></text:p>
            <text:p text:style-name="P53"/>
          </table:table-cell>
        </table:table-row>
        <table:table-row>
          <table:table-cell table:style-name="Table1.A2" office:value-type="string">
            <text:p text:style-name="P22">2</text:p>
          </table:table-cell>
          <table:table-cell table:style-name="Table1.B3" office:value-type="string">
            <text:p text:style-name="P21">Minor</text:p>
          </table:table-cell>
          <table:table-cell table:style-name="Table1.C3" office:value-type="string">
            <text:p text:style-name="P21">SnapshotModule.sol</text:p>
          </table:table-cell>
          <table:table-cell table:style-name="Table1.D3" office:value-type="string">
            <text:p text:style-name="P21">-</text:p>
          </table:table-cell>
          <table:table-cell table:style-name="Table1.E3" office:value-type="string">
            <text:p text:style-name="P21">The version of the imported library should be provided.</text:p>
          </table:table-cell>
          <table:table-cell table:style-name="Table1.F3" office:value-type="string">
            <text:p text:style-name="P37"><text:span text:style-name="T98">The </text:span>OpenZeppelin version <text:span text:style-name="T98">is indicated in the file </text:span>USAGE.md</text:p>
          </table:table-cell>
          <table:table-cell table:style-name="Table1.G3" office:value-type="string">
            <text:p text:style-name="P128"><text:span text:style-name="T140">Full </text:span>Fixed</text:p>
          </table:table-cell>
          <table:table-cell table:style-name="Table1.H3" office:value-type="string">
            <text:p text:style-name="P168"><text:a xlink:type="simple" xlink:href="https://github.com/CMTA/CMTAT/pull/98/" text:style-name="Internet_20_link" text:visited-style-name="Visited_20_Internet_20_Link"><text:span text:style-name="T63">Pull/98/</text:span></text:a></text:p>
            <text:p text:style-name="P168"><text:a xlink:type="simple" xlink:href="https://github.com/CMTA/CMTAT/commit/c0e257671144cf87bd33f241b3e208cfc374e45c" text:style-name="Internet_20_link" text:visited-style-name="Visited_20_Internet_20_Link"><text:span text:style-name="T63">Commit</text:span></text:a></text:p>
          </table:table-cell>
          <table:table-cell table:style-name="Table1.I3" office:value-type="string">
            <text:p text:style-name="P88"/>
          </table:table-cell>
        </table:table-row>
        <text:soft-page-break/>
        <table:table-row>
          <table:table-cell table:style-name="Table1.A2" office:value-type="string">
            <text:p text:style-name="P22">3</text:p>
          </table:table-cell>
          <table:table-cell table:style-name="Table1.B4" office:value-type="string">
            <text:p text:style-name="P21">Minor</text:p>
          </table:table-cell>
          <table:table-cell table:style-name="Table1.C4" office:value-type="string">
            <text:p text:style-name="P21">SnapshotModule.sol</text:p>
          </table:table-cell>
          <table:table-cell table:style-name="Table1.D4" office:value-type="string">
            <text:p text:style-name="P21">-</text:p>
          </table:table-cell>
          <table:table-cell table:style-name="Table1.E4" office:value-type="string">
            <text:p text:style-name="P21">Provide a short function description and parameter</text:p>
            <text:p text:style-name="P21">meaning in the comments preceding the function.</text:p>
          </table:table-cell>
          <table:table-cell table:style-name="Table1.F4" office:value-type="string">
            <text:p text:style-name="P21"/>
          </table:table-cell>
          <table:table-cell table:style-name="Table1.G3" office:value-type="string">
            <text:p text:style-name="P141">Full Fixed</text:p>
          </table:table-cell>
          <table:table-cell table:style-name="Table1.H4" office:value-type="string">
            <text:p text:style-name="Table_20_Contents"><text:a xlink:type="simple" xlink:href="https://github.com/CMTA/CMTAT/commit/a4044bb542762268263a37b495713435ba6c8ea1" text:style-name="Internet_20_link" text:visited-style-name="Visited_20_Internet_20_Link"><text:span text:style-name="T87">Commit</text:span></text:a></text:p>
          </table:table-cell>
          <table:table-cell table:style-name="Table1.I4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2">4</text:p>
          </table:table-cell>
          <table:table-cell table:style-name="Table1.B5" office:value-type="string">
            <text:p text:style-name="P21">Minor</text:p>
          </table:table-cell>
          <table:table-cell table:style-name="Table1.C5" office:value-type="string">
            <text:p text:style-name="P21">SnapshotModule.sol</text:p>
          </table:table-cell>
          <table:table-cell table:style-name="Table1.D5" office:value-type="string">
            <text:p text:style-name="P21">SNAPSHOTER_ROLE</text:p>
          </table:table-cell>
          <table:table-cell table:style-name="Table1.E5" office:value-type="string">
            <text:p text:style-name="P21">The word “snapshoter” (12K results in Google) sounds odd.</text:p>
          </table:table-cell>
          <table:table-cell table:style-name="Table1.F5" office:value-type="string">
            <text:p text:style-name="P54">The variable is renamed in snapshooter</text:p>
          </table:table-cell>
          <table:table-cell table:style-name="Table1.G5" office:value-type="string">
            <text:p text:style-name="P56"><text:span text:style-name="T116">Full </text:span>Fixed</text:p>
            <text:p text:style-name="P55"/>
            <text:p text:style-name="P55"/>
          </table:table-cell>
          <table:table-cell table:style-name="Table1.H5" office:value-type="string">
            <text:p text:style-name="Table_20_Contents"><text:a xlink:type="simple" xlink:href="https://github.com/CMTA/CMTAT/pull/13" text:style-name="Internet_20_link" text:visited-style-name="Visited_20_Internet_20_Link"><text:span text:style-name="T42">pull/13</text:span></text:a></text:p>
            <text:p text:style-name="Table_20_Contents"><text:a xlink:type="simple" xlink:href="https://github.com/CMTA/CMTAT/commit/53dfbb61ccb15ec05c0915410167fe27f9a23067" text:style-name="Internet_20_link" text:visited-style-name="Visited_20_Internet_20_Link"><text:span text:style-name="T43">Commit</text:span></text:a></text:p>
          </table:table-cell>
          <table:table-cell table:style-name="Table1.I5" office:value-type="string">
            <text:p text:style-name="P10"/>
          </table:table-cell>
        </table:table-row>
        <table:table-row table:style-name="Table1.6">
          <table:table-cell table:style-name="Table1.A2" office:value-type="string">
            <text:p text:style-name="P22">5</text:p>
          </table:table-cell>
          <table:table-cell table:style-name="Table1.B6" office:value-type="string">
            <text:p text:style-name="P21">Minor</text:p>
          </table:table-cell>
          <table:table-cell table:style-name="Table1.C6" office:value-type="string">
            <text:p text:style-name="P21">SnapshotModule.sol</text:p>
          </table:table-cell>
          <table:table-cell table:style-name="Table1.D6" office:value-type="string">
            <text:p text:style-name="P23">_<text:span text:style-name="T2">currentSnapshot </text:span></text:p>
          </table:table-cell>
          <table:table-cell table:style-name="Table1.E6" office:value-type="string">
            <text:p text:style-name="P21">This variable is not initialized.</text:p>
          </table:table-cell>
          <table:table-cell table:style-name="Table1.F6" office:value-type="string">
            <text:p text:style-name="P203">explicitly initializing to 0 <text:span text:style-name="T36">Fixed</text:span></text:p>
            <text:p text:style-name="P204">Remark: in v2.3.1, we <text:span text:style-name="T151">have </text:span>decided to rollback, leave uninitialized but <text:span text:style-name="T152">to </text:span>insert a comment to explain this in order to save gas</text:p>
          </table:table-cell>
          <table:table-cell table:style-name="Table1.G5" office:value-type="string">
            <text:p text:style-name="P56"><text:span text:style-name="T116">Full </text:span>Fixed</text:p>
          </table:table-cell>
          <table:table-cell table:style-name="Table1.H6" office:value-type="string">
            <text:p text:style-name="P3"><text:a xlink:type="simple" xlink:href="https://github.com/CMTA/CMTAT/pull/14" text:style-name="Internet_20_link" text:visited-style-name="Visited_20_Internet_20_Link"><text:span text:style-name="T42">pull/14</text:span></text:a></text:p>
            <text:p text:style-name="P3"><text:a xlink:type="simple" xlink:href="https://github.com/CMTA/CMTAT/commit/7dd6c7c531d3b24f6e2b17a40b54f15eb88d52c8" text:style-name="Internet_20_link" text:visited-style-name="Visited_20_Internet_20_Link"><text:span text:style-name="T43">Commit</text:span></text:a></text:p>
          </table:table-cell>
          <table:table-cell table:style-name="Table1.I6" office:value-type="string">
            <text:p text:style-name="P57"><text:span text:style-name="T3">The commit fix</text:span><text:span text:style-name="T2"> </text:span><text:span text:style-name="T37">broke t</text:span><text:span text:style-name="T2">he proxy construction.</text:span></text:p>
            <text:p text:style-name="P9"><text:a xlink:type="simple" xlink:href="https://github.com/CMTA/CMTAT/commit/ff4601528e3715a8bcbf10ecc886435a4633b813" text:style-name="Internet_20_link" text:visited-style-name="Visited_20_Internet_20_Link"><text:span text:style-name="T44">Commit fix</text:span></text:a></text:p>
          </table:table-cell>
        </table:table-row>
        <table:table-row table:style-name="Table1.6">
          <table:table-cell table:style-name="Table1.A2" office:value-type="string">
            <text:p text:style-name="P22">6</text:p>
          </table:table-cell>
          <table:table-cell table:style-name="Table1.B7" office:value-type="string">
            <text:p text:style-name="P21">Moderate</text:p>
          </table:table-cell>
          <table:table-cell table:style-name="Table1.C7" office:value-type="string">
            <text:p text:style-name="P21">SnapshotModule.sol</text:p>
          </table:table-cell>
          <table:table-cell table:style-name="Table1.D7" office:value-type="string">
            <text:p text:style-name="P21">_scheduled Snapshots</text:p>
          </table:table-cell>
          <table:table-cell table:style-name="Table1.E7" office:value-type="string">
            <text:p text:style-name="P58">Using an unordered list of scheduled snapshots and removing already created</text:p>
            <text:p text:style-name="P58">snapshots from it is suboptimal and have several important drawbacks <text:span text:style-name="T21">[...]</text:span></text:p>
          </table:table-cell>
          <table:table-cell table:style-name="Table1.F7" office:value-type="string">
            <text:p text:style-name="P21">-<text:span text:style-name="T143">Use an ordered list of snapshots instead of an unordered list</text:span></text:p>
            <text:p text:style-name="P158"><text:span text:style-name="T52">-</text:span><text:span text:style-name="T78">We can still remove a </text:span><text:span text:style-name="T86">scheduled </text:span><text:span text:style-name="T78">snaphot </text:span><text:span text:style-name="T86">(time situated in the future) from</text:span><text:span text:style-name="T78"> the list, but the order is maintained</text:span></text:p>
            <text:p text:style-name="P158"><text:span text:style-name="T52">-</text:span><text:span text:style-name="T78">We keep the principle to use the time to identify a snapshot (not the snapshot IDs)</text:span></text:p>
            <text:p text:style-name="P158"><text:span text:style-name="T78">-</text:span><text:span text:style-name="T81">We can only have one </text:span><text:soft-page-break/><text:span text:style-name="T81">scheduled snapshot for a given time</text:span></text:p>
          </table:table-cell>
          <table:table-cell table:style-name="Table1.G7" office:value-type="string">
            <text:p text:style-name="P140">Fixed</text:p>
          </table:table-cell>
          <table:table-cell table:style-name="Table1.H7" office:value-type="string">
            <text:p text:style-name="P185"><text:a xlink:type="simple" xlink:href="https://github.com/CMTA/CMTAT/pull/123" text:style-name="Internet_20_link" text:visited-style-name="Visited_20_Internet_20_Link"><text:span text:style-name="T148">Pull/123</text:span></text:a></text:p>
            <text:p text:style-name="P109"><text:a xlink:type="simple" xlink:href="https://github.com/CMTA/CMTAT/commit/e10c2150606f504c0533dc306a745c7a7fc1b640" text:style-name="Internet_20_link" text:visited-style-name="Visited_20_Internet_20_Link">Main commit</text:a></text:p>
          </table:table-cell>
          <table:table-cell table:style-name="Table1.I7" office:value-type="string">
            <text:p text:style-name="P10"/>
          </table:table-cell>
        </table:table-row>
        <table:table-row table:style-name="Table1.6">
          <table:table-cell table:style-name="Table1.A2" office:value-type="string">
            <text:p text:style-name="P22">7</text:p>
          </table:table-cell>
          <table:table-cell table:style-name="Table1.B8" office:value-type="string">
            <text:p text:style-name="P21">Minor</text:p>
          </table:table-cell>
          <table:table-cell table:style-name="Table1.C8" office:value-type="string">
            <text:p text:style-name="P24">SnapshotModule.sol</text:p>
          </table:table-cell>
          <table:table-cell table:style-name="Table1.D8" office:value-type="string">
            <text:p text:style-name="P47">scheduleSnapshot</text:p>
          </table:table-cell>
          <table:table-cell table:style-name="Table1.E8" office:value-type="string">
            <text:p text:style-name="P58"><text:span text:style-name="T3">Function scheduleSnapshot</text:span><text:span text:style-name="T1"> always returns its argument.</text:span></text:p>
          </table:table-cell>
          <table:table-cell table:style-name="Table1.F8" office:value-type="string">
            <text:p text:style-name="P59">No return value</text:p>
          </table:table-cell>
          <table:table-cell table:style-name="Table1.G5" office:value-type="string">
            <text:p text:style-name="P140">Full Fixed</text:p>
          </table:table-cell>
          <table:table-cell table:style-name="Table1.H8" office:value-type="string">
            <text:p text:style-name="Table_20_Contents"><text:a xlink:type="simple" xlink:href="https://github.com/CMTA/CMTAT/pull/76" text:style-name="Internet_20_link" text:visited-style-name="Visited_20_Internet_20_Link"><text:span text:style-name="T45">Pull/76</text:span></text:a></text:p>
            <text:p text:style-name="Table_20_Contents"><text:a xlink:type="simple" xlink:href="https://github.com/CMTA/CMTAT/commit/ff0deee3c7d978ef39ac5eb240f428888b3963d5" text:style-name="Internet_20_link" text:visited-style-name="Visited_20_Internet_20_Link"><text:span text:style-name="T46">Commit</text:span></text:a></text:p>
          </table:table-cell>
          <table:table-cell table:style-name="Table1.I8" office:value-type="string">
            <text:p text:style-name="P10"/>
          </table:table-cell>
        </table:table-row>
        <table:table-row table:style-name="Table1.9">
          <table:table-cell table:style-name="Table1.A2" office:value-type="string">
            <text:p text:style-name="P22">8</text:p>
          </table:table-cell>
          <table:table-cell table:style-name="Table1.B9" office:value-type="string">
            <text:p text:style-name="P21">Minor</text:p>
          </table:table-cell>
          <table:table-cell table:style-name="Table1.C9" office:value-type="string">
            <text:p text:style-name="P24">SnapshotModule.sol</text:p>
          </table:table-cell>
          <table:table-cell table:style-name="Table1.D9" office:value-type="string">
            <text:p text:style-name="P21">_rescheduleSnapshot</text:p>
          </table:table-cell>
          <table:table-cell table:style-name="Table1.E9" office:value-type="string">
            <text:p text:style-name="P25">Here two passes over the array are made while just one suffices.</text:p>
          </table:table-cell>
          <table:table-cell table:style-name="Table1.F9" office:value-type="string">
            <text:p text:style-name="Text_20_body"><text:span text:style-name="T112">The second passage was removed <text:s/></text:span><text:bookmark text:name="tw-target-text7"/><text:span text:style-name="T13">during transformations to use </text:span><text:span text:style-name="T17">an ordered list of snapshot</text:span></text:p>
            <text:p text:style-name="P149"/>
          </table:table-cell>
          <table:table-cell table:style-name="Table1.G9" office:value-type="string">
            <text:p text:style-name="P155">No longer relevant</text:p>
          </table:table-cell>
          <table:table-cell table:style-name="Table1.H9" office:value-type="string">
            <text:p text:style-name="P186"><text:a xlink:type="simple" xlink:href="https://github.com/CMTA/CMTAT/pull/123" text:style-name="Internet_20_link" text:visited-style-name="Visited_20_Internet_20_Link"><text:span text:style-name="T148">Pull/123</text:span></text:a></text:p>
            <text:p text:style-name="P186"><text:a xlink:type="simple" xlink:href="https://github.com/CMTA/CMTAT/commit/e10c2150606f504c0533dc306a745c7a7fc1b640" text:style-name="Internet_20_link" text:visited-style-name="Visited_20_Internet_20_Link"><text:span text:style-name="T87">Commit</text:span></text:a></text:p>
          </table:table-cell>
          <table:table-cell table:style-name="Table1.I9" office:value-type="string">
            <text:p text:style-name="P10"/>
          </table:table-cell>
        </table:table-row>
        <table:table-row table:style-name="Table1.9">
          <table:table-cell table:style-name="Table1.A2" office:value-type="string">
            <text:p text:style-name="P22">9</text:p>
          </table:table-cell>
          <table:table-cell table:style-name="Table1.B10" office:value-type="string">
            <text:p text:style-name="P60">Minor</text:p>
          </table:table-cell>
          <table:table-cell table:style-name="Table1.C10" office:value-type="string">
            <text:p text:style-name="P60">SnapshotModule.sol</text:p>
          </table:table-cell>
          <table:table-cell table:style-name="Table1.D10" office:value-type="string">
            <text:p text:style-name="P21">_rescheduleSnapshot</text:p>
          </table:table-cell>
          <table:table-cell table:style-name="Table1.E10" office:value-type="string">
            <text:p text:style-name="P21">This function always returns its second argument which is clearly redundant.</text:p>
          </table:table-cell>
          <table:table-cell table:style-name="Table1.C7" office:value-type="string">
            <text:p text:style-name="P124">No return value</text:p>
          </table:table-cell>
          <table:table-cell table:style-name="Table1.G5" office:value-type="string">
            <text:p text:style-name="P142">Full Fixed</text:p>
          </table:table-cell>
          <table:table-cell table:style-name="Table1.H10" office:value-type="string">
            <text:p text:style-name="P8"><text:a xlink:type="simple" xlink:href="https://github.com/CMTA/CMTAT/pull/76" text:style-name="Internet_20_link" text:visited-style-name="Visited_20_Internet_20_Link"><text:span text:style-name="T45">Pull/76</text:span></text:a></text:p>
            <text:p text:style-name="P8"><text:a xlink:type="simple" xlink:href="https://github.com/CMTA/CMTAT/commit/b8148542b3812f8b0133d971cf82dc854e5fcebc" text:style-name="Internet_20_link" text:visited-style-name="Visited_20_Internet_20_Link"><text:span text:style-name="T56">Commit</text:span></text:a></text:p>
          </table:table-cell>
          <table:table-cell table:style-name="Table1.I10" office:value-type="string">
            <text:p text:style-name="P10"/>
          </table:table-cell>
        </table:table-row>
        <table:table-row table:style-name="Table1.9">
          <table:table-cell table:style-name="Table1.A2" office:value-type="string">
            <text:p text:style-name="P22">10</text:p>
          </table:table-cell>
          <table:table-cell table:style-name="Table1.B11" office:value-type="string">
            <text:p text:style-name="P61">Minor</text:p>
          </table:table-cell>
          <table:table-cell table:style-name="Table1.C11" office:value-type="string">
            <text:p text:style-name="P61">SnapshotModule.sol</text:p>
          </table:table-cell>
          <table:table-cell table:style-name="Table1.D11" office:value-type="string">
            <text:p text:style-name="P21">_unschedule Sna pshot</text:p>
          </table:table-cell>
          <table:table-cell table:style-name="Table1.E11" office:value-type="string">
            <text:p text:style-name="P21"><text:span text:style-name="T4">f</text:span>unction always returns its argument which is clearly redundant</text:p>
          </table:table-cell>
          <table:table-cell table:style-name="Table1.C7" office:value-type="string">
            <text:p text:style-name="P124">No return value</text:p>
          </table:table-cell>
          <table:table-cell table:style-name="Table1.G3" office:value-type="string">
            <text:p text:style-name="P142">Full Fixed</text:p>
          </table:table-cell>
          <table:table-cell table:style-name="Table1.H11" office:value-type="string">
            <text:p text:style-name="P8"><text:a xlink:type="simple" xlink:href="https://github.com/CMTA/CMTAT/pull/76" text:style-name="Internet_20_link" text:visited-style-name="Visited_20_Internet_20_Link"><text:span text:style-name="T45">Pull/76</text:span></text:a></text:p>
            <text:p text:style-name="P8"><text:a xlink:type="simple" xlink:href="https://github.com/CMTA/CMTAT/commit/1ea4a2ddf2215d98d4ea7c4fca5fe1304a6aa517" text:style-name="Internet_20_link" text:visited-style-name="Visited_20_Internet_20_Link"><text:span text:style-name="T56">Commit</text:span></text:a></text:p>
          </table:table-cell>
          <table:table-cell table:style-name="Table1.I11" office:value-type="string">
            <text:p text:style-name="P10"/>
          </table:table-cell>
        </table:table-row>
        <table:table-row table:style-name="Table1.12">
          <table:table-cell table:style-name="Table1.A2" office:value-type="string">
            <text:p text:style-name="P22">11</text:p>
          </table:table-cell>
          <table:table-cell table:style-name="Table1.B12" office:value-type="string">
            <text:p text:style-name="P26">Minor</text:p>
          </table:table-cell>
          <table:table-cell table:style-name="Table1.C12" office:value-type="string">
            <text:p text:style-name="P26">SnapshotModule.sol</text:p>
          </table:table-cell>
          <table:table-cell table:style-name="Table1.D12" office:value-type="string">
            <text:p text:style-name="P26">getNextSnapshots()</text:p>
          </table:table-cell>
          <table:table-cell table:style-name="Table1.E12" office:value-type="string">
            <text:p text:style-name="P21">This method returns also uncleared snapshots from the past.</text:p>
          </table:table-cell>
          <table:table-cell table:style-name="Table1.C7" office:value-type="string">
            <text:p text:style-name="P148">Fix by using an ordered list of snapshot <text:span text:style-name="T142">+ moving to the first next snapshot</text:span></text:p>
          </table:table-cell>
          <table:table-cell table:style-name="Table1.G5" office:value-type="string">
            <text:p text:style-name="P143">Full Fixed</text:p>
          </table:table-cell>
          <table:table-cell table:style-name="Table1.H12" office:value-type="string">
            <text:p text:style-name="P190"><text:a xlink:type="simple" xlink:href="https://github.com/CMTA/CMTAT/pull/123" text:style-name="Internet_20_link" text:visited-style-name="Visited_20_Internet_20_Link"><text:span text:style-name="T148">Pull/123</text:span></text:a></text:p>
            <text:p text:style-name="P113"><text:a xlink:type="simple" xlink:href="https://github.com/CMTA/CMTAT/commit/e10c2150606f504c0533dc306a745c7a7fc1b640" text:style-name="Internet_20_link" text:visited-style-name="Visited_20_Internet_20_Link">Main commit</text:a></text:p>
          </table:table-cell>
          <table:table-cell table:style-name="Table1.I12" office:value-type="string">
            <text:p text:style-name="P10"/>
          </table:table-cell>
        </table:table-row>
        <table:table-row table:style-name="Table1.9">
          <table:table-cell table:style-name="Table1.A2" office:value-type="string">
            <text:p text:style-name="P22">12</text:p>
          </table:table-cell>
          <table:table-cell table:style-name="Table1.B13" office:value-type="string">
            <text:p text:style-name="P21">Minor</text:p>
          </table:table-cell>
          <table:table-cell table:style-name="Table1.C13" office:value-type="string">
            <text:p text:style-name="P21">SnapshotModule.sol</text:p>
          </table:table-cell>
          <table:table-cell table:style-name="Table1.D13" office:value-type="string">
            <text:p text:style-name="P21">snapshotBalanceOf</text:p>
            <text:p text:style-name="P21">snapshotTotalSupply</text:p>
          </table:table-cell>
          <table:table-cell table:style-name="Table1.E13" office:value-type="string">
            <text:p text:style-name="P21">Is it desired behavior that the current balance is returned for an invalid snapshot</text:p>
            <text:p text:style-name="P21">time?</text:p>
          </table:table-cell>
          <table:table-cell table:style-name="Table1.C7" office:value-type="string">
            <text:p text:style-name="P183"><text:span text:style-name="T113">Yes, </text:span><text:span text:style-name="T114">if no snapshots are found, it means that the value of the balance was never modified, we can return the current balance</text:span></text:p>
            <text:p text:style-name="P139">Same behavior as for <text:soft-page-break/>OpenZeppelin <text:a xlink:type="simple" xlink:href="https://github.com/OpenZeppelin/openzeppelin-contracts/blob/master/contracts/token/ERC20/extensions/ERC20Snapshot.sol" text:style-name="Internet_20_link" text:visited-style-name="Visited_20_Internet_20_Link">erc20Snapshot</text:a></text:p>
          </table:table-cell>
          <table:table-cell table:style-name="Table1.G13" office:value-type="string">
            <text:p text:style-name="P197">closed</text:p>
          </table:table-cell>
          <table:table-cell table:style-name="Table1.H13" office:value-type="string">
            <text:p text:style-name="P10"/>
          </table:table-cell>
          <table:table-cell table:style-name="Table1.I1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3">
            <text:p text:style-name="P121">13</text:p>
          </table:table-cell>
          <table:table-cell table:style-name="Table1.B7" office:value-type="string">
            <text:p text:style-name="P62">Moderate</text:p>
          </table:table-cell>
          <table:table-cell table:style-name="Table1.C7" office:value-type="string">
            <text:p text:style-name="P62">SnapshotModule.sol</text:p>
          </table:table-cell>
          <table:table-cell table:style-name="Table1.D14" office:value-type="string">
            <text:p text:style-name="P21">_setCurrentSnapshot</text:p>
          </table:table-cell>
          <table:table-cell table:style-name="Table1.E14" office:value-type="string">
            <text:p text:style-name="P21">This call reads the entire snapshot array, which is a significant overhead over</text:p>
            <text:p text:style-name="P21">each transfer.</text:p>
          </table:table-cell>
          <table:table-cell table:style-name="Table1.C7" office:value-type="string">
            <text:p text:style-name="P147">Fix by using an ordered list of snapshot <text:span text:style-name="T145">(new complexity : O(1))</text:span></text:p>
          </table:table-cell>
          <table:table-cell table:style-name="Table1.G3" office:value-type="string">
            <text:p text:style-name="P143">Full Fixed</text:p>
          </table:table-cell>
          <table:table-cell table:style-name="Table1.H14" office:value-type="string">
            <text:p text:style-name="P189"><text:a xlink:type="simple" xlink:href="https://github.com/CMTA/CMTAT/pull/123" text:style-name="Internet_20_link" text:visited-style-name="Visited_20_Internet_20_Link"><text:span text:style-name="T148">Pull/123</text:span></text:a></text:p>
            <text:p text:style-name="P112"><text:a xlink:type="simple" xlink:href="https://github.com/CMTA/CMTAT/commit/e10c2150606f504c0533dc306a745c7a7fc1b640" text:style-name="Internet_20_link" text:visited-style-name="Visited_20_Internet_20_Link">Main commit</text:a></text:p>
          </table:table-cell>
          <table:table-cell table:style-name="Table1.I1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4">
            <text:p text:style-name="P77">14</text:p>
          </table:table-cell>
          <table:table-cell table:style-name="Table1.B15" office:value-type="string">
            <text:p text:style-name="P21">Minor</text:p>
          </table:table-cell>
          <table:table-cell table:style-name="Table1.C15" office:value-type="string">
            <text:p text:style-name="P21">SnapshotModule.sol</text:p>
          </table:table-cell>
          <table:table-cell table:style-name="Table1.D15" office:value-type="string">
            <text:p text:style-name="P21">_beforeTokenTransfer</text:p>
          </table:table-cell>
          <table:table-cell table:style-name="Table1.E15" office:value-type="string">
            <text:p text:style-name="P21">The most often used branch is the last one.</text:p>
          </table:table-cell>
          <table:table-cell table:style-name="Table1.F15" office:value-type="string">
            <text:p text:style-name="P21">refactoring order of conditions <text:span text:style-name="T5">as indicated in the audit report</text:span></text:p>
          </table:table-cell>
          <table:table-cell table:style-name="Table1.G5" office:value-type="string">
            <text:p text:style-name="P142">Full Fixed</text:p>
          </table:table-cell>
          <table:table-cell table:style-name="Table1.H15" office:value-type="string">
            <text:p text:style-name="Table_20_Contents"><text:a xlink:type="simple" xlink:href="https://github.com/CMTA/CMTAT/pull/16" text:style-name="Internet_20_link" text:visited-style-name="Visited_20_Internet_20_Link"><text:span text:style-name="T47">pull/16</text:span></text:a></text:p>
            <text:p text:style-name="P10"/>
            <text:p text:style-name="Table_20_Contents"><text:a xlink:type="simple" xlink:href="https://github.com/CMTA/CMTAT/commit/382abaffda7ff1b076f7fb546ee0cff72df27e07" text:style-name="Internet_20_link" text:visited-style-name="Visited_20_Internet_20_Link"><text:span text:style-name="T43">Commit</text:span></text:a></text:p>
          </table:table-cell>
          <table:table-cell table:style-name="Table1.I1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5">
            <text:p text:style-name="P77">15</text:p>
          </table:table-cell>
          <table:table-cell table:style-name="Table1.B16" office:value-type="string">
            <text:p text:style-name="P21">Minor</text:p>
          </table:table-cell>
          <table:table-cell table:style-name="Table1.C16" office:value-type="string">
            <text:p text:style-name="P21">SnapshotModule.sol</text:p>
          </table:table-cell>
          <table:table-cell table:style-name="Table1.D16" office:value-type="string">
            <text:p text:style-name="P27">_valueAt</text:p>
          </table:table-cell>
          <table:table-cell table:style-name="Table1.E16" office:value-type="string">
            <text:p text:style-name="P21">Semantics of returned values is <text:span text:style-name="T6">unclear</text:span></text:p>
          </table:table-cell>
          <table:table-cell table:style-name="Table1.F16" office:value-type="string">
            <text:p text:style-name="Text_20_body"><text:span text:style-name="Source_20_Text"><text:span text:style-name="T134">A</text:span></text:span><text:span text:style-name="Source_20_Text">dd comments and descriptive names.</text:span></text:p>
            <text:p text:style-name="P43"/>
          </table:table-cell>
          <table:table-cell table:style-name="Table1.G5" office:value-type="string">
            <text:p text:style-name="P142">Full Fixed</text:p>
          </table:table-cell>
          <table:table-cell table:style-name="Table1.H16" office:value-type="string">
            <text:p text:style-name="Table_20_Contents"><text:a xlink:type="simple" xlink:href="https://github.com/CMTA/CMTAT/pull/115" text:style-name="Internet_20_link" text:visited-style-name="Visited_20_Internet_20_Link"><text:span text:style-name="T83">Pull/115</text:span></text:a></text:p>
            <text:p text:style-name="Table_20_Contents"><text:a xlink:type="simple" xlink:href="https://github.com/CMTA/CMTAT/commit/c72e4e4af0835135aaf4113b01f7ddfae3706556" text:style-name="Internet_20_link" text:visited-style-name="Visited_20_Internet_20_Link"><text:span text:style-name="T147">Commit</text:span></text:a></text:p>
          </table:table-cell>
          <table:table-cell table:style-name="Table1.I1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6">
            <text:p text:style-name="P77">16</text:p>
          </table:table-cell>
          <table:table-cell table:style-name="Table1.B17" office:value-type="string">
            <text:p text:style-name="P21">Minor</text:p>
          </table:table-cell>
          <table:table-cell table:style-name="Table1.C17" office:value-type="string">
            <text:p text:style-name="P21">SnapshotModule.sol</text:p>
          </table:table-cell>
          <table:table-cell table:style-name="Table1.D17" office:value-type="string">
            <text:p text:style-name="P21">_getCurrentSnapshot</text:p>
          </table:table-cell>
          <table:table-cell table:style-name="Table1.E17" office:value-type="string">
            <text:p text:style-name="P21">This function is redundant as it just returns the value of a storage variable.</text:p>
          </table:table-cell>
          <table:table-cell table:style-name="Table1.F17" office:value-type="string">
            <text:p text:style-name="P43">The function was removed</text:p>
          </table:table-cell>
          <table:table-cell table:style-name="Table1.G5" office:value-type="string">
            <text:p text:style-name="P142">Full Fixed</text:p>
          </table:table-cell>
          <table:table-cell table:style-name="Table1.H17" office:value-type="string">
            <text:p text:style-name="P108"><text:a xlink:type="simple" xlink:href="https://github.com/CMTA/CMTAT/pull/115" text:style-name="Internet_20_link" text:visited-style-name="Visited_20_Internet_20_Link"><text:span text:style-name="T146">Pull/115</text:span></text:a></text:p>
            <text:p text:style-name="P184"><text:a xlink:type="simple" xlink:href="https://github.com/CMTA/CMTAT/commit/6c21f91293ac1d5709b8933ff1a5f999d2da81fa" text:style-name="Internet_20_link" text:visited-style-name="Visited_20_Internet_20_Link"><text:span text:style-name="T85">Commit</text:span></text:a></text:p>
          </table:table-cell>
          <table:table-cell table:style-name="Table1.I1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7">
            <text:p text:style-name="P77">17</text:p>
          </table:table-cell>
          <table:table-cell table:style-name="Table1.B18" office:value-type="string">
            <text:p text:style-name="P21">Minor</text:p>
          </table:table-cell>
          <table:table-cell table:style-name="Table1.C18" office:value-type="string">
            <text:p text:style-name="P21">SnapshotModule.sol</text:p>
          </table:table-cell>
          <table:table-cell table:style-name="Table1.D18" office:value-type="string">
            <text:p text:style-name="P63">Several functions (see report)</text:p>
          </table:table-cell>
          <table:table-cell table:style-name="Table1.E18" office:value-type="string">
            <text:p text:style-name="P21">These loops do linear searches through the array whose length is unlimited. This</text:p>
            <text:p text:style-name="P21">makes the contract vulnerable to DoS attacks by scheduling a large number of snapshots.</text:p>
          </table:table-cell>
          <table:table-cell table:style-name="Table1.F18" office:value-type="string">
            <text:p text:style-name="P182"><text:span text:style-name="T110">Fix by using an ordered list of snapshot </text:span><text:span text:style-name="T111">+ we have an access control on the public function, </text:span><text:span text:style-name="T115">so only authorized address can execute the function</text:span></text:p>
          </table:table-cell>
          <table:table-cell table:style-name="Table1.G3" office:value-type="string">
            <text:p text:style-name="P143">Full Fixed</text:p>
          </table:table-cell>
          <table:table-cell table:style-name="Table1.H18" office:value-type="string">
            <text:p text:style-name="P188"><text:a xlink:type="simple" xlink:href="https://github.com/CMTA/CMTAT/pull/123" text:style-name="Internet_20_link" text:visited-style-name="Visited_20_Internet_20_Link"><text:span text:style-name="T148">Pull/123</text:span></text:a></text:p>
            <text:p text:style-name="P111"><text:a xlink:type="simple" xlink:href="https://github.com/CMTA/CMTAT/commit/e10c2150606f504c0533dc306a745c7a7fc1b640" text:style-name="Internet_20_link" text:visited-style-name="Visited_20_Internet_20_Link">Main commit</text:a></text:p>
          </table:table-cell>
          <table:table-cell table:style-name="Table1.I1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8">
            <text:p text:style-name="P77">18</text:p>
          </table:table-cell>
          <table:table-cell table:style-name="Table1.B19" office:value-type="string">
            <text:p text:style-name="P21">Minor</text:p>
          </table:table-cell>
          <table:table-cell table:style-name="Table1.C19" office:value-type="string">
            <text:p text:style-name="P21">SnapshotModule.sol</text:p>
          </table:table-cell>
          <table:table-cell table:style-name="Table1.D19" office:value-type="string">
            <text:p text:style-name="P21">_clearPastScheduled()</text:p>
            <text:p text:style-name="P21"/>
            <text:p text:style-name="P21"/>
          </table:table-cell>
          <table:table-cell table:style-name="Table1.E19" office:value-type="string">
            <text:p text:style-name="P21">The “_scheduledSnapshots.length” value is read on every iteration.</text:p>
          </table:table-cell>
          <table:table-cell table:style-name="Table1.F19" office:value-type="string">
            <text:p text:style-name="P158"><text:span text:style-name="T52">cach</text:span><text:span text:style-name="T75">e</text:span><text:span text:style-name="T52"> scheduledSnapshot.length in a local variable</text:span></text:p>
          </table:table-cell>
          <table:table-cell table:style-name="Table1.G5" office:value-type="string">
            <text:p text:style-name="P142">Full Fixed</text:p>
          </table:table-cell>
          <table:table-cell table:style-name="Table1.H19" office:value-type="string">
            <text:p text:style-name="P108"><text:a xlink:type="simple" xlink:href="https://github.com/CMTA/CMTAT/pull/115" text:style-name="Internet_20_link" text:visited-style-name="Visited_20_Internet_20_Link"><text:span text:style-name="T146">Pull/115</text:span></text:a></text:p>
            <text:p text:style-name="P184"><text:a xlink:type="simple" xlink:href="https://github.com/CMTA/CMTAT/commit/3093f6b0bf8db52a657ce47f462444c3313a0efc" text:style-name="Internet_20_link" text:visited-style-name="Visited_20_Internet_20_Link"><text:span text:style-name="T84">Commit</text:span></text:a></text:p>
          </table:table-cell>
          <table:table-cell table:style-name="Table1.I19" office:value-type="string">
            <text:p text:style-name="P10"/>
          </table:table-cell>
        </table:table-row>
        <text:soft-page-break/>
        <table:table-row table:style-name="Table1.9">
          <table:table-cell table:style-name="Table1.A14" office:value-type="float" office:value="19">
            <text:p text:style-name="P77">19</text:p>
          </table:table-cell>
          <table:table-cell table:style-name="Table1.B20" office:value-type="string">
            <text:p text:style-name="P21">Minor</text:p>
          </table:table-cell>
          <table:table-cell table:style-name="Table1.C20" office:value-type="string">
            <text:p text:style-name="P21">SnapshotModule.sol</text:p>
          </table:table-cell>
          <table:table-cell table:style-name="Table1.D20" office:value-type="string">
            <text:p text:style-name="P21">_clearPastScheduled()</text:p>
          </table:table-cell>
          <table:table-cell table:style-name="Table1.E20" office:value-type="string">
            <text:p text:style-name="P21">The element to be moved to this position will be once again read from storage</text:p>
            <text:p text:style-name="P21">at the next iteration</text:p>
          </table:table-cell>
          <table:table-cell table:style-name="Table1.F20" office:value-type="string">
            <text:p text:style-name="P106">The function was removed</text:p>
          </table:table-cell>
          <table:table-cell table:style-name="Table1.G9" office:value-type="string">
            <text:p text:style-name="P154">No longer relevant</text:p>
          </table:table-cell>
          <table:table-cell table:style-name="Table1.H20" office:value-type="string">
            <text:p text:style-name="P187"><text:a xlink:type="simple" xlink:href="https://github.com/CMTA/CMTAT/pull/123" text:style-name="Internet_20_link" text:visited-style-name="Visited_20_Internet_20_Link"><text:span text:style-name="T148">Pull/123</text:span></text:a></text:p>
            <text:p text:style-name="P110"><text:a xlink:type="simple" xlink:href="https://github.com/CMTA/CMTAT/commit/e10c2150606f504c0533dc306a745c7a7fc1b640" text:style-name="Internet_20_link" text:visited-style-name="Visited_20_Internet_20_Link">Main commit</text:a></text:p>
          </table:table-cell>
          <table:table-cell table:style-name="Table1.I2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0">
            <text:p text:style-name="P77">20</text:p>
          </table:table-cell>
          <table:table-cell table:style-name="Table1.B21" office:value-type="string">
            <text:p text:style-name="P21">Minor</text:p>
          </table:table-cell>
          <table:table-cell table:style-name="Table1.C21" office:value-type="string">
            <text:p text:style-name="P21">SnapshotModule.sol</text:p>
          </table:table-cell>
          <table:table-cell table:style-name="Table1.D21" office:value-type="string">
            <text:p text:style-name="P21">_removeScheduledItem</text:p>
          </table:table-cell>
          <table:table-cell table:style-name="Table1.E21" office:value-type="string">
            <text:p text:style-name="P21">This line executes even if index is the last element.</text:p>
          </table:table-cell>
          <table:table-cell table:style-name="Table1.F21" office:value-type="string">
            <text:p text:style-name="P158"><text:span text:style-name="T76">Add </text:span><text:span text:style-name="T52">an if condition</text:span></text:p>
          </table:table-cell>
          <table:table-cell table:style-name="Table1.G5" office:value-type="string">
            <text:p text:style-name="P142">Full Fixed</text:p>
          </table:table-cell>
          <table:table-cell table:style-name="Table1.H21" office:value-type="string">
            <text:p text:style-name="P108"><text:a xlink:type="simple" xlink:href="https://github.com/CMTA/CMTAT/pull/115" text:style-name="Internet_20_link" text:visited-style-name="Visited_20_Internet_20_Link"><text:span text:style-name="T146">Pull/115</text:span></text:a></text:p>
            <text:p text:style-name="P184"><text:a xlink:type="simple" xlink:href="https://github.com/CMTA/CMTAT/commit/fa0e9e81ebd6c4470df4bc102fa267afc27013cd" text:style-name="Internet_20_link" text:visited-style-name="Visited_20_Internet_20_Link"><text:span text:style-name="T84">Commit</text:span></text:a></text:p>
          </table:table-cell>
          <table:table-cell table:style-name="Table1.I21" office:value-type="string">
            <text:p text:style-name="P119"><text:bookmark text:name="tw-target-text9"/>The modification is not tested in the tests!!!!</text:p>
          </table:table-cell>
        </table:table-row>
        <table:table-row table:style-name="Table1.9">
          <table:table-cell table:style-name="Table1.A14" office:value-type="float" office:value="21">
            <text:p text:style-name="P77">21</text:p>
          </table:table-cell>
          <table:table-cell table:style-name="Table1.B22" office:value-type="string">
            <text:p text:style-name="P21">Minor</text:p>
          </table:table-cell>
          <table:table-cell table:style-name="Table1.C22" office:value-type="string">
            <text:p text:style-name="P40">ValidationModule.sol</text:p>
          </table:table-cell>
          <table:table-cell table:style-name="Table1.D22" office:value-type="string">
            <text:p text:style-name="P21">event RuleEngineSet</text:p>
          </table:table-cell>
          <table:table-cell table:style-name="Table1.E22" office:value-type="string">
            <text:p text:style-name="P21">The parameter type should be “IRuleEngine”.</text:p>
          </table:table-cell>
          <table:table-cell table:style-name="Table1.F22" office:value-type="string">
            <text:p text:style-name="P44">Proposed changes have been implemented</text:p>
          </table:table-cell>
          <table:table-cell table:style-name="Table1.G5" office:value-type="string">
            <text:p text:style-name="P142">Full Fixed</text:p>
          </table:table-cell>
          <table:table-cell table:style-name="Table1.H22" office:value-type="string">
            <text:p text:style-name="P192"><text:a xlink:type="simple" xlink:href="https://github.com/CMTA/CMTAT/pull/116" text:style-name="Internet_20_link" text:visited-style-name="Visited_20_Internet_20_Link"><text:span text:style-name="T90">Pull</text:span></text:a></text:p>
            <text:p text:style-name="P192"><text:a xlink:type="simple" xlink:href="https://github.com/CMTA/CMTAT/commit/e99a731fd9582e583aae95d414c46246eda05301" text:style-name="Internet_20_link" text:visited-style-name="Visited_20_Internet_20_Link"><text:span text:style-name="T90">Commit</text:span></text:a></text:p>
          </table:table-cell>
          <table:table-cell table:style-name="Table1.I2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2">
            <text:p text:style-name="P77">22</text:p>
          </table:table-cell>
          <table:table-cell table:style-name="Table1.B23" office:value-type="string">
            <text:p text:style-name="P21">Minor</text:p>
          </table:table-cell>
          <table:table-cell table:style-name="Table1.C23" office:value-type="string">
            <text:p text:style-name="P21">ValidationModule.sol</text:p>
          </table:table-cell>
          <table:table-cell table:style-name="Table1.D23" office:value-type="string">
            <text:p text:style-name="P21">IRule Engine <text:s/>pub lic <text:s/>rule Engine</text:p>
          </table:table-cell>
          <table:table-cell table:style-name="Table1.E23" office:value-type="string">
            <text:p text:style-name="P21">This module should use “IRule” instead of “IRuleEngine” as it doesn’t need</text:p>
            <text:p text:style-name="P21">to know that the rule used is actually a composition of several nested rules.</text:p>
          </table:table-cell>
          <table:table-cell table:style-name="Table1.F23" office:value-type="string">
            <text:p text:style-name="P102">We think it makes sens to keep a distinction between the RuleEngine and the rules. It is clearer.</text:p>
          </table:table-cell>
          <table:table-cell table:style-name="Table1.G2" office:value-type="string">
            <text:p text:style-name="P135">Closed</text:p>
          </table:table-cell>
          <table:table-cell table:style-name="Table1.H23" office:value-type="string">
            <text:p text:style-name="Text_20_body"><text:bookmark text:name="tw-target-text4"/>It's clearer and <text:s/>functions <text:span text:style-name="T135">specific to the ruleEngine</text:span> can be added to t<text:span text:style-name="T136">his one</text:span></text:p>
            <text:p text:style-name="P10"/>
          </table:table-cell>
          <table:table-cell table:style-name="Table1.I2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3">
            <text:p text:style-name="P77">23</text:p>
          </table:table-cell>
          <table:table-cell table:style-name="Table1.B24" office:value-type="string">
            <text:p text:style-name="P21">Minor</text:p>
          </table:table-cell>
          <table:table-cell table:style-name="Table1.C24" office:value-type="string">
            <text:p text:style-name="P28">ValidationModule.sol</text:p>
          </table:table-cell>
          <table:table-cell table:style-name="Table1.D24" office:value-type="string">
            <text:p text:style-name="P29">IRule Engine <text:s/>public ruleEngine</text:p>
          </table:table-cell>
          <table:table-cell table:style-name="Table1.E24" office:value-type="string">
            <text:p text:style-name="P21">The module doesn’t allow changing the rule engine after the deployment.</text:p>
          </table:table-cell>
          <table:table-cell table:style-name="Table1.F24" office:value-type="string">
            <text:p text:style-name="P21">The module <text:span text:style-name="T101">ValidationModule </text:span>implements now a function setRuleEngine. <text:span text:style-name="T102">This function was moved from CMTAT.sol to the concerned module</text:span></text:p>
          </table:table-cell>
          <table:table-cell table:style-name="Table1.G5" office:value-type="string">
            <text:p text:style-name="P142">Full Fixed</text:p>
          </table:table-cell>
          <table:table-cell table:style-name="Table1.H24" office:value-type="string">
            <text:p text:style-name="P169"><text:a xlink:type="simple" xlink:href="https://github.com/CMTA/CMTAT/pull/88" text:style-name="Internet_20_link" text:visited-style-name="Visited_20_Internet_20_Link"><text:span text:style-name="T64">pull/88</text:span></text:a></text:p>
            <text:p text:style-name="Table_20_Contents"><text:a xlink:type="simple" xlink:href="https://github.com/CMTA/CMTAT/commit/a83b0f497c7f94a05fa1aba97e715522029485e2" text:style-name="Internet_20_link" text:visited-style-name="Visited_20_Internet_20_Link"><text:span text:style-name="T57">Commit</text:span></text:a></text:p>
          </table:table-cell>
          <table:table-cell table:style-name="Table1.I2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4">
            <text:p text:style-name="P77">24</text:p>
          </table:table-cell>
          <table:table-cell table:style-name="Table1.B25" office:value-type="string">
            <text:p text:style-name="P21">Minor</text:p>
          </table:table-cell>
          <table:table-cell table:style-name="Table1.C25" office:value-type="string">
            <text:p text:style-name="P28">ValidationModule.sol</text:p>
          </table:table-cell>
          <table:table-cell table:style-name="Table1.D25" office:value-type="string">
            <text:p text:style-name="P21">_validateTransfer</text:p>
          </table:table-cell>
          <table:table-cell table:style-name="Table1.E25" office:value-type="string">
            <text:p text:style-name="P21">This will revert in case the rule engine is not set.</text:p>
          </table:table-cell>
          <table:table-cell table:style-name="Table1.F25" office:value-type="string">
            <text:p text:style-name="P103">A comment was added to explain the requirement.</text:p>
          </table:table-cell>
          <table:table-cell table:style-name="Table1.G7" office:value-type="string">
            <text:p text:style-name="P146">Fixed</text:p>
          </table:table-cell>
          <table:table-cell table:style-name="Table1.H25" office:value-type="string">
            <text:p text:style-name="P181"><text:a xlink:type="simple" xlink:href="https://github.com/CMTA/CMTAT/pull/116" text:style-name="Internet_20_link" text:visited-style-name="Visited_20_Internet_20_Link"><text:span text:style-name="T89">Pull</text:span></text:a></text:p>
            <text:p text:style-name="P181"><text:a xlink:type="simple" xlink:href="https://github.com/CMTA/CMTAT/commit/eff7685b595b7d82e1ee811c60b54976faae1bf6" text:style-name="Internet_20_link" text:visited-style-name="Visited_20_Internet_20_Link"><text:span text:style-name="T89">Commit</text:span></text:a></text:p>
            <text:p text:style-name="P181"/>
          </table:table-cell>
          <table:table-cell table:style-name="Table1.I25" office:value-type="string">
            <text:p text:style-name="P10"/>
          </table:table-cell>
        </table:table-row>
        <text:soft-page-break/>
        <table:table-row table:style-name="Table1.9">
          <table:table-cell table:style-name="Table1.A14" office:value-type="float" office:value="25">
            <text:p text:style-name="P77">25</text:p>
          </table:table-cell>
          <table:table-cell table:style-name="Table1.B26" office:value-type="string">
            <text:p text:style-name="P21">Minor</text:p>
          </table:table-cell>
          <table:table-cell table:style-name="Table1.C26" office:value-type="string">
            <text:p text:style-name="P28">ValidationModule.sol</text:p>
          </table:table-cell>
          <table:table-cell table:style-name="Table1.D26" office:value-type="string">
            <text:p text:style-name="P21">_messageForTransferRestriction</text:p>
          </table:table-cell>
          <table:table-cell table:style-name="Table1.E26" office:value-type="string">
            <text:p text:style-name="P30">This will revert in case the rule engine is not set.</text:p>
          </table:table-cell>
          <table:table-cell table:style-name="Table1.F26" office:value-type="string">
            <text:p text:style-name="P103">A comment was added to explain the <text:span text:style-name="T141">requirement</text:span></text:p>
          </table:table-cell>
          <table:table-cell table:style-name="Table1.G7" office:value-type="string">
            <text:p text:style-name="P181"><text:span text:style-name="T108">F</text:span><text:span text:style-name="T109">ixed</text:span></text:p>
          </table:table-cell>
          <table:table-cell table:style-name="Table1.H26" office:value-type="string">
            <text:p text:style-name="P115"><text:a xlink:type="simple" xlink:href="https://github.com/CMTA/CMTAT/pull/116" text:style-name="Internet_20_link" text:visited-style-name="Visited_20_Internet_20_Link"><text:span text:style-name="T149">Pull</text:span></text:a></text:p>
            <text:p text:style-name="P115"><text:a xlink:type="simple" xlink:href="https://github.com/CMTA/CMTAT/commit/eff7685b595b7d82e1ee811c60b54976faae1bf6" text:style-name="Internet_20_link" text:visited-style-name="Visited_20_Internet_20_Link"><text:span text:style-name="T149">Commit</text:span></text:a></text:p>
            <text:p text:style-name="P114"/>
          </table:table-cell>
          <table:table-cell table:style-name="Table1.I2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6">
            <text:p text:style-name="P77">26</text:p>
          </table:table-cell>
          <table:table-cell table:style-name="Table1.B27" office:value-type="string">
            <text:p text:style-name="P21">Minor</text:p>
          </table:table-cell>
          <table:table-cell table:style-name="Table1.C27" office:value-type="string">
            <text:p text:style-name="P28">ValidationModule.sol</text:p>
          </table:table-cell>
          <table:table-cell table:style-name="Table1.D27" office:value-type="string">
            <text:p text:style-name="P21">_detectTransferRestriction<text:span text:style-name="T8">c</text:span></text:p>
          </table:table-cell>
          <table:table-cell table:style-name="Table1.E27" office:value-type="string">
            <text:p text:style-name="P30">This will revert in case the rule engine is not set.</text:p>
          </table:table-cell>
          <table:table-cell table:style-name="Table1.F27" office:value-type="string">
            <text:p text:style-name="P103">A comment was added to explain the <text:span text:style-name="T141">requirement</text:span></text:p>
          </table:table-cell>
          <table:table-cell table:style-name="Table1.G7" office:value-type="string">
            <text:p text:style-name="P130"><text:span text:style-name="T141">F</text:span>ixed</text:p>
          </table:table-cell>
          <table:table-cell table:style-name="Table1.H27" office:value-type="string">
            <text:p text:style-name="P114"><text:a xlink:type="simple" xlink:href="https://github.com/CMTA/CMTAT/pull/116" text:style-name="Internet_20_link" text:visited-style-name="Visited_20_Internet_20_Link"><text:span text:style-name="T149">Pull</text:span></text:a></text:p>
            <text:p text:style-name="P114"><text:a xlink:type="simple" xlink:href="https://github.com/CMTA/CMTAT/commit/eff7685b595b7d82e1ee811c60b54976faae1bf6" text:style-name="Internet_20_link" text:visited-style-name="Visited_20_Internet_20_Link"><text:span text:style-name="T149">Commit</text:span></text:a></text:p>
            <text:p text:style-name="P114"/>
          </table:table-cell>
          <table:table-cell table:style-name="Table1.I2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7">
            <text:p text:style-name="P77">27</text:p>
          </table:table-cell>
          <table:table-cell table:style-name="Table1.B28" office:value-type="string">
            <text:p text:style-name="P21">Minor</text:p>
          </table:table-cell>
          <table:table-cell table:style-name="Table1.C28" office:value-type="string">
            <text:p text:style-name="P28">CMTAT.sol</text:p>
          </table:table-cell>
          <table:table-cell table:style-name="Table1.D28" office:value-type="string">
            <text:p text:style-name="P21">TRANSFER_OK</text:p>
          </table:table-cell>
          <table:table-cell table:style-name="Table1.E28" office:value-type="string">
            <text:p text:style-name="P21">Defining restriction code constants in several placed is error-prone.</text:p>
          </table:table-cell>
          <table:table-cell table:style-name="Table1.F28" office:value-type="string">
            <text:p text:style-name="P64">Define an enum in CMTAT.sol <text:span text:style-name="T99">for the restriction code</text:span></text:p>
          </table:table-cell>
          <table:table-cell table:style-name="Table1.G28" office:value-type="string">
            <text:p text:style-name="P129"><text:span text:style-name="T141">Fi</text:span>xed</text:p>
          </table:table-cell>
          <table:table-cell table:style-name="Table1.H28" office:value-type="string">
            <text:p text:style-name="Table_20_Contents"><text:a xlink:type="simple" xlink:href="https://github.com/CMTA/CMTAT/pull/78" text:style-name="Internet_20_link" text:visited-style-name="Visited_20_Internet_20_Link"><text:span text:style-name="T48">Pull/78</text:span></text:a></text:p>
            <text:p text:style-name="Table_20_Contents"><text:a xlink:type="simple" xlink:href="https://github.com/CMTA/CMTAT/commit/9894aa3510b0471e6daaaa23e67e6eecfa7e41d2" text:style-name="Internet_20_link" text:visited-style-name="Visited_20_Internet_20_Link"><text:span text:style-name="T56">Commit</text:span></text:a></text:p>
          </table:table-cell>
          <table:table-cell table:style-name="Table1.I28" office:value-type="string">
            <text:p text:style-name="P87">Messages are still defined in each file.</text:p>
            <text:p text:style-name="P87">Other concerned CVF : CVF-48, <text:s/>CVF-55</text:p>
          </table:table-cell>
        </table:table-row>
        <table:table-row table:style-name="Table1.9">
          <table:table-cell table:style-name="Table1.A14" office:value-type="float" office:value="28">
            <text:p text:style-name="P77">28</text:p>
          </table:table-cell>
          <table:table-cell table:style-name="Table1.B7" office:value-type="string">
            <text:p text:style-name="P21">Moderate</text:p>
          </table:table-cell>
          <table:table-cell table:style-name="Table1.C7" office:value-type="string">
            <text:p text:style-name="P28">CMTAT.sol</text:p>
          </table:table-cell>
          <table:table-cell table:style-name="Table1.D29" office:value-type="string">
            <text:p text:style-name="P21">__CMTAT_init</text:p>
          </table:table-cell>
          <table:table-cell table:style-name="Table1.E29" office:value-type="string">
            <text:p text:style-name="P21">There should be a call to the “__Validation_init_unchained” function</text:p>
            <text:p text:style-name="P21">somewhere after this call.</text:p>
          </table:table-cell>
          <table:table-cell table:style-name="Table1.F29" office:value-type="string">
            <text:p text:style-name="P45">Proposed changes have been implemented</text:p>
          </table:table-cell>
          <table:table-cell table:style-name="Table1.G5" office:value-type="string">
            <text:p text:style-name="P142">Full Fixed</text:p>
          </table:table-cell>
          <table:table-cell table:style-name="Table1.H29" office:value-type="string">
            <text:p text:style-name="P191"><text:a xlink:type="simple" xlink:href="https://github.com/CMTA/CMTAT/pull/121" text:style-name="Internet_20_link" text:visited-style-name="Visited_20_Internet_20_Link"><text:span text:style-name="T88">pull/121</text:span></text:a></text:p>
            <text:p text:style-name="P191"><text:a xlink:type="simple" xlink:href="https://github.com/CMTA/CMTAT/commit/2b1471915b4a7ac47708a3ff234ca496037ff84d" text:style-name="Internet_20_link" text:visited-style-name="Visited_20_Internet_20_Link"><text:span text:style-name="T88">Commit</text:span></text:a></text:p>
          </table:table-cell>
          <table:table-cell table:style-name="Table1.I2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9">
            <text:p text:style-name="P77">29</text:p>
          </table:table-cell>
          <table:table-cell table:style-name="Table1.B30" office:value-type="string">
            <text:p text:style-name="P21">Minor</text:p>
          </table:table-cell>
          <table:table-cell table:style-name="Table1.C30" office:value-type="string">
            <text:p text:style-name="P28">CMTAT.sol</text:p>
          </table:table-cell>
          <table:table-cell table:style-name="Table1.D30" office:value-type="string">
            <text:p text:style-name="P30">__CMTAT_init</text:p>
          </table:table-cell>
          <table:table-cell table:style-name="Table1.E30" office:value-type="string">
            <text:p text:style-name="P21">There should be a call to the “__ERC165_init_unchained” function</text:p>
            <text:p text:style-name="Text_20_body">before this call.</text:p>
          </table:table-cell>
          <table:table-cell table:style-name="Table1.F30" office:value-type="string">
            <text:p text:style-name="Text_20_body">Proposed changes have been implemented</text:p>
          </table:table-cell>
          <table:table-cell table:style-name="Table1.G3" office:value-type="string">
            <text:p text:style-name="P142">Full Fixed</text:p>
          </table:table-cell>
          <table:table-cell table:style-name="Table1.H30" office:value-type="string">
            <text:p text:style-name="Table_20_Contents"><text:a xlink:type="simple" xlink:href="https://github.com/CMTA/CMTAT/pull/105" text:style-name="Internet_20_link" text:visited-style-name="Visited_20_Internet_20_Link"><text:span text:style-name="T59">Pull/105</text:span></text:a></text:p>
            <text:p text:style-name="Table_20_Contents"><text:a xlink:type="simple" xlink:href="https://github.com/CMTA/CMTAT/commit/3ade86b3c18857ff87a37e910f8855552d1a1065" text:style-name="Internet_20_link" text:visited-style-name="Visited_20_Internet_20_Link"><text:span text:style-name="T59">Commit</text:span></text:a></text:p>
            <text:p text:style-name="Table_20_Contents"/>
          </table:table-cell>
          <table:table-cell table:style-name="Table1.I3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0">
            <text:p text:style-name="P77">30</text:p>
          </table:table-cell>
          <table:table-cell table:style-name="Table1.B31" office:value-type="string">
            <text:p text:style-name="P21">Minor</text:p>
          </table:table-cell>
          <table:table-cell table:style-name="Table1.C31" office:value-type="string">
            <text:p text:style-name="P28">CMTAT.sol</text:p>
          </table:table-cell>
          <table:table-cell table:style-name="Table1.D31" office:value-type="string">
            <text:p text:style-name="P30">__CMTAT_init</text:p>
          </table:table-cell>
          <table:table-cell table:style-name="Table1.E31" office:value-type="string">
            <text:p text:style-name="P21">This should be done before the “__Base_init_unchained” call as Base</text:p>
            <text:p text:style-name="P21">module inherits from ERC20 module.</text:p>
          </table:table-cell>
          <table:table-cell table:style-name="Table1.F31" office:value-type="string">
            <text:p text:style-name="P41">Proposed changes have been implemented</text:p>
            <text:p text:style-name="P195"><text:span text:style-name="T59">Later, the ER</text:span><text:span text:style-name="T60">C</text:span><text:span text:style-name="T59">20 functions have been moved from BaseModule to ERC20BaseModule</text:span><text:span text:style-name="T104">Fixe</text:span><text:soft-page-break/><text:span text:style-name="T104">d</text:span></text:p>
          </table:table-cell>
          <table:table-cell table:style-name="Table1.G5" office:value-type="string">
            <text:p text:style-name="P142">Full Fixed</text:p>
          </table:table-cell>
          <table:table-cell table:style-name="Table1.H31" office:value-type="string">
            <text:p text:style-name="P161"><text:a xlink:type="simple" xlink:href="https://github.com/CMTA/CMTAT/pull/105" text:style-name="Internet_20_link" text:visited-style-name="Visited_20_Internet_20_Link"><text:span text:style-name="T59">Pull/105</text:span></text:a></text:p>
            <text:p text:style-name="Table_20_Contents"><text:a xlink:type="simple" xlink:href="https://github.com/CMTA/CMTAT/commit/b3a96c917be7386a17bb170e2f9d90fabd3caffb" text:style-name="Internet_20_link" text:visited-style-name="Visited_20_Internet_20_Link"><text:span text:style-name="T125">Commit</text:span></text:a></text:p>
          </table:table-cell>
          <table:table-cell table:style-name="Table1.I3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1">
            <text:p text:style-name="P77">31</text:p>
          </table:table-cell>
          <table:table-cell table:style-name="Table1.B32" office:value-type="string">
            <text:p text:style-name="P31">Minor</text:p>
          </table:table-cell>
          <table:table-cell table:style-name="Table1.C32" office:value-type="string">
            <text:p text:style-name="P28">CMTAT.sol</text:p>
          </table:table-cell>
          <table:table-cell table:style-name="Table1.D32" office:value-type="string">
            <text:p text:style-name="P31">__CMTAT_init</text:p>
          </table:table-cell>
          <table:table-cell table:style-name="Table1.E32" office:value-type="string">
            <text:p text:style-name="P21">There should be a call to the “__ERC2771Context_init_unchained”</text:p>
            <text:p text:style-name="P21">function before this call.</text:p>
          </table:table-cell>
          <table:table-cell table:style-name="Table1.F32" office:value-type="string">
            <text:p text:style-name="P125"><text:span text:style-name="T9">No more relevant because <text:s/></text:span><text:span text:style-name="T1">__ERC2771Context_init_unchained” </text:span><text:span text:style-name="T9">do not exist anymore in the recent version of OZ</text:span></text:p>
          </table:table-cell>
          <table:table-cell table:style-name="Table1.G9" office:value-type="string">
            <text:p text:style-name="P151">No longer relevant</text:p>
          </table:table-cell>
          <table:table-cell table:style-name="Table1.H32" office:value-type="string">
            <text:p text:style-name="P10"/>
          </table:table-cell>
          <table:table-cell table:style-name="Table1.I3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2">
            <text:p text:style-name="P77">32</text:p>
          </table:table-cell>
          <table:table-cell table:style-name="Table1.B33" office:value-type="string">
            <text:p text:style-name="P65">Minor</text:p>
          </table:table-cell>
          <table:table-cell table:style-name="Table1.C33" office:value-type="string">
            <text:p text:style-name="P28">CMTAT.sol</text:p>
          </table:table-cell>
          <table:table-cell table:style-name="Table1.D33" office:value-type="string">
            <text:p text:style-name="P32">mint</text:p>
          </table:table-cell>
          <table:table-cell table:style-name="Table1.E33" office:value-type="string">
            <text:p text:style-name="P21">This event should be emitted inside the “_mint” function.</text:p>
          </table:table-cell>
          <table:table-cell table:style-name="Table1.F33" office:value-type="string">
            <text:p text:style-name="P21">_<text:span text:style-name="T123">mint is a function from OpenZeppelin library. It is not possible to modify it directly. We can override it but it is a bit overkill</text:span></text:p>
          </table:table-cell>
          <table:table-cell table:style-name="Table1.G2" office:value-type="string">
            <text:p text:style-name="P134">Closed</text:p>
          </table:table-cell>
          <table:table-cell table:style-name="Table1.H33" office:value-type="string">
            <text:p text:style-name="P10"/>
          </table:table-cell>
          <table:table-cell table:style-name="Table1.I3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3">
            <text:p text:style-name="P77">33</text:p>
          </table:table-cell>
          <table:table-cell table:style-name="Table1.B34" office:value-type="string">
            <text:p text:style-name="P21">Minor</text:p>
          </table:table-cell>
          <table:table-cell table:style-name="Table1.C34" office:value-type="string">
            <text:p text:style-name="P28">CMTAT.sol</text:p>
          </table:table-cell>
          <table:table-cell table:style-name="Table1.D34" office:value-type="string">
            <text:p text:style-name="P21">BurnFrom</text:p>
            <text:p text:style-name="P99">(replaced by forceBurn in the version 2.1)</text:p>
          </table:table-cell>
          <table:table-cell table:style-name="Table1.E34" office:value-type="string">
            <text:p text:style-name="P21">This would emit the “Approval” event (which is not desired) but will not emit</text:p>
            <text:p text:style-name="P21">the “Spend” event (which is actually desired).</text:p>
          </table:table-cell>
          <table:table-cell table:style-name="Table1.F34" office:value-type="string">
            <text:p text:style-name="P176"><text:span text:style-name="T105">No more relevant, </text:span><text:span text:style-name="T106">the concerned code was removed </text:span><text:span text:style-name="T107">by replacing the function burnFrom by forceBurn</text:span></text:p>
          </table:table-cell>
          <table:table-cell table:style-name="Table1.G9" office:value-type="string">
            <text:p text:style-name="P153">No longer relevant</text:p>
          </table:table-cell>
          <table:table-cell table:style-name="Table1.H34" office:value-type="string">
            <text:p text:style-name="P10"/>
          </table:table-cell>
          <table:table-cell table:style-name="Table1.I3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4">
            <text:p text:style-name="P77">34</text:p>
          </table:table-cell>
          <table:table-cell table:style-name="Table1.B35" office:value-type="string">
            <text:p text:style-name="P21">Minor</text:p>
          </table:table-cell>
          <table:table-cell table:style-name="Table1.C35" office:value-type="string">
            <text:p text:style-name="P28">CMTAT.sol</text:p>
          </table:table-cell>
          <table:table-cell table:style-name="Table1.D35" office:value-type="string">
            <text:p text:style-name="P21">BurnFrom </text:p>
            <text:p text:style-name="P98">(replaced by forceBurn in the version 2.1)</text:p>
          </table:table-cell>
          <table:table-cell table:style-name="Table1.E35" office:value-type="string">
            <text:p text:style-name="P21">This event should be emitted inside the “_burn” function.</text:p>
          </table:table-cell>
          <table:table-cell table:style-name="Table1.F35" office:value-type="string">
            <text:p text:style-name="P158"><text:span text:style-name="T52">_</text:span><text:span text:style-name="T67">burn is a function from OpenZeppelin library. It is not possible to modify it directly. We can override it but it is a bit overkill</text:span></text:p>
          </table:table-cell>
          <table:table-cell table:style-name="Table1.G2" office:value-type="string">
            <text:p text:style-name="P134">Closed</text:p>
          </table:table-cell>
          <table:table-cell table:style-name="Table1.H35" office:value-type="string">
            <text:p text:style-name="P10"/>
          </table:table-cell>
          <table:table-cell table:style-name="Table1.I3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5">
            <text:p text:style-name="P77">35</text:p>
          </table:table-cell>
          <table:table-cell table:style-name="Table1.B36" office:value-type="string">
            <text:p text:style-name="P21">Minor</text:p>
          </table:table-cell>
          <table:table-cell table:style-name="Table1.C36" office:value-type="string">
            <text:p text:style-name="P28">CMTAT.sol</text:p>
          </table:table-cell>
          <table:table-cell table:style-name="Table1.D36" office:value-type="string">
            <text:p text:style-name="P66">Several functions (see report)</text:p>
          </table:table-cell>
          <table:table-cell table:style-name="Table1.E36" office:value-type="string">
            <text:p text:style-name="P21">With multiple inheritance, it is unclear what base contract is referred as “super”</text:p>
            <text:p text:style-name="P21"><text:soft-page-break/>here.</text:p>
          </table:table-cell>
          <table:table-cell table:style-name="Table1.F36" office:value-type="string">
            <text:p text:style-name="P91">The parent module / <text:span text:style-name="T118">base contract</text:span> is explicitly indicated.</text:p>
          </table:table-cell>
          <table:table-cell table:style-name="Table1.G3" office:value-type="string">
            <text:p text:style-name="P142">Full Fixed</text:p>
          </table:table-cell>
          <table:table-cell table:style-name="Table1.H36" office:value-type="string">
            <text:p text:style-name="P160"><text:a xlink:type="simple" xlink:href="https://github.com/CMTA/CMTAT/pull/92" text:style-name="Internet_20_link" text:visited-style-name="Visited_20_Internet_20_Link"><text:span text:style-name="T103">Pull/92</text:span></text:a></text:p>
            <text:p text:style-name="P160"><text:a xlink:type="simple" xlink:href="https://github.com/CMTA/CMTAT/commit/38ec85df464fc8162e9214b2d308170d2de2d4fb" text:style-name="Internet_20_link" text:visited-style-name="Visited_20_Internet_20_Link"><text:span text:style-name="T103">Commit</text:span></text:a></text:p>
            <text:p text:style-name="P160"/>
            <text:p text:style-name="P160"><text:soft-page-break/><text:a xlink:type="simple" xlink:href="https://github.com/CMTA/CMTAT/pull/93" text:style-name="Internet_20_link" text:visited-style-name="Visited_20_Internet_20_Link"><text:span text:style-name="T103">pull/93</text:span></text:a></text:p>
            <text:p text:style-name="P160"><text:a xlink:type="simple" xlink:href="https://github.com/CMTA/CMTAT/commit/a6a8ca1bc0b974d0d1d63bc0f42e112d5f243b19" text:style-name="Internet_20_link" text:visited-style-name="Visited_20_Internet_20_Link"><text:span text:style-name="T128">Commit</text:span></text:a></text:p>
          </table:table-cell>
          <table:table-cell table:style-name="Table1.I3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6">
            <text:p text:style-name="P77">36</text:p>
          </table:table-cell>
          <table:table-cell table:style-name="Table1.B37" office:value-type="string">
            <text:p text:style-name="P21">Minor</text:p>
          </table:table-cell>
          <table:table-cell table:style-name="Table1.C37" office:value-type="string">
            <text:p text:style-name="P28">CMTAT.sol</text:p>
          </table:table-cell>
          <table:table-cell table:style-name="Table1.D37" office:value-type="string">
            <text:p text:style-name="P67">DetectTransferRestriction</text:p>
            <text:p text:style-name="P67">messageForTransferRestriction</text:p>
          </table:table-cell>
          <table:table-cell table:style-name="Table1.E37" office:value-type="string">
            <text:p text:style-name="P21">This logic should be moved to the “PauseModule” contract.</text:p>
          </table:table-cell>
          <table:table-cell table:style-name="Table1.F37" office:value-type="string">
            <text:p text:style-name="P95">The ValidationModule defines the different code of rejection, it is better to keep all the validation logic in the same module.</text:p>
          </table:table-cell>
          <table:table-cell table:style-name="Table1.G2" office:value-type="string">
            <text:p text:style-name="P136">Closed</text:p>
          </table:table-cell>
          <table:table-cell table:style-name="Table1.H37" office:value-type="string">
            <text:p text:style-name="P93"/>
          </table:table-cell>
          <table:table-cell table:style-name="Table1.I3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7">
            <text:p text:style-name="P77">37</text:p>
          </table:table-cell>
          <table:table-cell table:style-name="Table1.B38" office:value-type="string">
            <text:p text:style-name="P21">Minor</text:p>
          </table:table-cell>
          <table:table-cell table:style-name="Table1.C38" office:value-type="string">
            <text:p text:style-name="P28">CMTAT.sol</text:p>
          </table:table-cell>
          <table:table-cell table:style-name="Table1.D38" office:value-type="string">
            <text:p text:style-name="P21">detectTransferRestriction</text:p>
          </table:table-cell>
          <table:table-cell table:style-name="Table1.E38" office:value-type="string">
            <text:p text:style-name="P21">Should be “} else” for readability.</text:p>
          </table:table-cell>
          <table:table-cell table:style-name="Table1.F38" office:value-type="string">
            <text:p text:style-name="Text_20_body">Proposed changes have been implemented</text:p>
          </table:table-cell>
          <table:table-cell table:style-name="Table1.G5" office:value-type="string">
            <text:p text:style-name="P142">Full Fixed</text:p>
          </table:table-cell>
          <table:table-cell table:style-name="Table1.H38" office:value-type="string">
            <text:p text:style-name="Table_20_Contents"><text:a xlink:type="simple" xlink:href="https://github.com/CMTA/CMTAT/pull/17" text:style-name="Internet_20_link" text:visited-style-name="Visited_20_Internet_20_Link"><text:span text:style-name="T47">Pull/17</text:span></text:a></text:p>
            <text:p text:style-name="Table_20_Contents"><text:a xlink:type="simple" xlink:href="https://github.com/CMTA/CMTAT/commit/dd6f1b2369f42ed2a15760ef6c080879093dce1b" text:style-name="Internet_20_link" text:visited-style-name="Visited_20_Internet_20_Link"><text:span text:style-name="T56">Commit</text:span></text:a></text:p>
          </table:table-cell>
          <table:table-cell table:style-name="Table1.I3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8">
            <text:p text:style-name="P77">38</text:p>
          </table:table-cell>
          <table:table-cell table:style-name="Table1.B39" office:value-type="string">
            <text:p text:style-name="P21">Minor</text:p>
          </table:table-cell>
          <table:table-cell table:style-name="Table1.C39" office:value-type="string">
            <text:p text:style-name="P21">CMTAT.sol</text:p>
          </table:table-cell>
          <table:table-cell table:style-name="Table1.D39" office:value-type="string">
            <text:p text:style-name="P21">DetectTransferRestriction</text:p>
            <text:p text:style-name="P21">messageForTransferRestriction</text:p>
          </table:table-cell>
          <table:table-cell table:style-name="Table1.E39" office:value-type="string">
            <text:p text:style-name="P21">This logic should be moved to the “EnforcementModule” contact.</text:p>
          </table:table-cell>
          <table:table-cell table:style-name="Table1.F39" office:value-type="string">
            <text:p text:style-name="P94">The ValidationModule defines the different code of rejection, it is better to keep all the validation logic in the same module.</text:p>
          </table:table-cell>
          <table:table-cell table:style-name="Table1.G2" office:value-type="string">
            <text:p text:style-name="P132">Closed</text:p>
          </table:table-cell>
          <table:table-cell table:style-name="Table1.H39" office:value-type="string">
            <text:p text:style-name="P10"/>
          </table:table-cell>
          <table:table-cell table:style-name="Table1.I3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9">
            <text:p text:style-name="P77">39</text:p>
          </table:table-cell>
          <table:table-cell table:style-name="Table1.B40" office:value-type="string">
            <text:p text:style-name="P33">Minor</text:p>
          </table:table-cell>
          <table:table-cell table:style-name="Table1.C40" office:value-type="string">
            <text:p text:style-name="P21">CMTAT.sol</text:p>
          </table:table-cell>
          <table:table-cell table:style-name="Table1.D40" office:value-type="string">
            <text:p text:style-name="P21"/>
          </table:table-cell>
          <table:table-cell table:style-name="Table1.E40" office:value-type="string">
            <text:p text:style-name="P21">This logic should be moved to the “ValidationModule”.</text:p>
          </table:table-cell>
          <table:table-cell table:style-name="Table1.F40" office:value-type="string">
            <text:p text:style-name="P42">Proposed changes have been implemented</text:p>
          </table:table-cell>
          <table:table-cell table:style-name="Table1.G5" office:value-type="string">
            <text:p text:style-name="P142">Full Fixed</text:p>
          </table:table-cell>
          <table:table-cell table:style-name="Table1.H40" office:value-type="string">
            <text:p text:style-name="Table_20_Contents"><text:a xlink:type="simple" xlink:href="https://github.com/CMTA/CMTAT/commit/78c15834ad32aab16a2e3b9512393feeea7fc17c" text:style-name="Internet_20_link" text:visited-style-name="Visited_20_Internet_20_Link"><text:span text:style-name="T61">Commit</text:span></text:a></text:p>
            <text:p text:style-name="Table_20_Contents"><text:a xlink:type="simple" xlink:href="https://github.com/CMTA/CMTAT/pull/89" text:style-name="Internet_20_link" text:visited-style-name="Visited_20_Internet_20_Link"><text:span text:style-name="T117">pull/89</text:span></text:a></text:p>
          </table:table-cell>
          <table:table-cell table:style-name="Table1.I4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0">
            <text:p text:style-name="P77">40</text:p>
          </table:table-cell>
          <table:table-cell table:style-name="Table1.B41" office:value-type="string">
            <text:p text:style-name="P21">Minor</text:p>
          </table:table-cell>
          <table:table-cell table:style-name="Table1.C41" office:value-type="string">
            <text:p text:style-name="P21">CMTAT.sol</text:p>
          </table:table-cell>
          <table:table-cell table:style-name="Table1.D41" office:value-type="string">
            <text:p text:style-name="P21">setToken<text:span text:style-name="T11">I</text:span>d</text:p>
            <text:p text:style-name="P68">setTerms</text:p>
            <text:p text:style-name="P157">set Trust<text:span text:style-name="T33">e</text:span>dForwarder</text:p>
            <text:p text:style-name="P21"/>
          </table:table-cell>
          <table:table-cell table:style-name="Table1.E41" office:value-type="string">
            <text:p text:style-name="P68">These functions should log some event.</text:p>
            <text:p text:style-name="P68"/>
            <text:p text:style-name="P89">The function setTrustedForwarder was removed from the code.</text:p>
          </table:table-cell>
          <table:table-cell table:style-name="Table1.F41" office:value-type="string">
            <text:p text:style-name="P69"><text:span text:style-name="T35">Define events </text:span>setTokenId <text:span text:style-name="T35">&amp;</text:span> setTerms <text:span text:style-name="T35"><text:s/></text:span></text:p>
          </table:table-cell>
          <table:table-cell table:style-name="Table1.G5" office:value-type="string">
            <text:p text:style-name="P142">Full Fixed</text:p>
          </table:table-cell>
          <table:table-cell table:style-name="Table1.H41" office:value-type="string">
            <text:p text:style-name="Table_20_Contents"><text:a xlink:type="simple" xlink:href="https://github.com/CMTA/CMTAT/pull/80" text:style-name="Internet_20_link" text:visited-style-name="Visited_20_Internet_20_Link"><text:span text:style-name="T56">Pull/80</text:span></text:a></text:p>
            <text:p text:style-name="P10"/>
            <text:p text:style-name="Table_20_Contents"><text:a xlink:type="simple" xlink:href="https://github.com/CMTA/CMTAT/commit/d845a97490a02f3f2284060a6a763f266f4f9ae7" text:style-name="Internet_20_link" text:visited-style-name="Visited_20_Internet_20_Link"><text:span text:style-name="T56">Commit</text:span></text:a></text:p>
          </table:table-cell>
          <table:table-cell table:style-name="Table1.I4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1">
            <text:p text:style-name="P77">41</text:p>
          </table:table-cell>
          <table:table-cell table:style-name="Table1.B42" office:value-type="string">
            <text:p text:style-name="P21">Minor</text:p>
          </table:table-cell>
          <table:table-cell table:style-name="Table1.C42" office:value-type="string">
            <text:p text:style-name="P21">CMTAT.sol</text:p>
          </table:table-cell>
          <table:table-cell table:style-name="Table1.D42" office:value-type="string">
            <text:p text:style-name="P70">kill</text:p>
          </table:table-cell>
          <table:table-cell table:style-name="Table1.E42" office:value-type="string">
            <text:p text:style-name="P21">Due to various misuse cases, it is best practice to use <text:soft-page-break/>selfdestruct only <text:span text:style-name="T12">when multiple short-lived contracts are created</text:span></text:p>
          </table:table-cell>
          <table:table-cell table:style-name="Table1.F42" office:value-type="string">
            <text:p text:style-name="P90">The function kill is a legal requirement, it can <text:soft-page-break/>not be removed.</text:p>
            <text:p text:style-name="P90">Protections were added :</text:p>
            <text:p text:style-name="P90">- If the CMTAT is deployed with a proxy, the function kill can only be triggered through the proxy </text:p>
            <text:p text:style-name="P90">- The function is protected by an access control</text:p>
          </table:table-cell>
          <table:table-cell table:style-name="Table1.G2" office:value-type="string">
            <text:p text:style-name="P131">Closed</text:p>
          </table:table-cell>
          <table:table-cell table:style-name="Table1.H42" office:value-type="string">
            <text:p text:style-name="Table_20_Contents"><text:a xlink:type="simple" xlink:href="https://github.com/CMTA/CMTAT/pull/102" text:style-name="Internet_20_link" text:visited-style-name="Visited_20_Internet_20_Link"><text:span text:style-name="T62">pull/102</text:span></text:a></text:p>
          </table:table-cell>
          <table:table-cell table:style-name="Table1.I42" office:value-type="string">
            <text:p text:style-name="P10"/>
          </table:table-cell>
        </table:table-row>
        <table:table-row table:style-name="Table1.43">
          <table:table-cell table:style-name="Table1.A14" office:value-type="float" office:value="42">
            <text:p text:style-name="P77">42</text:p>
          </table:table-cell>
          <table:table-cell table:style-name="Table1.B43" office:value-type="string">
            <text:p text:style-name="P21">Minor</text:p>
          </table:table-cell>
          <table:table-cell table:style-name="Table1.C43" office:value-type="string">
            <text:p text:style-name="P21">CMTAT.sol</text:p>
          </table:table-cell>
          <table:table-cell table:style-name="Table1.D43" office:value-type="string">
            <text:p text:style-name="P21">_beforeTokenTransfer</text:p>
          </table:table-cell>
          <table:table-cell table:style-name="Table1.E43" office:value-type="string">
            <text:p text:style-name="P21">These checks should be the first to save gas.</text:p>
          </table:table-cell>
          <table:table-cell table:style-name="Table1.F43" office:value-type="string">
            <text:p text:style-name="Text_20_body"><text:bookmark text:name="tw-target-text"/>Proposed changes have been implemented</text:p>
          </table:table-cell>
          <table:table-cell table:style-name="Table1.G5" office:value-type="string">
            <text:p text:style-name="P142">Full Fixed</text:p>
          </table:table-cell>
          <table:table-cell table:style-name="Table1.H43" office:value-type="string">
            <text:p text:style-name="Table_20_Contents"><text:a xlink:type="simple" xlink:href="https://github.com/CMTA/CMTAT/pull/18" text:style-name="Internet_20_link" text:visited-style-name="Visited_20_Internet_20_Link"><text:span text:style-name="T56">Pull/18</text:span></text:a></text:p>
            <text:p text:style-name="Table_20_Contents"><text:a xlink:type="simple" xlink:href="https://github.com/CMTA/CMTAT/commit/316422f306ceda6f11cfdc15c96fc593daea7ea1" text:style-name="Internet_20_link" text:visited-style-name="Visited_20_Internet_20_Link"><text:span text:style-name="T56">Commit</text:span></text:a></text:p>
          </table:table-cell>
          <table:table-cell table:style-name="Table1.I4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3">
            <text:p text:style-name="P77">43</text:p>
          </table:table-cell>
          <table:table-cell table:style-name="Table1.B44" office:value-type="string">
            <text:p text:style-name="P21">Minor</text:p>
          </table:table-cell>
          <table:table-cell table:style-name="Table1.C44" office:value-type="string">
            <text:p text:style-name="P21">CMTAT.sol</text:p>
          </table:table-cell>
          <table:table-cell table:style-name="Table1.D44" office:value-type="string">
            <text:p text:style-name="P21">_beforeTokenTransfer</text:p>
          </table:table-cell>
          <table:table-cell table:style-name="Table1.E44" office:value-type="string">
            <text:p text:style-name="P21"><text:span text:style-name="T10">T</text:span>his check should be done in the “PauseModule” smart contract.</text:p>
          </table:table-cell>
          <table:table-cell table:style-name="Table1.F44" office:value-type="string">
            <text:p text:style-name="P100">The code calls a function from the PauseModule. </text:p>
            <text:p text:style-name="Text_20_body"><text:bookmark text:name="tw-target-text5"/>We don't see what <text:span text:style-name="T137">more </text:span>we could do </text:p>
            <text:p text:style-name="Text_20_body"/>
            <text:p text:style-name="P100"/>
          </table:table-cell>
          <table:table-cell table:style-name="Table1.G2" office:value-type="string">
            <text:p text:style-name="P133">Closed</text:p>
          </table:table-cell>
          <table:table-cell table:style-name="Table1.H44" office:value-type="string">
            <text:p text:style-name="P10"/>
          </table:table-cell>
          <table:table-cell table:style-name="Table1.I4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4">
            <text:p text:style-name="P77">44</text:p>
          </table:table-cell>
          <table:table-cell table:style-name="Table1.B45" office:value-type="string">
            <text:p text:style-name="P21">Minor</text:p>
          </table:table-cell>
          <table:table-cell table:style-name="Table1.C45" office:value-type="string">
            <text:p text:style-name="P21">CMTAT.sol</text:p>
          </table:table-cell>
          <table:table-cell table:style-name="Table1.D45" office:value-type="string">
            <text:p text:style-name="P21">_beforeTokenTransfer</text:p>
          </table:table-cell>
          <table:table-cell table:style-name="Table1.E45" office:value-type="string">
            <text:p text:style-name="P21"><text:span text:style-name="T32">T</text:span>his check should be done in the “EnforcementModule” smart contract.</text:p>
          </table:table-cell>
          <table:table-cell table:style-name="Table1.F45" office:value-type="string">
            <text:p text:style-name="P100">The code calls a function from the EnforcementModule.</text:p>
            <text:p text:style-name="P196">We don't see what <text:span text:style-name="T137">more </text:span>we could do</text:p>
            <text:p text:style-name="P101"/>
          </table:table-cell>
          <table:table-cell table:style-name="Table1.G2" office:value-type="string">
            <text:p text:style-name="P133">Closed</text:p>
          </table:table-cell>
          <table:table-cell table:style-name="Table1.H45" office:value-type="string">
            <text:p text:style-name="P10"/>
          </table:table-cell>
          <table:table-cell table:style-name="Table1.I45" office:value-type="string">
            <text:p text:style-name="P10"/>
          </table:table-cell>
        </table:table-row>
        <text:soft-page-break/>
        <table:table-row table:style-name="Table1.9">
          <table:table-cell table:style-name="Table1.A14" office:value-type="float" office:value="45">
            <text:p text:style-name="P77">45</text:p>
          </table:table-cell>
          <table:table-cell table:style-name="Table1.B46" office:value-type="string">
            <text:p text:style-name="P21">Minor</text:p>
          </table:table-cell>
          <table:table-cell table:style-name="Table1.C46" office:value-type="string">
            <text:p text:style-name="P34">CMTAT.sol</text:p>
          </table:table-cell>
          <table:table-cell table:style-name="Table1.D46" office:value-type="string">
            <text:p text:style-name="P21">_beforeTokenTransfer</text:p>
          </table:table-cell>
          <table:table-cell table:style-name="Table1.E46" office:value-type="string">
            <text:p text:style-name="P21">This code should be moved to the “ValidationModule” smart contract.</text:p>
          </table:table-cell>
          <table:table-cell table:style-name="Table1.F46" office:value-type="string">
            <text:p text:style-name="P158"><text:span text:style-name="T58">Move </text:span><text:span text:style-name="T52">the concerned code inside the ValidationModule</text:span></text:p>
          </table:table-cell>
          <table:table-cell table:style-name="Table1.G5" office:value-type="string">
            <text:p text:style-name="P142">Full Fixed</text:p>
          </table:table-cell>
          <table:table-cell table:style-name="Table1.H46" office:value-type="string">
            <text:p text:style-name="P162"><text:a xlink:type="simple" xlink:href="https://github.com/CMTA/CMTAT/commit/6576828736cb3d0616fab76f3f618732821b9193" text:style-name="Internet_20_link" text:visited-style-name="Visited_20_Internet_20_Link"><text:span text:style-name="T58">Commit</text:span></text:a></text:p>
            <text:p text:style-name="P162"><text:a xlink:type="simple" xlink:href="https://github.com/CMTA/CMTAT/pull/89" text:style-name="Internet_20_link" text:visited-style-name="Visited_20_Internet_20_Link"><text:span text:style-name="T58">pull/89</text:span></text:a></text:p>
          </table:table-cell>
          <table:table-cell table:style-name="Table1.I4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6">
            <text:p text:style-name="P77">46</text:p>
          </table:table-cell>
          <table:table-cell table:style-name="Table1.B47" office:value-type="string">
            <text:p text:style-name="P34">Minor</text:p>
          </table:table-cell>
          <table:table-cell table:style-name="Table1.C47" office:value-type="string">
            <text:p text:style-name="P21">PauseModule.sol</text:p>
          </table:table-cell>
          <table:table-cell table:style-name="Table1.D47" office:value-type="string">
            <text:p text:style-name="P21">-</text:p>
          </table:table-cell>
          <table:table-cell table:style-name="Table1.E47" office:value-type="string">
            <text:p text:style-name="P21">The version of the imported library <text:span text:style-name="T22">(OZ) </text:span>should be provided.</text:p>
          </table:table-cell>
          <table:table-cell table:style-name="Table1.F47" office:value-type="string">
            <text:p text:style-name="P37"><text:span text:style-name="T98">The </text:span>OpenZeppelin version <text:span text:style-name="T98">is indicated in the file </text:span>USAGE.md</text:p>
          </table:table-cell>
          <table:table-cell table:style-name="Table1.G5" office:value-type="string">
            <text:p text:style-name="P142">Full Fixed</text:p>
          </table:table-cell>
          <table:table-cell table:style-name="Table1.H47" office:value-type="string">
            <text:p text:style-name="Table_20_Contents"><text:a xlink:type="simple" xlink:href="https://github.com/CMTA/CMTAT/pull/98/" text:style-name="Internet_20_link" text:visited-style-name="Visited_20_Internet_20_Link"><text:span text:style-name="T63">Pull/98/</text:span></text:a></text:p>
            <text:p text:style-name="Table_20_Contents"><text:a xlink:type="simple" xlink:href="https://github.com/CMTA/CMTAT/commit/c0e257671144cf87bd33f241b3e208cfc374e45c" text:style-name="Internet_20_link" text:visited-style-name="Visited_20_Internet_20_Link"><text:span text:style-name="T119">Commit</text:span></text:a></text:p>
          </table:table-cell>
          <table:table-cell table:style-name="Table1.I47" office:value-type="string">
            <text:p text:style-name="P88"/>
          </table:table-cell>
        </table:table-row>
        <table:table-row table:style-name="Table1.9">
          <table:table-cell table:style-name="Table1.A14" office:value-type="float" office:value="47">
            <text:p text:style-name="P77">47</text:p>
          </table:table-cell>
          <table:table-cell table:style-name="Table1.B48" office:value-type="string">
            <text:p text:style-name="P21">Minor</text:p>
          </table:table-cell>
          <table:table-cell table:style-name="Table1.C48" office:value-type="string">
            <text:p text:style-name="P21">PauseModule.sol</text:p>
          </table:table-cell>
          <table:table-cell table:style-name="Table1.D48" office:value-type="string">
            <text:p text:style-name="P21">-</text:p>
          </table:table-cell>
          <table:table-cell table:style-name="Table1.E48" office:value-type="string">
            <text:p text:style-name="P21">This contract <text:span text:style-name="T19">should defines the “__Pause_init” and</text:span></text:p>
            <text:p text:style-name="P21">“__Pause_init_unchained” functions.</text:p>
          </table:table-cell>
          <table:table-cell table:style-name="Table1.F48" office:value-type="string">
            <text:p text:style-name="P158"><text:span text:style-name="T130">D</text:span><text:span text:style-name="T131">efine the functions </text:span><text:span text:style-name="Emphasis"><text:span text:style-name="T131">PauseModule_init</text:span></text:span><text:span text:style-name="T129"> </text:span><text:span text:style-name="T131">&amp; </text:span><text:span text:style-name="Emphasis"><text:span text:style-name="T131">PauseModule_init_unchained</text:span></text:span></text:p>
          </table:table-cell>
          <table:table-cell table:style-name="Table1.G5" office:value-type="string">
            <text:p text:style-name="P150">Full Fixed</text:p>
          </table:table-cell>
          <table:table-cell table:style-name="Table1.H48" office:value-type="string">
            <text:p text:style-name="P172"><text:a xlink:type="simple" xlink:href="https://github.com/CMTA/CMTAT/pull/104" text:style-name="Internet_20_link" text:visited-style-name="Visited_20_Internet_20_Link"><text:span text:style-name="T65">Pull/104</text:span></text:a></text:p>
            <text:p text:style-name="P172"><text:a xlink:type="simple" xlink:href="https://github.com/CMTA/CMTAT/commit/7a2735bec1d1dc1192f48303c8ce21f001747466" text:style-name="Internet_20_link" text:visited-style-name="Visited_20_Internet_20_Link"><text:span text:style-name="T126">Commit</text:span></text:a></text:p>
          </table:table-cell>
          <table:table-cell table:style-name="Table1.I4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8">
            <text:p text:style-name="P77">48</text:p>
          </table:table-cell>
          <table:table-cell table:style-name="Table1.B49" office:value-type="string">
            <text:p text:style-name="P21">Minor</text:p>
          </table:table-cell>
          <table:table-cell table:style-name="Table1.C49" office:value-type="string">
            <text:p text:style-name="P21">PauseModule.sol</text:p>
          </table:table-cell>
          <table:table-cell table:style-name="Table1.D49" office:value-type="string">
            <text:p text:style-name="P21">TRANSFER_REJECTED_PAUSED</text:p>
          </table:table-cell>
          <table:table-cell table:style-name="Table1.E49" office:value-type="string">
            <text:p text:style-name="P21">Defining constants for different transfer rejection reasons in different contracts</text:p>
            <text:p text:style-name="P21">is error-prone</text:p>
          </table:table-cell>
          <table:table-cell table:style-name="Table1.F49" office:value-type="string">
            <text:p text:style-name="P64">Define an enum in CMTAT.sol</text:p>
          </table:table-cell>
          <table:table-cell table:style-name="Table1.G5" office:value-type="string">
            <text:p text:style-name="P142">Full Fixed</text:p>
          </table:table-cell>
          <table:table-cell table:style-name="Table1.H49" office:value-type="string">
            <text:p text:style-name="P7"><text:a xlink:type="simple" xlink:href="https://github.com/CMTA/CMTAT/pull/78" text:style-name="Internet_20_link" text:visited-style-name="Visited_20_Internet_20_Link"><text:span text:style-name="T48">Pull/78</text:span></text:a></text:p>
            <text:p text:style-name="P7"><text:a xlink:type="simple" xlink:href="https://github.com/CMTA/CMTAT/commit/9894aa3510b0471e6daaaa23e67e6eecfa7e41d2" text:style-name="Internet_20_link" text:visited-style-name="Visited_20_Internet_20_Link"><text:span text:style-name="T56">Commit</text:span></text:a></text:p>
          </table:table-cell>
          <table:table-cell table:style-name="Table1.I4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9">
            <text:p text:style-name="P77">49</text:p>
          </table:table-cell>
          <table:table-cell table:style-name="Table1.B50" office:value-type="string">
            <text:p text:style-name="P21">Minor</text:p>
          </table:table-cell>
          <table:table-cell table:style-name="Table1.C50" office:value-type="string">
            <text:p text:style-name="P21">AuthorizationModule.sol</text:p>
          </table:table-cell>
          <table:table-cell table:style-name="Table1.D50" office:value-type="string">
            <text:p text:style-name="P21">-</text:p>
          </table:table-cell>
          <table:table-cell table:style-name="Table1.E50" office:value-type="string">
            <text:p text:style-name="P21">The version of the imported library <text:span text:style-name="T22">(OZ)</text:span> should be provided.</text:p>
          </table:table-cell>
          <table:table-cell table:style-name="Table1.F50" office:value-type="string">
            <text:p text:style-name="P37"><text:span text:style-name="T98">The </text:span>OpenZeppelin version <text:span text:style-name="T98">is indicated in the file </text:span>USAGE.md</text:p>
          </table:table-cell>
          <table:table-cell table:style-name="Table1.G5" office:value-type="string">
            <text:p text:style-name="P142">Full Fixed</text:p>
          </table:table-cell>
          <table:table-cell table:style-name="Table1.H50" office:value-type="string">
            <text:p text:style-name="P163"><text:a xlink:type="simple" xlink:href="https://github.com/CMTA/CMTAT/pull/98/" text:style-name="Internet_20_link" text:visited-style-name="Visited_20_Internet_20_Link"><text:span text:style-name="T63">Pull/98/</text:span></text:a></text:p>
            <text:p text:style-name="P163"><text:a xlink:type="simple" xlink:href="https://github.com/CMTA/CMTAT/commit/c0e257671144cf87bd33f241b3e208cfc374e45c" text:style-name="Internet_20_link" text:visited-style-name="Visited_20_Internet_20_Link"><text:span text:style-name="T63">Commit</text:span></text:a></text:p>
          </table:table-cell>
          <table:table-cell table:style-name="Table1.I50" office:value-type="string">
            <text:p text:style-name="P88"/>
          </table:table-cell>
        </table:table-row>
        <table:table-row table:style-name="Table1.9">
          <table:table-cell table:style-name="Table1.A14" office:value-type="float" office:value="50">
            <text:p text:style-name="P77">50</text:p>
          </table:table-cell>
          <table:table-cell table:style-name="Table1.B51" office:value-type="string">
            <text:p text:style-name="P21">Minor</text:p>
          </table:table-cell>
          <table:table-cell table:style-name="Table1.C51" office:value-type="string">
            <text:p text:style-name="P21">AuthorizationModule.sol</text:p>
          </table:table-cell>
          <table:table-cell table:style-name="Table1.D51" office:value-type="string">
            <text:p text:style-name="P21">-</text:p>
          </table:table-cell>
          <table:table-cell table:style-name="Table1.E51" office:value-type="string">
            <text:p text:style-name="P21">It is a good practice to put a comment into an empty block to explain why it is empty.</text:p>
          </table:table-cell>
          <table:table-cell table:style-name="Table1.F51" office:value-type="string">
            <text:p text:style-name="P92">The block is no longer empty.</text:p>
          </table:table-cell>
          <table:table-cell table:style-name="Table1.G9" office:value-type="string">
            <text:p text:style-name="P152">No longer relevant</text:p>
          </table:table-cell>
          <table:table-cell table:style-name="Table1.H51" office:value-type="string">
            <text:p text:style-name="P10"/>
          </table:table-cell>
          <table:table-cell table:style-name="Table1.I5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1">
            <text:p text:style-name="P77">51</text:p>
          </table:table-cell>
          <table:table-cell table:style-name="Table1.B52" office:value-type="string">
            <text:p text:style-name="P21">Minor</text:p>
          </table:table-cell>
          <table:table-cell table:style-name="Table1.C52" office:value-type="string">
            <text:p text:style-name="P21">AuthorizationModule.sol</text:p>
          </table:table-cell>
          <table:table-cell table:style-name="Table1.D52" office:value-type="string">
            <text:p text:style-name="P21">-</text:p>
          </table:table-cell>
          <table:table-cell table:style-name="Table1.E52" office:value-type="string">
            <text:p text:style-name="P158"><text:span text:style-name="T52">This contract should define the “__Authorization_init” and “__</text:span><text:span text:style-name="T53">Au</text:span><text:span text:style-name="T52">tho-</text:span></text:p>
            <text:p text:style-name="P21">rization_init_unchained” functions.</text:p>
          </table:table-cell>
          <table:table-cell table:style-name="Table1.F52" office:value-type="string">
            <text:p text:style-name="P158"><text:span text:style-name="T132">D</text:span><text:span text:style-name="T131">efine the functions </text:span><text:span text:style-name="Emphasis"><text:span text:style-name="T131">Authorization_init</text:span></text:span><text:span text:style-name="T129"> </text:span><text:span text:style-name="T131">&amp; </text:span><text:span text:style-name="Emphasis"><text:span text:style-name="T131">Authorization_init_unchained</text:span></text:span></text:p>
          </table:table-cell>
          <table:table-cell table:style-name="Table1.G5" office:value-type="string">
            <text:p text:style-name="P142">Full Fixed</text:p>
          </table:table-cell>
          <table:table-cell table:style-name="Table1.H52" office:value-type="string">
            <text:p text:style-name="P172"><text:a xlink:type="simple" xlink:href="https://github.com/CMTA/CMTAT/pull/104" text:style-name="Internet_20_link" text:visited-style-name="Visited_20_Internet_20_Link"><text:span text:style-name="T65">Pull/104</text:span></text:a></text:p>
            <text:p text:style-name="P172"><text:a xlink:type="simple" xlink:href="https://github.com/CMTA/CMTAT/commit/7a2735bec1d1dc1192f48303c8ce21f001747466" text:style-name="Internet_20_link" text:visited-style-name="Visited_20_Internet_20_Link"><text:span text:style-name="T127">Commit</text:span></text:a></text:p>
          </table:table-cell>
          <table:table-cell table:style-name="Table1.I5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2">
            <text:p text:style-name="P77">52</text:p>
          </table:table-cell>
          <table:table-cell table:style-name="Table1.B53" office:value-type="string">
            <text:p text:style-name="P21">Minor</text:p>
          </table:table-cell>
          <table:table-cell table:style-name="Table1.C53" office:value-type="string">
            <text:p text:style-name="P21">MintModule.sol</text:p>
          </table:table-cell>
          <table:table-cell table:style-name="Table1.D53" office:value-type="string">
            <text:p text:style-name="P71">-</text:p>
          </table:table-cell>
          <table:table-cell table:style-name="Table1.E53" office:value-type="string">
            <text:p text:style-name="P21">This module doesn’t actually implement minting <text:soft-page-break/>functionality.</text:p>
          </table:table-cell>
          <table:table-cell table:style-name="Table1.F53" office:value-type="string">
            <text:p text:style-name="P21">Move the mint functionality inside the <text:soft-page-break/>MintModule</text:p>
          </table:table-cell>
          <table:table-cell table:style-name="Table1.G5" office:value-type="string">
            <text:p text:style-name="P142">Full Fixed</text:p>
          </table:table-cell>
          <table:table-cell table:style-name="Table1.H53" office:value-type="string">
            <text:p text:style-name="Table_20_Contents"><text:a xlink:type="simple" xlink:href="https://github.com/CMTA/CMTAT/pull/88" text:style-name="Internet_20_link" text:visited-style-name="Visited_20_Internet_20_Link"><text:span text:style-name="T120">pull/88</text:span></text:a></text:p>
            <text:p text:style-name="Table_20_Contents"><text:a xlink:type="simple" xlink:href="https://github.com/CMTA/CMTAT/commit/1a620f1f0ab29e2d2e1e3c6471c24c882d5c562d" text:style-name="Internet_20_link" text:visited-style-name="Visited_20_Internet_20_Link"><text:span text:style-name="T100">Commit</text:span></text:a></text:p>
          </table:table-cell>
          <table:table-cell table:style-name="Table1.I53" office:value-type="string">
            <text:p text:style-name="P10"/>
          </table:table-cell>
        </table:table-row>
        <table:table-row table:style-name="Table1.54">
          <table:table-cell table:style-name="Table1.A14" office:value-type="float" office:value="53">
            <text:p text:style-name="P77">53</text:p>
          </table:table-cell>
          <table:table-cell table:style-name="Table1.B54" office:value-type="string">
            <text:p text:style-name="P21">Minor</text:p>
          </table:table-cell>
          <table:table-cell table:style-name="Table1.C54" office:value-type="string">
            <text:p text:style-name="P21">EnforcementModule.sol</text:p>
          </table:table-cell>
          <table:table-cell table:style-name="Table1.D54" office:value-type="string">
            <text:p text:style-name="P21"/>
          </table:table-cell>
          <table:table-cell table:style-name="Table1.E54" office:value-type="string">
            <text:p text:style-name="P21">The version of the imported library <text:span text:style-name="T22">(OZ)</text:span> should be provided.</text:p>
          </table:table-cell>
          <table:table-cell table:style-name="Table1.F54" office:value-type="string">
            <text:p text:style-name="P37"><text:span text:style-name="T98">The </text:span>OpenZeppelin version <text:span text:style-name="T98">is indicated in the file </text:span>USAGE.md</text:p>
          </table:table-cell>
          <table:table-cell table:style-name="Table1.G3" office:value-type="string">
            <text:p text:style-name="P142">Full Fixed</text:p>
          </table:table-cell>
          <table:table-cell table:style-name="Table1.H54" office:value-type="string">
            <text:p text:style-name="P164"><text:a xlink:type="simple" xlink:href="https://github.com/CMTA/CMTAT/pull/98/" text:style-name="Internet_20_link" text:visited-style-name="Visited_20_Internet_20_Link"><text:span text:style-name="T63">Pull/98/</text:span></text:a></text:p>
            <text:p text:style-name="P164"><text:a xlink:type="simple" xlink:href="https://github.com/CMTA/CMTAT/commit/c0e257671144cf87bd33f241b3e208cfc374e45c" text:style-name="Internet_20_link" text:visited-style-name="Visited_20_Internet_20_Link"><text:span text:style-name="T63">Commit</text:span></text:a></text:p>
          </table:table-cell>
          <table:table-cell table:style-name="Table1.I54" office:value-type="string">
            <text:p text:style-name="P88"/>
          </table:table-cell>
        </table:table-row>
        <table:table-row table:style-name="Table1.9">
          <table:table-cell table:style-name="Table1.A14" office:value-type="float" office:value="54">
            <text:p text:style-name="P77">54</text:p>
          </table:table-cell>
          <table:table-cell table:style-name="Table1.B55" office:value-type="string">
            <text:p text:style-name="P21">Minor</text:p>
          </table:table-cell>
          <table:table-cell table:style-name="Table1.C55" office:value-type="string">
            <text:p text:style-name="P21">EnforcementModule.sol</text:p>
          </table:table-cell>
          <table:table-cell table:style-name="Table1.D55" office:value-type="string">
            <text:p text:style-name="P117">F r e e z e</text:p>
            <text:p text:style-name="P117">U n f r e e z e</text:p>
          </table:table-cell>
          <table:table-cell table:style-name="Table1.E55" office:value-type="string">
            <text:p text:style-name="P21">These events should probably also have the “reason” parameter.</text:p>
          </table:table-cell>
          <table:table-cell table:style-name="Table1.F55" office:value-type="string">
            <text:p text:style-name="Text_20_body"><text:span text:style-name="T77">Add </text:span><text:span text:style-name="T138">the parameters </text:span>reasonIndexed <text:span text:style-name="T138">&amp;</text:span> reason</text:p>
          </table:table-cell>
          <table:table-cell table:style-name="Table1.G5" office:value-type="string">
            <text:p text:style-name="P142">Full Fixed</text:p>
          </table:table-cell>
          <table:table-cell table:style-name="Table1.H55" office:value-type="string">
            <text:p text:style-name="Table_20_Contents"><text:a xlink:type="simple" xlink:href="https://github.com/CMTA/CMTAT/pull/122" text:style-name="Internet_20_link" text:visited-style-name="Visited_20_Internet_20_Link"><text:span text:style-name="T82">Pull/122</text:span></text:a></text:p>
            <text:p text:style-name="Table_20_Contents"><text:a xlink:type="simple" xlink:href="https://github.com/CMTA/CMTAT/commit/998cefda9c0eaa4d8d92352ebc84d50db8522563" text:style-name="Internet_20_link" text:visited-style-name="Visited_20_Internet_20_Link"><text:span text:style-name="T82">Commit</text:span></text:a></text:p>
          </table:table-cell>
          <table:table-cell table:style-name="Table1.I5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5">
            <text:p text:style-name="P77">55</text:p>
          </table:table-cell>
          <table:table-cell table:style-name="Table1.B56" office:value-type="string">
            <text:p text:style-name="P21">Minor</text:p>
          </table:table-cell>
          <table:table-cell table:style-name="Table1.C56" office:value-type="string">
            <text:p text:style-name="P21">EnforcementModule.sol</text:p>
          </table:table-cell>
          <table:table-cell table:style-name="Table1.D56" office:value-type="string">
            <text:p text:style-name="Text_20_body">TRANSFER_REJECTED_FROZEN</text:p>
          </table:table-cell>
          <table:table-cell table:style-name="Table1.E56" office:value-type="string">
            <text:p text:style-name="P21">Defining constants for different transfer rejection reasons in different contracts</text:p>
            <text:p text:style-name="P21">is error-prone.</text:p>
          </table:table-cell>
          <table:table-cell table:style-name="Table1.F56" office:value-type="string">
            <text:p text:style-name="P64">Define an enum in CMTAT.sol</text:p>
          </table:table-cell>
          <table:table-cell table:style-name="Table1.G5" office:value-type="string">
            <text:p text:style-name="P142">Full Fixed</text:p>
          </table:table-cell>
          <table:table-cell table:style-name="Table1.H56" office:value-type="string">
            <text:p text:style-name="P7"><text:a xlink:type="simple" xlink:href="https://github.com/CMTA/CMTAT/pull/78" text:style-name="Internet_20_link" text:visited-style-name="Visited_20_Internet_20_Link"><text:span text:style-name="T48">Pull/78</text:span></text:a></text:p>
            <text:p text:style-name="P7"><text:a xlink:type="simple" xlink:href="https://github.com/CMTA/CMTAT/commit/9894aa3510b0471e6daaaa23e67e6eecfa7e41d2" text:style-name="Internet_20_link" text:visited-style-name="Visited_20_Internet_20_Link"><text:span text:style-name="T56">Commit</text:span></text:a></text:p>
          </table:table-cell>
          <table:table-cell table:style-name="Table1.I5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6">
            <text:p text:style-name="P77">56</text:p>
          </table:table-cell>
          <table:table-cell table:style-name="Table1.B7" office:value-type="string">
            <text:p text:style-name="P21">Moderate</text:p>
          </table:table-cell>
          <table:table-cell table:style-name="Table1.C57" office:value-type="string">
            <text:p text:style-name="P21">EnforcementModule.sol</text:p>
          </table:table-cell>
          <table:table-cell table:style-name="Table1.D57" office:value-type="string">
            <text:p text:style-name="Text_20_body">TEXT_TRANSFER_REJECTED_FROZEN</text:p>
          </table:table-cell>
          <table:table-cell table:style-name="Table1.E57" office:value-type="string">
            <text:p text:style-name="P21">The message is exactly the same as in the “PauseModule” contract. Also, the message is misleading.</text:p>
          </table:table-cell>
          <table:table-cell table:style-name="Table1.F57" office:value-type="string">
            <text:p text:style-name="P72">The text message has been change<text:span text:style-name="T34">d</text:span></text:p>
          </table:table-cell>
          <table:table-cell table:style-name="Table1.G5" office:value-type="string">
            <text:p text:style-name="P142">Full Fixed</text:p>
          </table:table-cell>
          <table:table-cell table:style-name="Table1.H57" office:value-type="string">
            <text:p text:style-name="Table_20_Contents"><text:a xlink:type="simple" xlink:href="https://github.com/CMTA/CMTAT/pull/79" text:style-name="Internet_20_link" text:visited-style-name="Visited_20_Internet_20_Link"><text:span text:style-name="T56">Pull/79</text:span></text:a></text:p>
            <text:p text:style-name="P10"/>
            <text:p text:style-name="Table_20_Contents"><text:a xlink:type="simple" xlink:href="https://github.com/CMTA/CMTAT/commit/6b16e738b613679876a8f465e78171bd27185060" text:style-name="Internet_20_link" text:visited-style-name="Visited_20_Internet_20_Link"><text:span text:style-name="T43">Commit</text:span></text:a></text:p>
          </table:table-cell>
          <table:table-cell table:style-name="Table1.I5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7">
            <text:p text:style-name="P77">57</text:p>
          </table:table-cell>
          <table:table-cell table:style-name="Table1.B58" office:value-type="string">
            <text:p text:style-name="P21">Minor</text:p>
          </table:table-cell>
          <table:table-cell table:style-name="Table1.C58" office:value-type="string">
            <text:p text:style-name="P21">MetaTxModule.sol</text:p>
          </table:table-cell>
          <table:table-cell table:style-name="Table1.D58" office:value-type="string">
            <text:p text:style-name="P21">-</text:p>
          </table:table-cell>
          <table:table-cell table:style-name="Table1.E58" office:value-type="string">
            <text:p text:style-name="P21">The version of the imported library <text:span text:style-name="T23">(OZ) </text:span>should be provided.</text:p>
          </table:table-cell>
          <table:table-cell table:style-name="Table1.F58" office:value-type="string">
            <text:p text:style-name="P37"><text:span text:style-name="T98">The </text:span>OpenZeppelin version <text:span text:style-name="T98">is indicated in the file </text:span>USAGE.md</text:p>
          </table:table-cell>
          <table:table-cell table:style-name="Table1.G5" office:value-type="string">
            <text:p text:style-name="P142">Full Fixed</text:p>
          </table:table-cell>
          <table:table-cell table:style-name="Table1.H58" office:value-type="string">
            <text:p text:style-name="P165"><text:a xlink:type="simple" xlink:href="https://github.com/CMTA/CMTAT/pull/98/" text:style-name="Internet_20_link" text:visited-style-name="Visited_20_Internet_20_Link"><text:span text:style-name="T63">Pull/98/</text:span></text:a></text:p>
            <text:p text:style-name="P165"><text:a xlink:type="simple" xlink:href="https://github.com/CMTA/CMTAT/commit/c0e257671144cf87bd33f241b3e208cfc374e45c" text:style-name="Internet_20_link" text:visited-style-name="Visited_20_Internet_20_Link"><text:span text:style-name="T63">Commit</text:span></text:a></text:p>
          </table:table-cell>
          <table:table-cell table:style-name="Table1.I58" office:value-type="string">
            <text:p text:style-name="P88"/>
          </table:table-cell>
        </table:table-row>
        <table:table-row table:style-name="Table1.9">
          <table:table-cell table:style-name="Table1.A14" office:value-type="float" office:value="58">
            <text:p text:style-name="P77">58</text:p>
          </table:table-cell>
          <table:table-cell table:style-name="Table1.B59" office:value-type="string">
            <text:p text:style-name="P21">Minor</text:p>
          </table:table-cell>
          <table:table-cell table:style-name="Table1.C59" office:value-type="string">
            <text:p text:style-name="P21">MetaTxModule.sol</text:p>
          </table:table-cell>
          <table:table-cell table:style-name="Table1.D59" office:value-type="string">
            <text:p text:style-name="P21">__MetaTx_init</text:p>
          </table:table-cell>
          <table:table-cell table:style-name="Table1.E59" office:value-type="string">
            <text:p text:style-name="P21">This code relies on how the base contract is implemented.</text:p>
          </table:table-cell>
          <table:table-cell table:style-name="Table1.F59" office:value-type="string">
            <text:p text:style-name="P125"><text:span text:style-name="T9">No more relevant because <text:s/></text:span><text:span text:style-name="T1">__ERC2771Context_init_unchained” </text:span><text:span text:style-name="T9">do not exist anymore in the recent version of OZ</text:span></text:p>
          </table:table-cell>
          <table:table-cell table:style-name="Table1.G9" office:value-type="string">
            <text:p text:style-name="P151">No longer relevant</text:p>
          </table:table-cell>
          <table:table-cell table:style-name="Table1.H59" office:value-type="string">
            <text:p text:style-name="P10"/>
          </table:table-cell>
          <table:table-cell table:style-name="Table1.I5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9">
            <text:p text:style-name="P77">59</text:p>
          </table:table-cell>
          <table:table-cell table:style-name="Table1.B60" office:value-type="string">
            <text:p text:style-name="P21">Major</text:p>
          </table:table-cell>
          <table:table-cell table:style-name="Table1.C60" office:value-type="string">
            <text:p text:style-name="P21">MetaTxModule.sol</text:p>
          </table:table-cell>
          <table:table-cell table:style-name="Table1.D60" office:value-type="string">
            <text:p text:style-name="P21">__MetaTx_init_unchained</text:p>
          </table:table-cell>
          <table:table-cell table:style-name="Table1.E60" office:value-type="string">
            <text:p text:style-name="P21">An unchained initializer is not supposed to call the base contract initializer.</text:p>
          </table:table-cell>
          <table:table-cell table:style-name="Table1.F60" office:value-type="string">
            <text:p text:style-name="P73">The problematic function call was removed.</text:p>
          </table:table-cell>
          <table:table-cell table:style-name="Table1.G5" office:value-type="string">
            <text:p text:style-name="P142">Full Fixed</text:p>
          </table:table-cell>
          <table:table-cell table:style-name="Table1.H60" office:value-type="string">
            <text:p text:style-name="Table_20_Contents"><text:a xlink:type="simple" xlink:href="https://github.com/CMTA/CMTAT/commit/d3dd4ac5f2f48dbcafae0c99385214e0e46fe912" text:style-name="Internet_20_link" text:visited-style-name="Visited_20_Internet_20_Link"><text:span text:style-name="T49">Commit</text:span></text:a></text:p>
          </table:table-cell>
          <table:table-cell table:style-name="Table1.I60" office:value-type="string">
            <text:p text:style-name="P10"/>
          </table:table-cell>
        </table:table-row>
        <text:soft-page-break/>
        <table:table-row table:style-name="Table1.9">
          <table:table-cell table:style-name="Table1.A14" office:value-type="float" office:value="60">
            <text:p text:style-name="P77">60</text:p>
          </table:table-cell>
          <table:table-cell table:style-name="Table1.B61" office:value-type="string">
            <text:p text:style-name="P21">Minor</text:p>
          </table:table-cell>
          <table:table-cell table:style-name="Table1.C61" office:value-type="string">
            <text:p text:style-name="P21">BurnModule.sol</text:p>
          </table:table-cell>
          <table:table-cell table:style-name="Table1.D61" office:value-type="string">
            <text:p text:style-name="P21">-</text:p>
          </table:table-cell>
          <table:table-cell table:style-name="Table1.E61" office:value-type="string">
            <text:p text:style-name="P74">The version of the imported library <text:span text:style-name="T24">(OZ)</text:span> should be provided.</text:p>
          </table:table-cell>
          <table:table-cell table:style-name="Table1.F61" office:value-type="string">
            <text:p text:style-name="P37"><text:span text:style-name="T98">The </text:span>OpenZeppelin version <text:span text:style-name="T98">is indicated in the file </text:span>USAGE.md</text:p>
          </table:table-cell>
          <table:table-cell table:style-name="Table1.G5" office:value-type="string">
            <text:p text:style-name="P142">Full Fixed</text:p>
          </table:table-cell>
          <table:table-cell table:style-name="Table1.H61" office:value-type="string">
            <text:p text:style-name="P166"><text:a xlink:type="simple" xlink:href="https://github.com/CMTA/CMTAT/pull/98/" text:style-name="Internet_20_link" text:visited-style-name="Visited_20_Internet_20_Link"><text:span text:style-name="T63">Pull/98/</text:span></text:a></text:p>
            <text:p text:style-name="P166"><text:a xlink:type="simple" xlink:href="https://github.com/CMTA/CMTAT/commit/c0e257671144cf87bd33f241b3e208cfc374e45c" text:style-name="Internet_20_link" text:visited-style-name="Visited_20_Internet_20_Link"><text:span text:style-name="T63">Commit</text:span></text:a></text:p>
          </table:table-cell>
          <table:table-cell table:style-name="Table1.I61" office:value-type="string">
            <text:p text:style-name="P88"/>
          </table:table-cell>
        </table:table-row>
        <table:table-row table:style-name="Table1.9">
          <table:table-cell table:style-name="Table1.A14" office:value-type="float" office:value="61">
            <text:p text:style-name="P77">61</text:p>
          </table:table-cell>
          <table:table-cell table:style-name="Table1.B62" office:value-type="string">
            <text:p text:style-name="P21">Minor</text:p>
          </table:table-cell>
          <table:table-cell table:style-name="Table1.C62" office:value-type="string">
            <text:p text:style-name="P21">BurnModule.sol</text:p>
          </table:table-cell>
          <table:table-cell table:style-name="Table1.D62" office:value-type="string">
            <text:p text:style-name="P21">-</text:p>
          </table:table-cell>
          <table:table-cell table:style-name="Table1.E62" office:value-type="string">
            <text:p text:style-name="P38"><text:span text:style-name="T121">a) </text:span>This module doesn’t actually implement burning. </text:p>
            <text:p text:style-name="P38"><text:span text:style-name="T121">b) </text:span>Also, in inherits from the “Initializable” interface but doesn’t have any initializer functions</text:p>
          </table:table-cell>
          <table:table-cell table:style-name="Table1.F62" office:value-type="string">
            <text:p text:style-name="P21">- Move the burn functionality inside the BurnModule</text:p>
            <text:p text:style-name="P178"><text:span text:style-name="T52">-</text:span><text:span text:style-name="T57"> </text:span><text:span text:style-name="T71">Add </text:span><text:span text:style-name="T52">initialize </text:span><text:span text:style-name="T71">functions</text:span></text:p>
          </table:table-cell>
          <table:table-cell table:style-name="Table1.G5" office:value-type="string">
            <text:p text:style-name="P142">Full Fixed</text:p>
          </table:table-cell>
          <table:table-cell table:style-name="Table1.H62" office:value-type="string">
            <text:p text:style-name="P96">a) </text:p>
            <text:p text:style-name="P170"><text:a xlink:type="simple" xlink:href="https://github.com/CMTA/CMTAT/pull/88" text:style-name="Internet_20_link" text:visited-style-name="Visited_20_Internet_20_Link"><text:span text:style-name="T64">pull/88</text:span></text:a></text:p>
            <text:p text:style-name="Table_20_Contents"><text:a xlink:type="simple" xlink:href="https://github.com/CMTA/CMTAT/commit/bc85bf81a567636d2119c44fa08e787157e916e0" text:style-name="Internet_20_link" text:visited-style-name="Visited_20_Internet_20_Link"><text:span text:style-name="T57">Commit</text:span></text:a></text:p>
            <text:p text:style-name="P97"/>
            <text:p text:style-name="P171"><text:span text:style-name="T57">b</text:span><text:span text:style-name="T38">)</text:span></text:p>
            <text:p text:style-name="P170"><text:a xlink:type="simple" xlink:href="https://github.com/CMTA/CMTAT/pull/104" text:style-name="Internet_20_link" text:visited-style-name="Visited_20_Internet_20_Link"><text:span text:style-name="T65">pull/104</text:span></text:a></text:p>
            <text:p text:style-name="P170"><text:a xlink:type="simple" xlink:href="https://github.com/CMTA/CMTAT/commit/7a2735bec1d1dc1192f48303c8ce21f001747466" text:style-name="Internet_20_link" text:visited-style-name="Visited_20_Internet_20_Link"><text:span text:style-name="T124">Commit</text:span></text:a></text:p>
            <text:p text:style-name="P96"/>
            <text:p text:style-name="P96"/>
          </table:table-cell>
          <table:table-cell table:style-name="Table1.I6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62">
            <text:p text:style-name="P77">62</text:p>
          </table:table-cell>
          <table:table-cell table:style-name="Table1.B63" office:value-type="string">
            <text:p text:style-name="P21">Minor</text:p>
          </table:table-cell>
          <table:table-cell table:style-name="Table1.C63" office:value-type="string">
            <text:p text:style-name="P21">BaseModule.sol</text:p>
          </table:table-cell>
          <table:table-cell table:style-name="Table1.D63" office:value-type="string">
            <text:p text:style-name="P21">-</text:p>
          </table:table-cell>
          <table:table-cell table:style-name="Table1.E63" office:value-type="string">
            <text:p text:style-name="P21">The version of the imported library <text:span text:style-name="T25">(OZ) </text:span>should be provided.</text:p>
          </table:table-cell>
          <table:table-cell table:style-name="Table1.F63" office:value-type="string">
            <text:p text:style-name="P37"><text:span text:style-name="T98">The </text:span>OpenZeppelin version <text:span text:style-name="T98">is indicated in the file </text:span>USAGE.md</text:p>
          </table:table-cell>
          <table:table-cell table:style-name="Table1.G5" office:value-type="string">
            <text:p text:style-name="P142">Full Fixed</text:p>
          </table:table-cell>
          <table:table-cell table:style-name="Table1.H63" office:value-type="string">
            <text:p text:style-name="P167"><text:a xlink:type="simple" xlink:href="https://github.com/CMTA/CMTAT/pull/98/" text:style-name="Internet_20_link" text:visited-style-name="Visited_20_Internet_20_Link"><text:span text:style-name="T63">Pull/98/</text:span></text:a></text:p>
            <text:p text:style-name="P167"><text:a xlink:type="simple" xlink:href="https://github.com/CMTA/CMTAT/commit/c0e257671144cf87bd33f241b3e208cfc374e45c" text:style-name="Internet_20_link" text:visited-style-name="Visited_20_Internet_20_Link"><text:span text:style-name="T63">Commit</text:span></text:a></text:p>
          </table:table-cell>
          <table:table-cell table:style-name="Table1.I63" office:value-type="string">
            <text:p text:style-name="P88"/>
          </table:table-cell>
        </table:table-row>
        <table:table-row table:style-name="Table1.9">
          <table:table-cell table:style-name="Table1.A14" office:value-type="float" office:value="63">
            <text:p text:style-name="P77">63</text:p>
          </table:table-cell>
          <table:table-cell table:style-name="Table1.B64" office:value-type="string">
            <text:p text:style-name="P21">Minor</text:p>
          </table:table-cell>
          <table:table-cell table:style-name="Table1.C64" office:value-type="string">
            <text:p text:style-name="P21">BaseModule.sol</text:p>
          </table:table-cell>
          <table:table-cell table:style-name="Table1.D64" office:value-type="string">
            <text:p text:style-name="P21">-</text:p>
          </table:table-cell>
          <table:table-cell table:style-name="Table1.E64" office:value-type="string">
            <text:p text:style-name="P21">This requirement is not present in the module documentation</text:p>
          </table:table-cell>
          <table:table-cell table:style-name="Table1.F64" office:value-type="string">
            <text:p text:style-name="P75">The requirement was added to the documentation in base.md</text:p>
          </table:table-cell>
          <table:table-cell table:style-name="Table1.G5" office:value-type="string">
            <text:p text:style-name="P142">Full Fixed</text:p>
          </table:table-cell>
          <table:table-cell table:style-name="Table1.H64" office:value-type="string">
            <text:p text:style-name="Table_20_Contents"><text:a xlink:type="simple" xlink:href="https://github.com/CMTA/CMTAT/pull/19" text:style-name="Internet_20_link" text:visited-style-name="Visited_20_Internet_20_Link"><text:span text:style-name="T50">Pull/19</text:span></text:a></text:p>
            <text:p text:style-name="P159"><text:a xlink:type="simple" xlink:href="https://github.com/CMTA/CMTAT/pull/19/commits/e38d0d929c6dd1247f504e485cafeca2cebb5422" text:style-name="Internet_20_link" text:visited-style-name="Visited_20_Internet_20_Link"><text:span text:style-name="T54">Commit</text:span></text:a></text:p>
          </table:table-cell>
          <table:table-cell table:style-name="Table1.I64" office:value-type="string">
            <text:p text:style-name="Table_20_Contents"><text:a xlink:type="simple" xlink:href="https://github.com/CMTA/CMTAT/pull/19/commits/e38d0d929c6dd1247f504e485cafeca2cebb5422" text:style-name="Internet_20_link" text:visited-style-name="Visited_20_Internet_20_Link"><text:span text:style-name="T38"/></text:a></text:p>
            <text:p text:style-name="P10"/>
          </table:table-cell>
        </table:table-row>
        <table:table-row table:style-name="Table1.9">
          <table:table-cell table:style-name="Table1.A14" office:value-type="float" office:value="64">
            <text:p text:style-name="P77">64</text:p>
          </table:table-cell>
          <table:table-cell table:style-name="Table1.B60" office:value-type="string">
            <text:p text:style-name="P21">Major</text:p>
          </table:table-cell>
          <table:table-cell table:style-name="Table1.C65" office:value-type="string">
            <text:p text:style-name="P21">BaseModule.sol</text:p>
          </table:table-cell>
          <table:table-cell table:style-name="Table1.D65" office:value-type="string">
            <text:p text:style-name="P21">transferFrom</text:p>
          </table:table-cell>
          <table:table-cell table:style-name="Table1.E65" office:value-type="string">
            <text:p text:style-name="P21">The returned value is ignored.</text:p>
          </table:table-cell>
          <table:table-cell table:style-name="Table1.F65" office:value-type="string">
            <text:p text:style-name="Text_20_body">Proposed changes have been implemented</text:p>
          </table:table-cell>
          <table:table-cell table:style-name="Table1.G5" office:value-type="string">
            <text:p text:style-name="P142">Full Fixed</text:p>
          </table:table-cell>
          <table:table-cell table:style-name="Table1.H65" office:value-type="string">
            <text:p text:style-name="P4"><text:a xlink:type="simple" xlink:href="https://github.com/CMTA/CMTAT/commit/d3dd4ac5f2f48dbcafae0c99385214e0e46fe912" text:style-name="Internet_20_link" text:visited-style-name="Visited_20_Internet_20_Link"><text:span text:style-name="T54">Commit</text:span></text:a></text:p>
          </table:table-cell>
          <table:table-cell table:style-name="Table1.I65" office:value-type="string">
            <text:p text:style-name="P10"/>
          </table:table-cell>
        </table:table-row>
        <table:table-row table:style-name="Table1.9">
          <table:table-cell table:style-name="Table1.A66" office:value-type="float" office:value="65">
            <text:p text:style-name="P76">65</text:p>
          </table:table-cell>
          <table:table-cell table:style-name="Table1.B60" office:value-type="string">
            <text:p text:style-name="P21">Major</text:p>
          </table:table-cell>
          <table:table-cell table:style-name="Table1.C66" office:value-type="string">
            <text:p text:style-name="P21">BaseModule.sol</text:p>
          </table:table-cell>
          <table:table-cell table:style-name="Table1.D66" office:value-type="string">
            <text:p text:style-name="P21">approve</text:p>
          </table:table-cell>
          <table:table-cell table:style-name="Table1.E66" office:value-type="string">
            <text:p text:style-name="P21">It would be better to call “super.approve” here. The current code relies</text:p>
            <text:p text:style-name="P21">on the knowledge of how the base contract is implemented.</text:p>
          </table:table-cell>
          <table:table-cell table:style-name="Table1.F66" office:value-type="string">
            <text:p text:style-name="Text_20_body"><text:span text:style-name="T14">Pr</text:span><text:span text:style-name="T13">oposed changes have been implemented</text:span></text:p>
          </table:table-cell>
          <table:table-cell table:style-name="Table1.G5" office:value-type="string">
            <text:p text:style-name="P144">Full Fixed</text:p>
          </table:table-cell>
          <table:table-cell table:style-name="Table1.H66" office:value-type="string">
            <text:p text:style-name="P4"><text:a xlink:type="simple" xlink:href="https://github.com/CMTA/CMTAT/commit/d3dd4ac5f2f48dbcafae0c99385214e0e46fe912" text:style-name="Internet_20_link" text:visited-style-name="Visited_20_Internet_20_Link"><text:span text:style-name="T54">Commit</text:span></text:a></text:p>
          </table:table-cell>
          <table:table-cell table:style-name="Table1.I66" office:value-type="string">
            <text:p text:style-name="P10"/>
          </table:table-cell>
        </table:table-row>
        <text:soft-page-break/>
        <table:table-row table:style-name="Table1.9">
          <table:table-cell table:style-name="Table1.A67" office:value-type="float" office:value="66">
            <text:p text:style-name="P76">66</text:p>
          </table:table-cell>
          <table:table-cell table:style-name="Table1.B67" office:value-type="string">
            <text:p text:style-name="P78">Minor</text:p>
          </table:table-cell>
          <table:table-cell table:style-name="Table1.C67" office:value-type="string">
            <text:p text:style-name="P21">IRuleEngine.sol</text:p>
          </table:table-cell>
          <table:table-cell table:style-name="Table1.D67" office:value-type="string">
            <text:p text:style-name="P21">-</text:p>
          </table:table-cell>
          <table:table-cell table:style-name="Table1.E67" office:value-type="string">
            <text:p text:style-name="P21">It is common practice to provide a short function description and parameter</text:p>
            <text:p text:style-name="P21">meaning in the comments preceding the function.</text:p>
          </table:table-cell>
          <table:table-cell table:style-name="Table1.F67" office:value-type="string">
            <text:p text:style-name="Text_20_body">Proposed changes have been implemented</text:p>
          </table:table-cell>
          <table:table-cell table:style-name="Table1.G3" office:value-type="string">
            <text:p text:style-name="P144">Full Fixed</text:p>
          </table:table-cell>
          <table:table-cell table:style-name="Table1.H67" office:value-type="string">
            <text:p text:style-name="P175"><text:a xlink:type="simple" xlink:href="https://github.com/CMTA/CMTAT/pull/74" text:style-name="Internet_20_link" text:visited-style-name="Visited_20_Internet_20_Link"><text:span text:style-name="T66">Pull/74</text:span></text:a></text:p>
            <text:p text:style-name="P175"><text:a xlink:type="simple" xlink:href="https://github.com/CMTA/CMTAT/commit/3625d8ff6127ea303000719e057d3850bf97e103" text:style-name="Internet_20_link" text:visited-style-name="Visited_20_Internet_20_Link"><text:span text:style-name="T96">Commit</text:span></text:a></text:p>
          </table:table-cell>
          <table:table-cell table:style-name="Table1.I67" office:value-type="string">
            <text:p text:style-name="P10"/>
          </table:table-cell>
        </table:table-row>
        <table:table-row table:style-name="Table1.9">
          <table:table-cell table:style-name="Table1.A68" office:value-type="float" office:value="67">
            <text:p text:style-name="P76">67</text:p>
          </table:table-cell>
          <table:table-cell table:style-name="Table1.B68" office:value-type="string">
            <text:p text:style-name="P21">Minor</text:p>
          </table:table-cell>
          <table:table-cell table:style-name="Table1.C68" office:value-type="string">
            <text:p text:style-name="P21">IRuleEngine.sol</text:p>
          </table:table-cell>
          <table:table-cell table:style-name="Table1.D68" office:value-type="string">
            <text:p text:style-name="P21">-</text:p>
          </table:table-cell>
          <table:table-cell table:style-name="Table1.E68" office:value-type="string">
            <text:p text:style-name="P21">This interface is redundant. It basically defines a composite rule, i.e. a rule</text:p>
            <text:p text:style-name="P21">composed from other rules, but for those tokens that use such composite rule, it’s composite</text:p>
            <text:p text:style-name="P21">nature doesn’t not make any difference and is basically an implementation details.</text:p>
          </table:table-cell>
          <table:table-cell table:style-name="Table1.F68" office:value-type="string">
            <text:p text:style-name="P177"><text:span text:style-name="T68">N</text:span><text:span text:style-name="T52">ot fixed, </text:span><text:span text:style-name="T69">i</text:span><text:span text:style-name="T52">t is </text:span><text:span text:style-name="T69">no real </text:span><text:span text:style-name="T52">necessary to fix this CVF, it is </text:span><text:span text:style-name="T68">clearer</text:span><text:span text:style-name="T52"> to separate IRuleEngine and I</text:span><text:span text:style-name="T70">R</text:span><text:span text:style-name="T52">ule. </text:span><text:span text:style-name="T68">Thus, we have a clear separation between the engine and the rules.</text:span></text:p>
          </table:table-cell>
          <table:table-cell table:style-name="Table1.G2" office:value-type="string">
            <text:p text:style-name="P137">Closed</text:p>
          </table:table-cell>
          <table:table-cell table:style-name="Table1.H68" office:value-type="string">
            <text:p text:style-name="P10"/>
          </table:table-cell>
          <table:table-cell table:style-name="Table1.I68" office:value-type="string">
            <text:p text:style-name="P10"/>
          </table:table-cell>
        </table:table-row>
        <table:table-row table:style-name="Table1.9">
          <table:table-cell table:style-name="Table1.A69" office:value-type="float" office:value="68">
            <text:p text:style-name="P76">68</text:p>
          </table:table-cell>
          <table:table-cell table:style-name="Table1.B69" office:value-type="string">
            <text:p text:style-name="P21">Minor</text:p>
          </table:table-cell>
          <table:table-cell table:style-name="Table1.C69" office:value-type="string">
            <text:p text:style-name="P21">IRuleEngine.sol</text:p>
          </table:table-cell>
          <table:table-cell table:style-name="Table1.D69" office:value-type="string">
            <text:p text:style-name="P21">setRules</text:p>
          </table:table-cell>
          <table:table-cell table:style-name="Table1.E69" office:value-type="string">
            <text:p text:style-name="P79">Setting all rules at once effectively limits the maximum number of rules, as size of a transaction is limited by block gas limit.</text:p>
          </table:table-cell>
          <table:table-cell table:style-name="Table1.F69" office:value-type="string">
            <text:p text:style-name="P104">The interface defines the minimal requirements for a ruleEngine. </text:p>
            <text:p text:style-name="P104">The developers are free to add more sophisticated functions to the ruleEngine</text:p>
            <text:p text:style-name="P180"><text:span text:style-name="T77">An example can be found here: </text:span><text:a xlink:type="simple" xlink:href="https://github.com/CMTA/RuleEngine" text:style-name="Internet_20_link" text:visited-style-name="Visited_20_Internet_20_Link"><text:span text:style-name="T77">CMTA/RuleEngine</text:span></text:a></text:p>
          </table:table-cell>
          <table:table-cell table:style-name="Table1.G2" office:value-type="string">
            <text:p text:style-name="P138">Closed</text:p>
          </table:table-cell>
          <table:table-cell table:style-name="Table1.H69" office:value-type="string">
            <text:p text:style-name="P10"/>
          </table:table-cell>
          <table:table-cell table:style-name="Table1.I69" office:value-type="string">
            <text:p text:style-name="P10"/>
          </table:table-cell>
        </table:table-row>
        <table:table-row table:style-name="Table1.70">
          <table:table-cell table:style-name="Table1.A70" office:value-type="float" office:value="69">
            <text:p text:style-name="P76">69</text:p>
          </table:table-cell>
          <table:table-cell table:style-name="Table1.B70" office:value-type="string">
            <text:p text:style-name="P21">Minor</text:p>
          </table:table-cell>
          <table:table-cell table:style-name="Table1.C70" office:value-type="string">
            <text:p text:style-name="P21">IRuleEngine.sol</text:p>
          </table:table-cell>
          <table:table-cell table:style-name="Table1.D70" office:value-type="string">
            <text:p text:style-name="P80">ValidateTransfer</text:p>
            <text:p text:style-name="P80">detectTransferRestriction</text:p>
            <text:p text:style-name="P80"><text:soft-page-break/>messageForTransferRestriction</text:p>
          </table:table-cell>
          <table:table-cell table:style-name="Table1.E70" office:value-type="string">
            <text:p text:style-name="P21">These functions are very similar to the functions defined in the “IRule” interface.</text:p>
          </table:table-cell>
          <table:table-cell table:style-name="Table1.F70" office:value-type="string">
            <text:p text:style-name="P84">Create two interfaces IERC1404 &amp; IERC1404Wrapper (initially called <text:soft-page-break/>IERC1404Common)</text:p>
          </table:table-cell>
          <table:table-cell table:style-name="Table1.G3" office:value-type="string">
            <text:p text:style-name="P145">Full Fixed</text:p>
          </table:table-cell>
          <table:table-cell table:style-name="Table1.H70" office:value-type="string">
            <text:p text:style-name="P174"><text:a xlink:type="simple" xlink:href="https://github.com/CMTA/CMTAT/pull/74" text:style-name="Internet_20_link" text:visited-style-name="Visited_20_Internet_20_Link"><text:span text:style-name="T66">Pull/74</text:span></text:a></text:p>
            <text:p text:style-name="P174"><text:a xlink:type="simple" xlink:href="https://github.com/CMTA/CMTAT/commit/d2e6a388a81ca0fe6463c81cd32099654ae122b3" text:style-name="Internet_20_link" text:visited-style-name="Visited_20_Internet_20_Link"><text:span text:style-name="T55">Commit-1</text:span></text:a></text:p>
            <text:p text:style-name="Table_20_Contents"><text:a xlink:type="simple" xlink:href="https://github.com/CMTA/CMTAT/commit/3625d8ff6127ea303000719e057d3850bf97e103" text:style-name="Internet_20_link" text:visited-style-name="Visited_20_Internet_20_Link"><text:span text:style-name="T97">Commit-2</text:span></text:a></text:p>
          </table:table-cell>
          <table:table-cell table:style-name="Table1.I70" office:value-type="string">
            <text:p text:style-name="P10"/>
          </table:table-cell>
        </table:table-row>
        <table:table-row table:style-name="Table1.9">
          <table:table-cell table:style-name="Table1.A71" office:value-type="float" office:value="70">
            <text:p text:style-name="P76">70</text:p>
          </table:table-cell>
          <table:table-cell table:style-name="Table1.B71" office:value-type="string">
            <text:p text:style-name="P21">Minor</text:p>
          </table:table-cell>
          <table:table-cell table:style-name="Table1.C71" office:value-type="string">
            <text:p text:style-name="P21">IRule.sol</text:p>
          </table:table-cell>
          <table:table-cell table:style-name="Table1.D71" office:value-type="string">
            <text:p text:style-name="P21">-</text:p>
          </table:table-cell>
          <table:table-cell table:style-name="Table1.E71" office:value-type="string">
            <text:p text:style-name="P21">It is common practice to provide a short function description and parameter</text:p>
            <text:p text:style-name="P21">meaning in the comments preceding the function.</text:p>
          </table:table-cell>
          <table:table-cell table:style-name="Table1.F71" office:value-type="string">
            <text:p text:style-name="Text_20_body">Proposed changes have been implemented</text:p>
          </table:table-cell>
          <table:table-cell table:style-name="Table1.G5" office:value-type="string">
            <text:p text:style-name="P145">Full Fixed</text:p>
          </table:table-cell>
          <table:table-cell table:style-name="Table1.H71" office:value-type="string">
            <text:p text:style-name="P39"><text:a xlink:type="simple" xlink:href="https://github.com/CMTA/CMTAT/pull/74" text:style-name="Internet_20_link" text:visited-style-name="Visited_20_Internet_20_Link"><text:span text:style-name="T122">pull/74</text:span></text:a></text:p>
            <text:p text:style-name="P35"><text:a xlink:type="simple" xlink:href="https://github.com/CMTA/CMTAT/commit/3625d8ff6127ea303000719e057d3850bf97e103" text:style-name="Internet_20_link" text:visited-style-name="Visited_20_Internet_20_Link"><text:span text:style-name="T96">Commit</text:span></text:a></text:p>
          </table:table-cell>
          <table:table-cell table:style-name="Table1.I71" office:value-type="string">
            <text:p text:style-name="P10"/>
          </table:table-cell>
        </table:table-row>
        <table:table-row table:style-name="Table1.9">
          <table:table-cell table:style-name="Table1.A72" office:value-type="float" office:value="71">
            <text:p text:style-name="P76">71</text:p>
          </table:table-cell>
          <table:table-cell table:style-name="Table1.B72" office:value-type="string">
            <text:p text:style-name="P21">Minor</text:p>
          </table:table-cell>
          <table:table-cell table:style-name="Table1.C72" office:value-type="string">
            <text:p text:style-name="P21">IRule.sol</text:p>
          </table:table-cell>
          <table:table-cell table:style-name="Table1.D72" office:value-type="string">
            <text:p text:style-name="P21">IRule</text:p>
          </table:table-cell>
          <table:table-cell table:style-name="Table1.E72" office:value-type="string">
            <text:p text:style-name="P21">The interface name is too generic. The interface is all about transfers,</text:p>
            <text:p text:style-name="P21">consider reflecting this in the name.</text:p>
          </table:table-cell>
          <table:table-cell table:style-name="Table1.F72" office:value-type="string">
            <text:p text:style-name="P116">Not really a necessity </text:p>
          </table:table-cell>
          <table:table-cell table:style-name="Table1.G72" office:value-type="string">
            <text:p text:style-name="P127">Closed</text:p>
          </table:table-cell>
          <table:table-cell table:style-name="Table1.H72" office:value-type="string">
            <text:p text:style-name="P10"/>
          </table:table-cell>
          <table:table-cell table:style-name="Table1.I72" office:value-type="string">
            <text:p text:style-name="P10"/>
          </table:table-cell>
        </table:table-row>
        <table:table-row table:style-name="Table1.9">
          <table:table-cell table:style-name="Table1.A73" office:value-type="float" office:value="72">
            <text:p text:style-name="P81">72</text:p>
          </table:table-cell>
          <table:table-cell table:style-name="Table1.B73" office:value-type="string">
            <text:p text:style-name="P21">Minor</text:p>
          </table:table-cell>
          <table:table-cell table:style-name="Table1.C73" office:value-type="string">
            <text:p text:style-name="P21">IRule.sol</text:p>
          </table:table-cell>
          <table:table-cell table:style-name="Table1.D73" office:value-type="string">
            <text:p text:style-name="P21">detectTransferRestriction</text:p>
            <text:p text:style-name="P21">canReturnTransferRestrictionCode</text:p>
            <text:p text:style-name="P21">messageForTransferRestriction</text:p>
          </table:table-cell>
          <table:table-cell table:style-name="Table1.E73" office:value-type="string">
            <text:p text:style-name="P21">The semantics of these functions is unclear from their signatures.</text:p>
          </table:table-cell>
          <table:table-cell table:style-name="Table1.F73" office:value-type="string">
            <text:p text:style-name="P85">Add a short description + create interface IERC1404</text:p>
          </table:table-cell>
          <table:table-cell table:style-name="Table1.G5" office:value-type="string">
            <text:p text:style-name="P145">Full Fixed</text:p>
          </table:table-cell>
          <table:table-cell table:style-name="Table1.H73" office:value-type="string">
            <text:p text:style-name="P173"><text:a xlink:type="simple" xlink:href="https://github.com/CMTA/CMTAT/pull/74" text:style-name="Internet_20_link" text:visited-style-name="Visited_20_Internet_20_Link"><text:span text:style-name="T66">pull/74</text:span></text:a></text:p>
            <text:p text:style-name="P36"><text:a xlink:type="simple" xlink:href="https://github.com/CMTA/CMTAT/commit/3625d8ff6127ea303000719e057d3850bf97e103" text:style-name="Internet_20_link" text:visited-style-name="Visited_20_Internet_20_Link"><text:span text:style-name="T96">Commit</text:span></text:a></text:p>
          </table:table-cell>
          <table:table-cell table:style-name="Table1.I73" office:value-type="string">
            <text:p text:style-name="P10"/>
          </table:table-cell>
        </table:table-row>
        <table:table-row table:style-name="Table1.9">
          <table:table-cell table:style-name="Table1.A74" office:value-type="float" office:value="73">
            <text:p text:style-name="P81">73</text:p>
          </table:table-cell>
          <table:table-cell table:style-name="Table1.B74" office:value-type="string">
            <text:p text:style-name="P21">Minor</text:p>
          </table:table-cell>
          <table:table-cell table:style-name="Table1.C74" office:value-type="string">
            <text:p text:style-name="P21">IRule.sol</text:p>
          </table:table-cell>
          <table:table-cell table:style-name="Table1.D74" office:value-type="string">
            <text:p text:style-name="P21">DetectTransferRestriction</text:p>
            <text:p text:style-name="P21">canReturnTransferRestrictionCode</text:p>
            <text:p text:style-name="P21">messageForTransferRestricti<text:soft-page-break/>on</text:p>
            <text:p text:style-name="P21"/>
          </table:table-cell>
          <table:table-cell table:style-name="Table1.E74" office:value-type="string">
            <text:p text:style-name="P21">Types narrower than 256 bits don’t save gas when used with function arguments or return values, however they limit the range of possible values.</text:p>
          </table:table-cell>
          <table:table-cell table:style-name="Table1.F74" office:value-type="string">
            <text:p text:style-name="P82">No change</text:p>
            <text:p text:style-name="P2"><text:span text:style-name="T38">The original goal was to be compliant with EIP-1404: </text:span><text:a xlink:type="simple" xlink:href="https://github.com/ethereum/EIPs/issues/1404" text:style-name="Internet_20_link" text:visited-style-name="Visited_20_Internet_20_Link"><text:span text:style-name="T38">ethereum/EIPs#1404</text:span></text:a><text:span text:style-name="T38"> and restrictionCode is uint8</text:span></text:p>
          </table:table-cell>
          <table:table-cell table:style-name="Table1.G2" office:value-type="string">
            <text:p text:style-name="P126">Closed</text:p>
          </table:table-cell>
          <table:table-cell table:style-name="Table1.H74" office:value-type="string">
            <text:p text:style-name="P6"><text:span text:style-name="T51">See </text:span><text:a xlink:type="simple" xlink:href="https://github.com/CMTA/CMTAT/pull/70" text:style-name="Internet_20_link" text:visited-style-name="Visited_20_Internet_20_Link"><text:span text:style-name="T51">pull/70</text:span></text:a></text:p>
          </table:table-cell>
          <table:table-cell table:style-name="Table1.I74" office:value-type="string">
            <text:p text:style-name="P11">Remark on the <text:s/><text:span text:style-name="T31">save gas part</text:span></text:p>
            <text:p text:style-name="P83">The parameter argument is linked with variable stored in storage and in storage use uint8 <text:soft-page-break/>rather than 256 can save gas</text:p>
          </table:table-cell>
        </table:table-row>
      </table:table>
      <text:p text:style-name="P1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Arial1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09:55:10.780705049</meta:creation-date>
    <meta:generator>LibreOffice/7.3.7.2$Linux_X86_64 LibreOffice_project/30$Build-2</meta:generator>
    <dc:date>2023-09-22T09:44:04.418219637</dc:date>
    <meta:editing-duration>PT16H17M4S</meta:editing-duration>
    <meta:editing-cycles>219</meta:editing-cycles>
    <meta:document-statistic meta:table-count="4" meta:image-count="0" meta:object-count="0" meta:page-count="16" meta:paragraph-count="739" meta:word-count="2690" meta:character-count="17455" meta:non-whitespace-character-count="15478"/>
  </office:meta>
</office:document-meta>
</file>